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0e9632"/>
    </style:style>
    <style:style style:name="P5" style:family="paragraph" style:parent-style-name="Standard">
      <style:text-properties officeooo:paragraph-rsid="000ec32f"/>
    </style:style>
    <style:style style:name="P6" style:family="paragraph" style:parent-style-name="Standard">
      <style:text-properties officeooo:paragraph-rsid="001041f8"/>
    </style:style>
    <style:style style:name="P7" style:family="paragraph" style:parent-style-name="Standard">
      <style:text-properties officeooo:paragraph-rsid="0015da0e"/>
    </style:style>
    <style:style style:name="P8" style:family="paragraph" style:parent-style-name="Standard">
      <style:text-properties officeooo:paragraph-rsid="001ae5e7"/>
    </style:style>
    <style:style style:name="P9" style:family="paragraph" style:parent-style-name="Standard">
      <style:text-properties officeooo:paragraph-rsid="001c987c"/>
    </style:style>
    <style:style style:name="P10" style:family="paragraph" style:parent-style-name="Standard">
      <style:text-properties officeooo:paragraph-rsid="001e3a55"/>
    </style:style>
    <style:style style:name="P11" style:family="paragraph" style:parent-style-name="Standard">
      <style:text-properties officeooo:paragraph-rsid="00210014"/>
    </style:style>
    <style:style style:name="P12" style:family="paragraph" style:parent-style-name="Standard">
      <style:text-properties officeooo:paragraph-rsid="0022a555"/>
    </style:style>
    <style:style style:name="P13" style:family="paragraph" style:parent-style-name="Standard">
      <style:text-properties officeooo:paragraph-rsid="0022f379"/>
    </style:style>
    <style:style style:name="P14" style:family="paragraph" style:parent-style-name="Standard">
      <style:text-properties officeooo:paragraph-rsid="00234716"/>
    </style:style>
    <style:style style:name="P15" style:family="paragraph" style:parent-style-name="Standard">
      <style:text-properties officeooo:rsid="001faeab" officeooo:paragraph-rsid="00210014"/>
    </style:style>
    <style:style style:name="P16" style:family="paragraph" style:parent-style-name="Standard">
      <style:text-properties officeooo:rsid="001ae5e7" officeooo:paragraph-rsid="001ae5e7"/>
    </style:style>
    <style:style style:name="P17" style:family="paragraph" style:parent-style-name="Standard">
      <style:text-properties officeooo:rsid="001e3a55" officeooo:paragraph-rsid="001e3a55"/>
    </style:style>
    <style:style style:name="P18" style:family="paragraph" style:parent-style-name="Standard">
      <style:text-properties officeooo:rsid="00234716" officeooo:paragraph-rsid="00234716"/>
    </style:style>
    <style:style style:name="P19" style:family="paragraph" style:parent-style-name="Preformatted_20_Text">
      <style:paragraph-properties fo:margin-top="0.1181in" fo:margin-bottom="0.1965in" style:contextual-spacing="false" style:writing-mode="lr-tb"/>
    </style:style>
    <style:style style:name="P20" style:family="paragraph" style:parent-style-name="Preformatted_20_Text">
      <style:paragraph-properties fo:margin-top="0.1181in" fo:margin-bottom="0.1965in" style:contextual-spacing="false"/>
    </style:style>
    <style:style style:name="P21" style:family="paragraph" style:parent-style-name="Preformatted_20_Text">
      <style:paragraph-properties style:writing-mode="lr-tb"/>
    </style:style>
    <style:style style:name="P22" style:family="paragraph" style:parent-style-name="Preformatted_20_Text">
      <style:paragraph-properties fo:margin-top="0in" fo:margin-bottom="0.1965in" style:contextual-spacing="false"/>
    </style:style>
    <style:style style:name="P23" style:family="paragraph" style:parent-style-name="List_20_Heading">
      <style:paragraph-properties fo:margin-top="0in" fo:margin-bottom="0.1965in" style:contextual-spacing="false"/>
    </style:style>
    <style:style style:name="P24" style:family="paragraph" style:parent-style-name="List_20_Contents">
      <style:paragraph-properties fo:margin-top="0in" fo:margin-bottom="0.1965in" style:contextual-spacing="false"/>
    </style:style>
    <style:style style:name="P25" style:family="paragraph" style:parent-style-name="Standard">
      <style:paragraph-properties fo:margin-left="0.4925in" fo:margin-right="0in" fo:text-indent="0in" style:auto-text-indent="false"/>
    </style:style>
    <style:style style:name="P26" style:family="paragraph" style:parent-style-name="Title">
      <style:paragraph-properties fo:break-before="page"/>
    </style:style>
    <style:style style:name="P27" style:family="paragraph" style:parent-style-name="Contents_20_Heading">
      <style:paragraph-properties fo:break-before="page"/>
    </style:style>
    <style:style style:name="P28" style:family="paragraph" style:parent-style-name="Quotations">
      <style:text-properties fo:font-size="10pt" fo:font-style="italic"/>
    </style:style>
    <style:style style:name="P29" style:family="paragraph" style:parent-style-name="Contents_20_1">
      <style:paragraph-properties>
        <style:tab-stops/>
      </style:paragraph-properties>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list-style-name="L13"/>
    <style:style style:name="P42" style:family="paragraph" style:parent-style-name="Standard" style:list-style-name="L13">
      <style:text-properties fo:font-weight="bold" style:font-weight-asian="bold" style:font-weight-complex="bold"/>
    </style:style>
    <style:style style:name="P43" style:family="paragraph" style:parent-style-name="Standard" style:list-style-name="L14"/>
    <style:style style:name="P44" style:family="paragraph" style:parent-style-name="Standard" style:list-style-name="L15"/>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list-style-name="L28"/>
    <style:style style:name="P57" style:family="paragraph" style:parent-style-name="Standard" style:list-style-name="L29"/>
    <style:style style:name="P58" style:family="paragraph" style:parent-style-name="Standard" style:list-style-name="L30"/>
    <style:style style:name="P59" style:family="paragraph" style:parent-style-name="Standard" style:list-style-name="L31"/>
    <style:style style:name="P60" style:family="paragraph" style:parent-style-name="Standard" style:list-style-name="L32"/>
    <style:style style:name="P61" style:family="paragraph" style:parent-style-name="Standard" style:list-style-name="L33"/>
    <style:style style:name="P62" style:family="paragraph" style:parent-style-name="Standard" style:list-style-name="L34"/>
    <style:style style:name="P63" style:family="paragraph" style:parent-style-name="Standard" style:list-style-name="L35"/>
    <style:style style:name="P64" style:family="paragraph" style:parent-style-name="Standard" style:list-style-name="L36"/>
    <style:style style:name="P65" style:family="paragraph" style:parent-style-name="Standard" style:list-style-name="L37"/>
    <style:style style:name="P66" style:family="paragraph" style:parent-style-name="Standard" style:list-style-name="L38"/>
    <style:style style:name="P67" style:family="paragraph" style:parent-style-name="Standard" style:list-style-name="L39"/>
    <style:style style:name="P68" style:family="paragraph" style:parent-style-name="Standard" style:list-style-name="L40"/>
    <style:style style:name="P69" style:family="paragraph" style:parent-style-name="Standard" style:list-style-name="L41"/>
    <style:style style:name="P70" style:family="paragraph" style:parent-style-name="Standard" style:list-style-name="L43"/>
    <style:style style:name="P71" style:family="paragraph" style:parent-style-name="Standard" style:list-style-name="L44"/>
    <style:style style:name="P72" style:family="paragraph" style:parent-style-name="Standard" style:list-style-name="L45"/>
    <style:style style:name="P73" style:family="paragraph" style:parent-style-name="Standard" style:list-style-name="L51"/>
    <style:style style:name="P74" style:family="paragraph" style:parent-style-name="Standard" style:list-style-name="L52"/>
    <style:style style:name="P75" style:family="paragraph" style:parent-style-name="Standard" style:list-style-name="L53"/>
    <style:style style:name="P76" style:family="paragraph" style:parent-style-name="Standard" style:list-style-name="L54"/>
    <style:style style:name="P77" style:family="paragraph" style:parent-style-name="Standard" style:list-style-name="L55"/>
    <style:style style:name="P78" style:family="paragraph" style:parent-style-name="Standard" style:list-style-name="L56"/>
    <style:style style:name="P79" style:family="paragraph" style:parent-style-name="Standard" style:list-style-name="L12">
      <style:paragraph-properties fo:margin-left="0.9846in" fo:margin-right="0in" fo:text-indent="-0.25in" style:auto-text-indent="false"/>
    </style:style>
    <style:style style:name="P80" style:family="paragraph" style:parent-style-name="Standard" style:list-style-name="L16">
      <style:paragraph-properties fo:margin-left="0.9846in" fo:margin-right="0in" fo:text-indent="-0.25in" style:auto-text-indent="false"/>
    </style:style>
    <style:style style:name="P81" style:family="paragraph" style:parent-style-name="Standard" style:list-style-name="L15">
      <style:paragraph-properties fo:margin-left="0.552in" fo:margin-right="0in" fo:text-indent="-0.302in" style:auto-text-indent="false">
        <style:tab-stops/>
      </style:paragraph-properties>
      <style:text-properties fo:font-weight="bold" style:font-weight-asian="bold" style:font-weight-complex="bold"/>
    </style:style>
    <style:style style:name="P82" style:family="paragraph" style:parent-style-name="Standard" style:list-style-name="L15">
      <style:paragraph-properties fo:margin-left="0.5626in" fo:margin-right="0in" fo:text-indent="-0.3126in" style:auto-text-indent="false">
        <style:tab-stops/>
      </style:paragraph-properties>
      <style:text-properties fo:font-weight="bold" style:font-weight-asian="bold" style:font-weight-complex="bold"/>
    </style:style>
    <style:style style:name="P83" style:family="paragraph" style:parent-style-name="Text_20_body" style:list-style-name="L48"/>
    <style:style style:name="P84" style:family="paragraph" style:parent-style-name="Text_20_body" style:list-style-name="L49"/>
    <style:style style:name="P85" style:family="paragraph" style:parent-style-name="Text_20_body" style:list-style-name="L50"/>
    <style:style style:name="P86" style:family="paragraph" style:parent-style-name="Heading_20_1">
      <style:paragraph-properties fo:break-before="page"/>
    </style:style>
    <style:style style:name="P87" style:family="paragraph" style:parent-style-name="Heading_20_1" style:list-style-name="">
      <style:paragraph-properties fo:break-before="page"/>
    </style:style>
    <style:style style:name="P88" style:family="paragraph" style:parent-style-name="Heading_20_2">
      <style:text-properties officeooo:paragraph-rsid="00210014"/>
    </style:style>
    <style:style style:name="P89" style:family="paragraph" style:parent-style-name="Heading_20_2">
      <style:text-properties officeooo:rsid="0022a555" officeooo:paragraph-rsid="0022a555"/>
    </style:style>
    <style:style style:name="P90" style:family="paragraph" style:parent-style-name="Heading_20_2">
      <style:text-properties officeooo:paragraph-rsid="0022a555"/>
    </style:style>
    <style:style style:name="P91" style:family="paragraph" style:parent-style-name="Heading_20_2">
      <style:text-properties officeooo:rsid="000e9632" officeooo:paragraph-rsid="000e9632"/>
    </style:style>
    <style:style style:name="P92" style:family="paragraph" style:parent-style-name="Heading_20_2">
      <style:text-properties officeooo:paragraph-rsid="001ae5e7"/>
    </style:style>
    <style:style style:name="P93" style:family="paragraph" style:parent-style-name="Heading_20_2">
      <style:text-properties officeooo:rsid="001ae5e7"/>
    </style:style>
    <style:style style:name="P94" style:family="paragraph" style:parent-style-name="Heading_20_2">
      <style:text-properties officeooo:rsid="001e3a55" officeooo:paragraph-rsid="001e3a55"/>
    </style:style>
    <style:style style:name="P95" style:family="paragraph" style:parent-style-name="Heading_20_2">
      <style:text-properties officeooo:paragraph-rsid="001e3a55"/>
    </style:style>
    <style:style style:name="P96" style:family="paragraph" style:parent-style-name="Heading_20_2">
      <style:text-properties style:text-underline-style="none"/>
    </style:style>
    <style:style style:name="P97" style:family="paragraph" style:parent-style-name="Heading_20_2">
      <style:text-properties officeooo:rsid="00234716" officeooo:paragraph-rsid="00234716"/>
    </style:style>
    <style:style style:name="P98" style:family="paragraph" style:parent-style-name="Heading_20_2">
      <style:text-properties officeooo:paragraph-rsid="00234716"/>
    </style:style>
    <style:style style:name="P99" style:family="paragraph" style:parent-style-name="Heading_20_2">
      <style:text-properties officeooo:rsid="001c987c" officeooo:paragraph-rsid="001c987c"/>
    </style:style>
    <style:style style:name="P100" style:family="paragraph" style:parent-style-name="Heading_20_2">
      <style:text-properties officeooo:rsid="001041f8" officeooo:paragraph-rsid="001041f8"/>
    </style:style>
    <style:style style:name="P101" style:family="paragraph" style:parent-style-name="Heading_20_2">
      <style:text-properties officeooo:rsid="000ec32f" officeooo:paragraph-rsid="000ec32f"/>
    </style:style>
    <style:style style:name="P102" style:family="paragraph" style:parent-style-name="Heading_20_2">
      <style:text-properties officeooo:paragraph-rsid="001041f8"/>
    </style:style>
    <style:style style:name="P103" style:family="paragraph" style:parent-style-name="Heading_20_2">
      <style:paragraph-properties fo:margin-left="0in" fo:margin-right="0in" fo:text-indent="0in" style:auto-text-indent="false"/>
    </style:style>
    <style:style style:name="P104" style:family="paragraph" style:parent-style-name="Heading_20_2">
      <style:paragraph-properties fo:margin-top="0in" fo:margin-bottom="0.1965in" style:contextual-spacing="false"/>
    </style:style>
    <style:style style:name="P105" style:family="paragraph" style:parent-style-name="Heading_20_3">
      <style:text-properties officeooo:paragraph-rsid="0022f379"/>
    </style:style>
    <style:style style:name="P106" style:family="paragraph" style:parent-style-name="List_20_Contents" style:list-style-name="L42">
      <style:paragraph-properties fo:margin-top="0.1181in" fo:margin-bottom="0in" style:contextual-spacing="false"/>
    </style:style>
    <style:style style:name="P107" style:family="paragraph" style:parent-style-name="List_20_Contents" style:list-style-name="L46">
      <style:paragraph-properties fo:margin-top="0in" fo:margin-bottom="0.1965in" style:contextual-spacing="false"/>
    </style:style>
    <style:style style:name="P108" style:family="paragraph" style:parent-style-name="List_20_Contents" style:list-style-name="L47">
      <style:paragraph-properties fo:margin-top="0in" fo:margin-bottom="0.1965in"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33% 80%"/>
    </style:style>
    <style:style style:name="T4" style:family="text">
      <style:text-properties fo:font-weight="normal" style:font-weight-asian="normal" style:font-weight-complex="normal"/>
    </style:style>
    <style:style style:name="T5" style:family="text">
      <style:text-properties fo:font-size="10pt" fo:font-style="italic"/>
    </style:style>
    <style:style style:name="T6" style:family="text">
      <style:text-properties officeooo:rsid="000e9632"/>
    </style:style>
    <style:style style:name="T7" style:family="text">
      <style:text-properties officeooo:rsid="000ec32f"/>
    </style:style>
    <style:style style:name="T8" style:family="text">
      <style:text-properties officeooo:rsid="001041f8"/>
    </style:style>
    <style:style style:name="T9" style:family="text">
      <style:text-properties officeooo:rsid="001ae5e7"/>
    </style:style>
    <style:style style:name="T10" style:family="text">
      <style:text-properties officeooo:rsid="001c987c"/>
    </style:style>
    <style:style style:name="T11" style:family="text">
      <style:text-properties officeooo:rsid="001e3a55"/>
    </style:style>
    <style:style style:name="T12" style:family="text">
      <style:text-properties officeooo:rsid="001faeab"/>
    </style:style>
    <style:style style:name="T13" style:family="text">
      <style:text-properties officeooo:rsid="0022a555"/>
    </style:style>
    <style:style style:name="T14" style:family="text">
      <style:text-properties officeooo:rsid="00260cba"/>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5">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7">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5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censing and Legal information</text:p>
      <text:p text:style-name="Standard">This product is made available subject to the terms of GNU Lesser General Public License Version 3. A copy of the LGPL license can be found below.</text:p>
      <text:p text:style-name="Standard"><text:a xlink:type="simple" xlink:href="#1.GNU Lesser General Public License Version 3|outline">Jump to LGPL Version 3</text:a></text:p>
      <text:p text:style-name="Standard">Third Party Code Additional copyright notices and license terms applicable to portions of the Software can be found <text:a xlink:type="simple" xlink:href="#thirdparty">below</text:a> in this document.</text:p>
      <text:p text:style-name="Standard">All trademarks and registered trademarks mentioned herein are the property of their respective owners.</text:p>
      <text:p text:style-name="Standard">Copyright (c) 2000, 2010 Oracle, and/or its affiliates. All rights reserved.</text:p>
      <text:p text:style-name="Standard">This product has been created by The Document Foundation, incorporating many modifications from different contributors, see <text:a xlink:type="simple" xlink:href="http://www.libreoffice.org/">http://www.libreoffice.org/</text:a> for more details.</text:p>
      <text:p text:style-name="Standard"><text:span text:style-name="Strong_20_Emphasis">Note:</text:span> Do not translate or localize this document. Only English version is legally binding.</text:p>
      <text:table-of-content text:style-name="Sect1" text:protected="true" text:name="Tartalomjegyzék1">
        <text:table-of-content-source text:outline-level="1" text:relative-tab-stop-position="false">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rtalomjegyzék1_Head">
            <text:p text:style-name="P27">Contents</text:p>
          </text:index-title>
          <text:p text:style-name="P29"><text:a xlink:type="simple" xlink:href="#__RefHeading__6870_404019354" text:style-name="Internet_20_link" text:visited-style-name="Internet_20_link">Libraries</text:a></text:p>
          <text:p text:style-name="P29"><text:a xlink:type="simple" xlink:href="#__RefHeading__12191_1300998327" text:style-name="Internet_20_link" text:visited-style-name="Internet_20_link">Extensions</text:a></text:p>
          <text:p text:style-name="P29"><text:a xlink:type="simple" xlink:href="#__RefHeading__6872_404019354" text:style-name="Internet_20_link" text:visited-style-name="Internet_20_link">Fonts</text:a></text:p>
          <text:p text:style-name="P29"><text:a xlink:type="simple" xlink:href="#__RefHeading__12211_1300998327" text:style-name="Internet_20_link" text:visited-style-name="Internet_20_link">Dictionaries</text:a></text:p>
          <text:p text:style-name="P29"><text:a xlink:type="simple" xlink:href="#__RefHeading__6874_404019354" text:style-name="Internet_20_link" text:visited-style-name="Internet_20_link">Artwork</text:a></text:p>
          <text:p text:style-name="P29"><text:a xlink:type="simple" xlink:href="#__RefHeading__6876_404019354" text:style-name="Internet_20_link" text:visited-style-name="Internet_20_link">Miscellaneous</text:a></text:p>
          <text:p text:style-name="P29"><text:a xlink:type="simple" xlink:href="#__RefHeading__12227_1300998327" text:style-name="Internet_20_link" text:visited-style-name="Internet_20_link">GNU Lesser General Public License Version 3</text:a></text:p>
          <text:p text:style-name="P29"><text:a xlink:type="simple" xlink:href="#__RefHeading__6878_404019354" text:style-name="Internet_20_link" text:visited-style-name="Internet_20_link">GNU Lesser General Public License Version 2.1</text:a></text:p>
          <text:p text:style-name="P29"><text:a xlink:type="simple" xlink:href="#__RefHeading__6755_841587373" text:style-name="Internet_20_link" text:visited-style-name="Internet_20_link">GNU Library General Public License Version 2</text:a></text:p>
          <text:p text:style-name="P29"><text:a xlink:type="simple" xlink:href="#__RefHeading__6880_404019354" text:style-name="Internet_20_link" text:visited-style-name="Internet_20_link">GNU General Public License Version 3</text:a></text:p>
          <text:p text:style-name="P29"><text:a xlink:type="simple" xlink:href="#__RefHeading__12243_1300998327" text:style-name="Internet_20_link" text:visited-style-name="Internet_20_link">GNU General Public License Version 2</text:a></text:p>
          <text:p text:style-name="P29"><text:a xlink:type="simple" xlink:href="#__RefHeading__6882_404019354" text:style-name="Internet_20_link" text:visited-style-name="Internet_20_link">Mozilla Public License Version 1.1</text:a></text:p>
          <text:p text:style-name="P29"><text:a xlink:type="simple" xlink:href="#__RefHeading__7292_391374094" text:style-name="Internet_20_link" text:visited-style-name="Internet_20_link">Mozilla Public License Version 2.0</text:a></text:p>
          <text:p text:style-name="P29"><text:a xlink:type="simple" xlink:href="#__RefHeading__12201_1300998327" text:style-name="Internet_20_link" text:visited-style-name="Internet_20_link">SIL Open Font License Version 1.1 – 26 February 2007</text:a></text:p>
          <text:p text:style-name="P29"><text:a xlink:type="simple" xlink:href="#__RefHeading__6884_404019354" text:style-name="Internet_20_link" text:visited-style-name="Internet_20_link">Apache License</text:a></text:p>
          <text:p text:style-name="P29"><text:a xlink:type="simple" xlink:href="#__RefHeading__6886_404019354" text:style-name="Internet_20_link" text:visited-style-name="Internet_20_link">The LaTeX Project Public License</text:a></text:p>
          <text:p text:style-name="P29"><text:a xlink:type="simple" xlink:href="#__RefHeading__6757_841587373" text:style-name="Internet_20_link" text:visited-style-name="Internet_20_link">Creative Commons Attribution-ShareAlike 3.0 Unported</text:a></text:p>
        </text:index-body>
      </text:table-of-content>
      <text:p text:style-name="Standard"/>
      <text:p text:style-name="P26"><text:bookmark text:name="thirdparty"/>Third Party Code Additional Copyright Notices and License Terms</text:p>
      <text:h text:style-name="Heading_20_1" text:outline-level="1"><text:bookmark-start text:name="__RefHeading__6870_404019354"/>Libraries<text:bookmark-end text:name="__RefHeading__6870_404019354"/></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text:a xlink:type="simple" xlink:href="#11.Apache License|outline">Jump to Apache License Version 2.0</text:a></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text:a xlink:type="simple" xlink:href="#11.Apache License|outline">Jump to Apache License Version 2.0</text:a></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he provisions above and replace them with the notice and other provisions required by the LGPL. If you do not delete the provisions above, a recipient <text:soft-page-break/>may use your version of this file under either the SPL or the LGPL.</text:p>
      <text:p text:style-name="Standard">Patrick Niemeyer (pat@pat.net) Author of Learning Java, O'Reilly &amp; Associates <text:a xlink:type="simple" xlink:href="http://www.pat.net/~pat/">http://www.pat.net/~pat/</text:a></text:p>
      <text:p text:style-name="Standard"><text:a xlink:type="simple" xlink:href="#1.GNU Lesser General Public License Version 3|outline">Jump to LGPL Version 3</text:a></text:p>
      <text:h text:style-name="Heading_20_2" text:outline-level="2">BerkeleyDB</text:h>
      <text:p text:style-name="Standard">The following software may be included in this product: BerkeleyDB. Use of any of this software is governed by the terms of the license below:</text:p>
      <text:p text:style-name="Standard">Copyright (c) 1990-2004 Sleepycat Software. All rights reserved.</text:p>
      <text:p text:style-name="Standard">Redistribution and use in source and binary forms, with or without modification, are permitted provided that the following conditions are met:</text:p>
      <text:list xml:id="list9023803561" text:style-name="L1">
        <text:list-item>
          <text:p text:style-name="P30">Redistributions of source code must retain the above copyright notice, this list of conditions and the following disclaimer.</text:p>
        </text:list-item>
        <text:list-item>
          <text:p text:style-name="P30">Redistributions in binary form must reproduce the above copyright notice, this list of conditions and the following disclaimer in the documentation and/or other materials provided with the distribution.</text:p>
        </text:list-item>
        <text:list-item>
          <text:p text:style-name="P30">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Standard">THIS SOFTWARE IS PROVIDED BY SLEEPYCAT SOFTWARE ``AS IS'' AND ANY EXPRESS OR IMPLIED WARRANTIES, INCLUDING, BUT NOT LIMITED TO, THE IMPLIED WARRANTIES OF MERCHANTABILITY, FITNESS FOR A PARTICULAR PURPOSE, OR NON-INFRINGEMENT, ARE DISCLAIMED. IN NO EVENT SHALL SLEEPYCAT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0, 1993, 1994, 1995 The Regents of the University of <text:soft-page-break/>California. All rights reserved.</text:p>
      <text:p text:style-name="Standard">Redistribution and use in source and binary forms, with or without modification, are permitted provided that the following conditions are met:</text:p>
      <text:list xml:id="list1188889408" text:style-name="L2">
        <text:list-item>
          <text:p text:style-name="P31">Redistributions of source code must retain the above copyright notice, this list of conditions and the following disclaimer.</text:p>
        </text:list-item>
        <text:list-item>
          <text:p text:style-name="P31">Redistributions in binary form must reproduce the above copyright notice, this list of conditions and the following disclaimer in the documentation and/or other materials provided with the distribution.</text:p>
        </text:list-item>
        <text:list-item>
          <text:p text:style-name="P31">Neither the name of the University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5, 1996 The President and Fellows of Harvard University. All rights reserved.</text:p>
      <text:p text:style-name="Standard">Redistribution and use in source and binary forms, with or without modification, are permitted provided that the following conditions are met:</text:p>
      <text:list xml:id="list159981654" text:style-name="L3">
        <text:list-item>
          <text:p text:style-name="P32">Redistributions of source code must retain the above copyright notice, this list of conditions and the following disclaimer.</text:p>
        </text:list-item>
        <text:list-item>
          <text:p text:style-name="P32">Redistributions in binary form must reproduce the above copyright notice, this list of conditions and the following disclaimer in the documentation and/or other materials provided with the distribution.</text:p>
        </text:list-item>
        <text:list-item>
          <text:p text:style-name="P32">Neither the name of the University nor the names of its contributors may be used to endorse or promote products derived from this software without specific prior written permission.</text:p>
        </text:list-item>
      </text:list>
      <text:p text:style-name="Standard">THIS SOFTWARE IS PROVIDED BY HARVARD AND ITS CONTRIBUTORS ``AS IS'' AND ANY EXPRESS OR IMPLIED WARRANTIES, INCLUDING, BUT <text:soft-page-break/>NOT LIMITED TO, THE IMPLIED WARRANTIES OF MERCHANTABILITY AND FITNESS FOR A PARTICULAR PURPOSE ARE DISCLAIMED. IN NO EVENT SHALL HARVARD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Cairo is free software.</text:p>
      <text:p text:style-name="Standard"><text:soft-page-break/>Every source file in the implementation[*] of cairo is available to be redistributed and/or modified under the terms of either the GNU Lesser General Public License (LGPL) version 2.1 or the Mozilla Public License (MPL) version 1.1. <text:s/>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text:tab/><text:a xlink:type="simple" xlink:href="#5.GNU Lesser General Public License Version 2.1|outline">Jump to LGPL Version 2.1</text:a></text:p>
      <text:p text:style-name="Standard"><text:tab/><text:a xlink:type="simple" xlink:href="#8.Mozilla Public License Version 1.1|outline">Jump to MPL Version 1.1</text:a></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P88" text:outline-level="2"><text:span text:style-name="T12">C</text:span>Lucene</text:h>
      <text:p text:style-name="P11">The following software may be included in this product: <text:span text:style-name="T12">C</text:span>Lucene. Use of any of this software is governed by the terms of the license below:</text:p>
      <text:p text:style-name="P15">CLucene is distributed under the GNU Lesser General Public License (LGPL) or the Apache License, Version 2.0</text:p>
      <text:p text:style-name="P11"><text:a xlink:type="simple" xlink:href="#5.GNU Lesser General Public License Version 2.1|outline">Jump to LGPL Version 2.1</text:a></text:p>
      <text:p text:style-name="P11"><text:a xlink:type="simple" xlink:href="#9.Apache License|outline">Jump to Apache License Version 2.0</text:a></text:p>
      <text:h text:style-name="P88" text:outline-level="2">expat XML Parser Toolkit</text:h>
      <text:p text:style-name="Standard">The following software may be included in this product: expat XML Parser Toolkit. Use of any of this software is governed by the terms of the license below:</text:p>
      <text:p text:style-name="Standard"><text:soft-page-break/>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1">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0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text:soft-page-break/>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1563508921" text:style-name="L4">
        <text:list-item>
          <text:p text:style-name="P33">The full text of this NOTICE in a location viewable to users of the redistributed or derivative work.</text:p>
        </text:list-item>
        <text:list-item>
          <text:p text:style-name="P33">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3">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text:soft-page-break/>`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1593935346" text:style-name="L5">
        <text:list-item>
          <text:p text:style-name="P34">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34">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text:soft-page-break/>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h text:style-name="Heading_20_3" text:outline-level="3">4. Contacts</text:h>
      <text:p text:style-name="Standard">There are two mailing lists related to FreeType:</text:p>
      <text:list xml:id="list2123373434" text:style-name="L6">
        <text:list-item>
          <text:p text:style-name="P35">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1163685996" text:style-name="L7">
        <text:list-item>
          <text:p text:style-name="P36">devel@freetype.org</text:p>
        </text:list-item>
      </text:list>
      <text:p text:style-name="Standard">Discusses bugs, as well as engine internals, design issues, specific licenses, porting, etc.</text:p>
      <text:list xml:id="list1991106175" text:style-name="L8">
        <text:list-item>
          <text:p text:style-name="P37"><text:a xlink:type="simple" xlink:href="http://www.freetype.org/">http://www.freetype.org</text:a></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text:line-break/>Robert Wilhelm<text:line-break/>Werner Lemberg<text:line-break/></text:p>
      <text:h text:style-name="Heading_20_2" text:outline-level="2">GNU ISO C++ Library</text:h>
      <text:p text:style-name="Standard">The following software may be included in this product: GNU ISO C++ <text:soft-page-break/>Library. Use of any of this software is governed by the terms of the license below:</text:p>
      <text:p text:style-name="Standard">© Free Software Foundation, Inc.</text:p>
      <text:p text:style-name="Standard"><text:a xlink:type="simple" xlink:href="#7.GNU General Public License Version 2|outline">Jump to GPL Version 2</text:a></text:p>
      <text:h text:style-name="Heading_20_3" text:outline-level="3">Additional License(s)</text:h>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oft-page-break/><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h text:style-name="P89" text:outline-level="2">fontconfig</text:h>
      <text:p text:style-name="P12">The following software may be included in this product: <text:span text:style-name="T13">fontconfig</text:span>. Use of any of this software is governed by the terms of the license below:</text:p>
      <text:p text:style-name="Standard">Copyright © 2002 Keith Packard </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the author(s) not be used in advertising or publicity pertaining to distribution of the software without specific, written prior permission. The authors make no representations about the suitability of this software for any purpose. It is provided "as is" without express or implied warranty. </text:p>
      <text:p text:style-name="Standard">THE AUTHOR(S) DISCLAIMS ALL WARRANTIES WITH REGARD TO THIS SOFTWARE, INCLUDING ALL IMPLIED WARRANTIES OF MERCHANTABILITY AND FITNESS, IN NO EVENT SHALL THE AUTHOR(S) BE LIABLE FOR ANY SPECIAL, INDIRECT OR CONSEQUENTIAL DAMAGES OR ANY DAMAGES WHATSOEVER RESULTING FROM LOSS OF USE, DATA OR PROFITS, WHETHER IN AN ACTION OF CONTRACT, NEGLIGENCE OR OTHER TORTIOUS ACTION, ARISING OUT OF OR IN CONNECTION WITH THE USE OR PERFORMANCE OF THIS SOFTWARE. </text:p>
      <text:h text:style-name="P90"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text:soft-page-break/>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Suite 330, Boston, MA 02111-1307, USA or visit their web page on the <text:s/>internet at <text:a xlink:type="simple" xlink:href="http://www.fsf.org/licenses/lgpl.html">http://www.fsf.org/licenses/lgpl.html</text:a>.</text:p>
      <text:p text:style-name="Standard">Alternatively, you may use this library under the terms of the Mozilla Public License (<text:a xlink:type="simple" xlink:href="http://mozilla.org/MPL">http://mozilla.org/MPL</text:a>) or under the GNU General Public License, as published by the Free Sofware Foundation; either version 2 of the license or (at your option) any later version.</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ORIGINAL LICENSE (a.k.a. "hypersonic_lic.txt")</text:h>
      <text:p text:style-name="Standard">For content, code, and products originally developed by Thomas Mueller and the Hypersonic SQL Group:</text:p>
      <text:p text:style-name="Standard">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text:soft-page-break/>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SQL Development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text:soft-page-break/>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soft-page-break/><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IJG JPEG Library</text:h>
      <text:p text:style-name="Standard">The following software may be included in this product: IJG JPEG Library. Use of any of this software is governed by the terms of the license below:</text:p>
      <text:p text:style-name="Standard">In plain English:</text:p>
      <text:list xml:id="list1899573089" text:style-name="L9">
        <text:list-item>
          <text:p text:style-name="P38"><text:soft-page-break/>We don't promise that this software works. (But if you find any bugs, please let us know!)</text:p>
        </text:list-item>
        <text:list-item>
          <text:p text:style-name="P38">You can use this software for whatever you want. You don't have to pay us.</text:p>
        </text:list-item>
        <text:list-item>
          <text:p text:style-name="P38">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This software is provided "AS IS", and you, its user, assume the entire risk as to its quality and accuracy.</text:p>
      <text:p text:style-name="Standard">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full responsibility for any undesirable consequences; the authors accept NO LIABILITY for damages of any kind.</text:p>
      <text:p text:style-name="Standard">These conditions apply to any software derived from or based on the IJG code, not just to the unmodified library. <text:s/>If you use our work, you ought to acknowledge us.</text:p>
      <text:p text:style-name="Standard">Permission is NOT granted for the use of any IJG author's name or company name in advertising or publicity relating to this software or products derived from it. <text:s/>This software may be referred to only as "the Independent JPEG Group's software".</text:p>
      <text:p text:style-name="Standard">We specifically permit and encourage the use of this software as the basis of 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ext:soft-page-break/>that you must include source code if you redistribute it. <text:s/>(See the file ansi2knr.c for full details.) <text:s/>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Another support script, install-sh, is copyright by M.I.T. but is also freely distributable.</text:p>
      <text:p text:style-name="Standard">It appears that the arithmetic coding option of the JPEG spec is covered by patents owned by IBM, AT&amp;T, and Mitsubishi. <text:s/>Hence arithmetic coding cannot legally be used without obtaining one or more licenses. <text:s/>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This technique does not use the LZW algorithm; the resulting GIF files are larger than usual, but are readable by all standard GIF decoders.</text:p>
      <text:p text:style-name="Standard">We are required to state that</text:p>
      <text:p text:style-name="P25">"The Graphics Interchange Format(c) is the Copyright property of CompuServe Incorporated. <text:s/>GIF(sm) is a Service Mark property of CompuServe Incorporated."</text:p>
      <text:h text:style-name="Heading_20_2" text:outline-level="2">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text:soft-page-break/>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text:a xlink:type="simple" xlink:href="http://www.jdom.org/">http://www.jdom.org/</text:a>)."</text:p>
      <text:p text:style-name="Standard">Alternatively, the acknowledgment may be graphical using the logos available at <text:a xlink:type="simple" xlink:href="http://www.jdom.org/images/logos">http://www.jdom.org/images/logos</text:a>.</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text:p>
      <text:h text:style-name="Heading_20_2" text:outline-level="2">libcdr</text:h>
      <text:p text:style-name="Standard">The following software may be included in this product: libcdr.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soft-page-break/><text:a xlink:type="simple" xlink:href="#8.Mozilla Public License Version 1.1|outline">Jump to MPL Version 1.1</text:a></text:p>
      <text:h text:style-name="Heading_20_2" text:outline-level="2">libcmis</text:h>
      <text:p text:style-name="Standard">The following software may be included in this product: libcmis.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exttextcat</text:h>
      <text:p text:style-name="Standard">The following software may be included in this product: libexttextcat. Use of any of this software is governed by the terms of the license below:</text:p>
      <text:p text:style-name="Standard">Copyright (c) 2003, WiseGuys Internet B.V.</text:p>
      <text:p text:style-name="Standard"><text:soft-page-break/>All rights reserved.</text:p>
      <text:p text:style-name="Standard">Redistribution and use in source and binary forms, with or without modification, are permitted provided that the following conditions are met:</text:p>
      <text:p text:style-name="Standard">- Redistribution of source code must retain the above copyright notice, this list of conditions and the following disclaimer.</text:p>
      <text:p text:style-name="Standard">-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91" text:outline-level="2">liblangtag</text:h>
      <text:p text:style-name="P4">The following software may be included in this product: <text:span text:style-name="T6">liblangtag</text:span>. Use of any of this software is governed by the terms of the license below:</text:p>
      <text:p text:style-name="P4"><text:a xlink:type="simple" xlink:href="#7.GNU Lesser General Public License Version 3|outline">Jump to LGPL Version 3</text:a></text:p>
      <text:h text:style-name="P92" text:outline-level="2">lib<text:span text:style-name="T9">mspub</text:span></text:h>
      <text:p text:style-name="P8">The following software may be included in this product: lib<text:span text:style-name="T9">mspub</text:span>. Use of any of this software is governed by the terms of the license below:</text:p>
      <text:p text:style-name="P8">MPL 1.1 / LGPL v2+ / GPL v2+</text:p>
      <text:p text:style-name="P8"><text:a xlink:type="simple" xlink:href="#7.GNU General Public License Version 2|outline">Jump to GPL Version 2</text:a></text:p>
      <text:p text:style-name="P8"><text:a xlink:type="simple" xlink:href="#9.GNU Library General Public License Version 2|outline">Jump to LGPL Version 2</text:a></text:p>
      <text:p text:style-name="P8"><text:a xlink:type="simple" xlink:href="#8.Mozilla Public License Version 1.1|outline">Jump to MPL Version 1.1</text:a></text:p>
      <text:h text:style-name="P93" text:outline-level="2"><text:soft-page-break/>liborcus</text:h>
      <text:p text:style-name="P8">The following software may be included in this product: <text:span text:style-name="T9">liborcus</text:span>. Use of any of this software is governed by the terms of the license below:</text:p>
      <text:p text:style-name="P8"><text:span text:style-name="T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text:span><text:span text:style-name="T9">and/or sell copies of the Software, and to permit persons to whom the Software is furnished to do so, subject to the following conditions:</text:span></text:p>
      <text:p text:style-name="P16">The above copyright notice and this permission notice shall be included in all copies or substantial portions of the Software.</text:p>
      <text:p text:style-name="P1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92" text:outline-level="2">libpng</text:h>
      <text:p text:style-name="Standard">The following software may be included in this product: libpng. Use of any of this software is governed by the terms of the license below:</text:p>
      <text:p text:style-name="Standard">This copy of the libpng notices is provided for your convenience. <text:s/>In case of<text:line-break/>any discrepancy between this copy and the notices in the file png.h that is<text:line-break/>included in the libpng distribution, the latter shall prevail.<text:line-break/><text:line-break/>COPYRIGHT NOTICE, DISCLAIMER, and LICENSE:<text:line-break/><text:line-break/>If you modify libpng you may insert additional notices immediately following<text:line-break/>this sentence.<text:line-break/><text:line-break/>This code is released under the libpng license.<text:line-break/><text:line-break/>libpng versions 1.2.6, August 15, 2004, through 1.5.1, February 3, 2011, are<text:line-break/>Copyright (c) 2004, 2006-2011 Glenn Randers-Pehrson, and are<text:line-break/>distributed according to the same disclaimer and license as libpng-1.2.5<text:line-break/>with the following individual added to the list of Contributing Authors<text:line-break/><text:line-break/> <text:s text:c="2"/>Cosmin Truta<text:line-break/><text:line-break/>libpng versions 1.0.7, July 1, 2000, through 1.2.5 - October 3, 2002, are<text:line-break/>Copyright (c) 2000-2002 Glenn Randers-Pehrson, and are<text:line-break/>distributed according to the same disclaimer and license as libpng-1.0.6<text:line-break/>with the following individuals added to the list of Contributing Authors<text:line-break/><text:soft-page-break/><text:line-break/> <text:s text:c="2"/>Simon-Pierre Cadieux<text:line-break/> <text:s text:c="2"/>Eric S. Raymond<text:line-break/> <text:s text:c="2"/>Gilles Vollant<text:line-break/><text:line-break/>and with the following additions to the disclaimer:<text:line-break/><text:line-break/> <text:s text:c="2"/>There is no warranty against interference with your enjoyment of the<text:line-break/> <text:s text:c="2"/>library or against infringement. <text:s/>There is no warranty that our<text:line-break/> <text:s text:c="2"/>efforts or the library will fulfill any of your particular purposes<text:line-break/> <text:s text:c="2"/>or needs. <text:s/>This library is provided with all faults, and the entire<text:line-break/> <text:s text:c="2"/>risk of satisfactory quality, performance, accuracy, and effort is with<text:line-break/> <text:s text:c="2"/>the user.<text:line-break/><text:line-break/>libpng versions 0.97, January 1998, through 1.0.6, March 20, 2000, are<text:line-break/>Copyright (c) 1998, 1999 Glenn Randers-Pehrson, and are<text:line-break/>distributed according to the same disclaimer and license as libpng-0.96,<text:line-break/>with the following individuals added to the list of Contributing Authors:<text:line-break/><text:line-break/> <text:s text:c="2"/>Tom Lane<text:line-break/> <text:s text:c="2"/>Glenn Randers-Pehrson<text:line-break/> <text:s text:c="2"/>Willem van Schaik<text:line-break/><text:line-break/>libpng versions 0.89, June 1996, through 0.96, May 1997, are<text:line-break/>Copyright (c) 1996, 1997 Andreas Dilger<text:line-break/>Distributed according to the same disclaimer and license as libpng-0.88,<text:line-break/>with the following individuals added to the list of Contributing Authors:<text:line-break/><text:line-break/> <text:s text:c="2"/>John Bowler<text:line-break/> <text:s text:c="2"/>Kevin Bracey<text:line-break/> <text:s text:c="2"/>Sam Bushell<text:line-break/> <text:s text:c="2"/>Magnus Holmgren<text:line-break/> <text:s text:c="2"/>Greg Roelofs<text:line-break/> <text:s text:c="2"/>Tom Tanner<text:line-break/><text:line-break/>libpng versions 0.5, May 1995, through 0.88, January 1996, are<text:line-break/>Copyright (c) 1995, 1996 Guy Eric Schalnat, Group 42, Inc.<text:line-break/><text:line-break/>For the purposes of this copyright and license, "Contributing Authors"<text:line-break/>is defined as the following set of individuals:<text:line-break/><text:line-break/> <text:s text:c="2"/>Andreas Dilger<text:line-break/> <text:s text:c="2"/>Dave Martindale<text:line-break/> <text:s text:c="2"/>Guy Eric Schalnat<text:line-break/> <text:s text:c="2"/>Paul Schmidt<text:line-break/> <text:s text:c="2"/>Tim Wegner<text:line-break/><text:line-break/>The PNG Reference Library is supplied "AS IS". <text:s/>The Contributing Authors<text:line-break/>and Group 42, Inc. disclaim all warranties, expressed or implied,<text:line-break/>including, without limitation, the warranties of merchantability and of<text:line-break/>fitness for any purpose. <text:s/>The Contributing Authors and Group 42, Inc.<text:line-break/>assume no liability for direct, indirect, incidental, special, exemplary,<text:line-break/><text:soft-page-break/>or consequential damages, which may result from the use of the PNG<text:line-break/>Reference Library, even if advised of the possibility of such damage.<text:line-break/><text:line-break/>Permission is hereby granted to use, copy, modify, and distribute this<text:line-break/>source code, or portions hereof, for any purpose, without fee, subject<text:line-break/>to the following restrictions:<text:line-break/><text:line-break/>1. The origin of this source code must not be misrepresented.<text:line-break/><text:line-break/>2. Altered versions must be plainly marked as such and must not<text:line-break/> <text:s text:c="2"/>be misrepresented as being the original source.<text:line-break/><text:line-break/>3. This Copyright notice may not be removed or altered from any<text:line-break/> <text:s text:c="2"/>source or altered source distribution.<text:line-break/><text:line-break/>The Contributing Authors and Group 42, Inc. specifically permit, without<text:line-break/>fee, and encourage the use of this source code as a component to<text:line-break/>supporting the PNG file format in commercial products. <text:s/>If you use this<text:line-break/>source code in a product, acknowledgment is not required but would be<text:line-break/>appreciated.<text:line-break/><text:line-break/><text:line-break/>A "png_get_copyright" function is available, for convenient use in "about"<text:line-break/>boxes and the like:<text:line-break/><text:line-break/> <text:s text:c="2"/>printf("%s",png_get_copyright(NULL));<text:line-break/><text:line-break/>Also, the PNG logo (in PNG format, of course) is supplied in the<text:line-break/>files "pngbar.png" and "pngbar.jpg (88x31) and "pngnow.png" (98x31).<text:line-break/><text:line-break/>Libpng is OSI Certified Open Source Software. <text:s/>OSI Certified Open Source is a<text:line-break/>certification mark of the Open Source Initiative.<text:line-break/><text:line-break/>Glenn Randers-Pehrson<text:line-break/>glennrp at users.sourceforge.net<text:line-break/>February 3, 2011 <text:s/></text:p>
      <text:h text:style-name="Heading_20_2" text:outline-level="2">libvisio</text:h>
      <text:p text:style-name="Standard">The following software may be included in this product: libvisio.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text:soft-page-break/>libwpd</text:h>
      <text:p text:style-name="Standard">The following software may be included in this product: libwpd. Use of any of this software is governed by the terms of the license below:</text:p>
      <text:p text:style-name="Standard"><text:a xlink:type="simple" xlink:href="#5.GNU Lesser General Public License Version 2.1|outline">Jump to LGPL Version 2.1</text:a></text:p>
      <text:h text:style-name="Heading_20_2" text:outline-level="2">libwpg</text:h>
      <text:p text:style-name="Standard">The following software may be included in this product: libwpg. Use of any of this software is governed by the terms of the license below:</text:p>
      <text:p text:style-name="Standard"><text:a xlink:type="simple" xlink:href="#5.GNU Lesser General Public License Version 2.1|outline">Jump to LGPL Version 2.1</text:a></text:p>
      <text:h text:style-name="Heading_20_2" text:outline-level="2">libwps</text:h>
      <text:p text:style-name="Standard">The following software may be included in this product: libwps. Use of any of this software is governed by the terms of the license below:</text:p>
      <text:p text:style-name="Standard"><text:a xlink:type="simple" xlink:href="#5.GNU Lesser General Public License Version 2.1|outline">Jump to LGPL Version 2.1</text:a></text:p>
      <text:h text:style-name="Heading_20_2" text:outline-level="2">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text:soft-page-break/>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3" text:outline-level="3">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text:soft-page-break/>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P94" text:outline-level="2">Little CMS (lcms2)</text:h>
      <text:p text:style-name="P10">The following software may be included in this product: <text:span text:style-name="T11">Little CMS (lcms2)</text:span>. Use of any of this software is governed by the terms of the license below:</text:p>
      <text:p text:style-name="P17">Copyright (c) 1998-2011 Marti Maria Saguer</text:p>
      <text:p text:style-name="P1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7">The above copyright notice and this permission notice shall be included in all copies or substantial portions of the Software.</text:p>
      <text:p text:style-name="P1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text:p>
      <text:h text:style-name="P95" text:outline-level="2">lpsolve</text:h>
      <text:p text:style-name="Standard">The following software may be included in this product: lpsolve. Use of any of this software is governed by the terms of the license below:</text:p>
      <text:p text:style-name="Standard"><text:a xlink:type="simple" xlink:href="#5.GNU Lesser General Public License Version 2.1|outline">Jump to LGPL Version 2.1</text:a></text:p>
      <text:h text:style-name="P96" text:outline-level="2"><text:soft-page-break/>mdds</text:h>
      <text:p text:style-name="P1">The following software may be included in this product: mdds. Use of any of this software is governed by the terms of the license below:</text:p>
      <text:p text:style-name="P1">Copyright (c) 2010 Kohei Yoshida</text:p>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The above copyright notice and this permission notice shall be included in all copies or substantial portions of the Software.</text:p>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97" text:outline-level="2">Mesa</text:h>
      <text:p text:style-name="P14">The following software may be included in this product: The Mesa 3D Graphics Library. The default Mesa license is as follows: </text:p>
      <text:p text:style-name="Standard">Copyright (C) 1999-2007 <text:s/>Brian Paul <text:s text:c="2"/>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BRIAN PAUL BE LIABLE FOR ANY CLAIM, DAMAGES OR OTHER LIABILITY, WHETHER IN AN ACTION OF CONTRACT, TORT OR OTHERWISE, ARISING FROM, OUT OF OR IN CONNECTION WITH THE SOFTWARE OR THE USE OR OTHER <text:soft-page-break/>DEALINGS IN THE SOFTWARE.</text:p>
      <text:h text:style-name="Heading_20_3" text:outline-level="3">Ext headers</text:h>
      <text:p text:style-name="P18">Copyright (c) 2007 The Khronos Group Inc.</text:p>
      <text:p text:style-name="P18">Permission is hereby granted, free of charge, to any person obtaining a copy of this software and/or associated documentation files (the "Materials"), to deal in the Materials without restriction, including without limitation the rights to use, copy, modify, merge, publish, distribute, sublicense, and/or sell copies of the Materials, and to permit persons to whom the Materials are furnished to do so, subject to the following conditions:</text:p>
      <text:p text:style-name="P18">The above copyright notice and this permission notice shall be included in all copies or substantial portions of the Materials.</text:p>
      <text:p text:style-name="P18">THE MATERIALS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MATERIALS OR THE USE OR OTHER DEALINGS IN THE MATERIALS.</text:p>
      <text:h text:style-name="P98" text:outline-level="2">Microsoft Visual C++ 20<text:span text:style-name="T14">10</text:span> Runtime Libraries</text:h>
      <text:p text:style-name="Standard">The following software may be included in this product: Microsoft Visual C++ 2010 Runtime Libraries. Use of any of this software is governed by the terms of the license below:</text:p>
      <text:p text:style-name="P3">MICROSOFT SOFTWARE LICENSE TERMS</text:p>
      <text:p text:style-name="P3">MICROSOFT VISUAL C++ 2010 RUNTIME LIBRARIES WITH SERVICE PACK 1</text:p>
      <text:p text:style-name="Standard">These license terms are an agreement between Microsoft Corporation (or based on where you live, one of its affiliates) and you. Please read them. They apply to the software named above, which includes the media on which you received it, if any. The terms also apply to any Microsoft</text:p>
      <text:list xml:id="list775999486" text:style-name="L10">
        <text:list-item>
          <text:p text:style-name="P39">updates,</text:p>
        </text:list-item>
        <text:list-item>
          <text:p text:style-name="P39">supplements,</text:p>
        </text:list-item>
        <text:list-item>
          <text:p text:style-name="P39">Internet-based services, and </text:p>
        </text:list-item>
        <text:list-item>
          <text:p text:style-name="P39">support services</text:p>
        </text:list-item>
      </text:list>
      <text:p text:style-name="Standard"><text:soft-page-break/>for this software, unless other terms accompany those items. If so, those terms apply.</text:p>
      <text:p text:style-name="P3">BY USING THE SOFTWARE, YOU ACCEPT THESE TERMS. IF YOU DO NOT ACCEPT THEM, DO NOT USE THE SOFTWARE.</text:p>
      <text:p text:style-name="P3">If you comply with these license terms, you have the rights below.</text:p>
      <text:list xml:id="list1082854998" text:style-name="L11">
        <text:list-item>
          <text:p text:style-name="P40"><text:span text:style-name="T16">INSTALLATION</text:span><text:span text:style-name="T2"> AND USE RIGHTS.</text:span> You may install and use any number of copies of the software on your devices.</text:p>
        </text:list-item>
        <text:list-item>
          <text:p text:style-name="P40"><text:span text:style-name="T2">SCOPE OF LICENSE.</text:span> The software is licensed, not sold. This agreement only gives you some rights to use the software. Microsoft reserves all other <text:span text:style-name="T15">rights</text:span>. Unless applicable law gives you more rights despite this limitation, you may use the software only as expressly permitted in this agreement. In doing so, you must comply with any technical limitations in the software that only allow you to use it in certain ways. You may not</text:p>
        </text:list-item>
      </text:list>
      <text:list xml:id="list1957297573" text:style-name="L12">
        <text:list-item>
          <text:p text:style-name="P79">disclose the results of any benchmark tests of the software to any third party without Microsoft’s prior written approval;</text:p>
        </text:list-item>
        <text:list-item>
          <text:p text:style-name="P79">work around any technical limitations in the software;</text:p>
        </text:list-item>
        <text:list-item>
          <text:p text:style-name="P79">reverse engineer, decompile or disassemble the software, except and only to the extent that applicable law expressly permits, despite this limitation;</text:p>
        </text:list-item>
        <text:list-item>
          <text:p text:style-name="P79">make more copies of the software than specified in this agreement or allowed by applicable law, despite this limitation;</text:p>
        </text:list-item>
        <text:list-item>
          <text:p text:style-name="P79">publish the software for others to copy;</text:p>
        </text:list-item>
        <text:list-item>
          <text:p text:style-name="P79">rent, lease or lend the software;</text:p>
        </text:list-item>
        <text:list-item>
          <text:p text:style-name="P79">transfer the software or this agreement to any third party; or</text:p>
        </text:list-item>
        <text:list-item>
          <text:p text:style-name="P79">use the software for commercial software hosting services.</text:p>
        </text:list-item>
      </text:list>
      <text:list xml:id="list98799465" text:style-name="L13">
        <text:list-item>
          <text:p text:style-name="P41"><text:span text:style-name="T2">BACKUP COPY.</text:span> You may make one backup copy of the software. You may use it only to reinstall the software.</text:p>
        </text:list-item>
        <text:list-item>
          <text:p text:style-name="P41"><text:span text:style-name="T2">DOCUMENTATION.</text:span> Any person that has valid access to your computer or internal network may copy and use the documentation for your internal, reference purposes.</text:p>
        </text:list-item>
        <text:list-item>
          <text:p text:style-name="P41"><text:span text:style-name="T2">EXPORT RESTRICTIONS.</text:span> The software is subject to United States export laws and regulations. You must comply with all domestic and <text:soft-page-break/>international export laws and regulations that apply to the software. These laws include restrictions on destinations, end users and end use. For additional information, see <text:a xlink:type="simple" xlink:href="http://www.microsoft.com/exporting">www.microsoft.com/exporting</text:a>.</text:p>
        </text:list-item>
        <text:list-item>
          <text:p text:style-name="P41"><text:span text:style-name="T2">SUPPORT SERVICES.</text:span> Because this software is “as is,” we may not provide support services for it.</text:p>
        </text:list-item>
        <text:list-item>
          <text:p text:style-name="P41"><text:span text:style-name="T2">ENTIRE AGREEMENT.</text:span> This agreement, and the terms for supplements, updates, Internet-based services and support services that you use, are the entire agreement for the software and support services.</text:p>
        </text:list-item>
        <text:list-item>
          <text:p text:style-name="P42">APPLICABLE LAW.</text:p>
        </text:list-item>
      </text:list>
      <text:list xml:id="list1510255229" text:style-name="L14">
        <text:list-item>
          <text:p text:style-name="P43"><text:span text:style-name="T2">United States.</text:span> If you acquired the software in the United States, Washington state law governs the interpretation of this agreement and applies to claims for breach of it, regardless of conflict of laws principles. The laws of the state where you live govern all other claims, including claims under state consumer protection laws, unfair competition laws, and in tort.</text:p>
        </text:list-item>
        <text:list-item>
          <text:p text:style-name="P43"><text:span text:style-name="T2">Outside the United States.</text:span> If you acquired the software in any other country, the laws of that country apply.</text:p>
        </text:list-item>
      </text:list>
      <text:list xml:id="list2044198803" text:style-name="L15">
        <text:list-item>
          <text:p text:style-name="P44"><text:span text:style-name="T2">LEGAL EFFECT.</text:span> This agreement describes certain legal rights. You may have other rights under the laws of your country. You may also have rights with respect to the party from whom you acquired the software. This agreement does not change your rights under the laws of your country if the laws of your country do not permit it to do so.</text:p>
        </text:list-item>
        <text:list-item>
          <text:p text:style-name="P81">DISCLAIMER OF WARRANTY. THE SOFTWARE IS LICENSED “AS-IS.” YOU BEAR THE RISK OF USING IT. MICROSOFT GIVES NO EXPRESS WARRANTIES, GUARANTEES OR CONDITIONS. YOU MAY HAVE ADDITIONAL CONSUMER RIGHTS UNDER YOUR LOCAL LAWS WHICH THIS AGREEMENT CANNOT CHANGE. TO THE EXTENT PERMITTED UNDER YOUR LOCAL LAWS, MICROSOFT EXCLUDES THE IMPLIED WARRANTIES OF MERCHANTABILITY, FITNESS FOR A PARTICULAR PURPOSE AND NON-INFRINGEMENT.</text:p>
        </text:list-item>
        <text:list-item>
          <text:p text:style-name="P82">LIMITATION ON AND EXCLUSION OF REMEDIES AND DAMAGES. YOU CAN RECOVER FROM MICROSOFT AND ITS SUPPLIERS ONLY DIRECT DAMAGES UP TO U.S. $5.00. YOU CANNOT RECOVER ANY OTHER DAMAGES, INCLUDING CONSEQUENTIAL, LOST PROFITS, SPECIAL, INDIRECT OR INCIDENTAL DAMAGES.</text:p>
        </text:list-item>
      </text:list>
      <text:p text:style-name="P25">This limitation applies to</text:p>
      <text:list xml:id="list127944973" text:style-name="L16">
        <text:list-item>
          <text:p text:style-name="P80">anything related to the software, services, content (including code) <text:soft-page-break/>on third party Internet sites, or third party programs; and</text:p>
        </text:list-item>
        <text:list-item>
          <text:p text:style-name="P80">claims for breach of contract, breach of warranty, guarantee or condition, strict liability, negligence, or other tort to the extent permitted by applicable law.</text:p>
        </text:list-item>
      </text:list>
      <text:p text:style-name="P25">It also applies even if Microsoft knew or should have known about the possibility of the damages. 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text:a xlink:type="simple" xlink:href="#10.Mozilla Public License Version 1.1|outline">Jump to MPL 1.1</text:a></text:p>
      <text:h text:style-name="Heading_20_2" text:outline-level="2">MySQL Connector/C++</text:h>
      <text:p text:style-name="Standard">The following software may be included in this product:<text:line-break/>MySQL Connector/C++. Use of any of this software is governed by the terms of the license below:</text:p>
      <text:p text:style-name="Standard">Copyright 2007-2008 MySQL AB, 2008-2009 Sun Microsystems Inc.</text:p>
      <text:p text:style-name="Standard"><text:a xlink:type="simple" xlink:href="#9.GNU General Public License Version 2|outline">Jump to GPL Version 2</text:a></text:p>
      <text:h text:style-name="Heading_20_2" text:outline-level="2">MyThes</text:h>
      <text:p text:style-name="Standard">The following software may be included in this product: MyThes. Use of any of this software is governed by the terms of the license below:</text:p>
      <text:p text:style-name="Standard">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text:soft-page-break/>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neon</text:h>
      <text:p text:style-name="Standard">The following software may be included in this product: neon. Use of any of this software is governed by the terms of the license below:</text:p>
      <text:p text:style-name="Standard">neon is Copyright (C) 1999-2007 Joe Orton &lt;joe@manyfish.co.uk&gt;<text:line-break/>Portions are:<text:line-break/>Copyright (C) 1999-2000 Tommi Komulainen &lt;Tommi.Komulainen@iki.fi&gt;<text:line-break/>Copyright (C) 1999-2000 Peter Boos &lt;pedib@colorfullife.com&gt;<text:line-break/>Copyright (C) 1991, 1995, 1996, 1997 Free Software Foundation, Inc.<text:line-break/>Copyright (C) 2004 Aleix Conchillo Flaque &lt;aleix@member.fsf.org&gt;<text:line-break/>Copyright (C) 2004 Jiang Lei &lt;tristone@deluxe.ocn.ne.jp&gt;<text:line-break/>Copyright (C) 2004-2005 Vladimir Berezniker @ http://public.xdi.org/=vmpn</text:p>
      <text:p text:style-name="Standard"><text:a xlink:type="simple" xlink:href="#7.GNU Lesser General Public License Version 2.1|outline">Jump to LGPL Version 2.1</text:a></text:p>
      <text:h text:style-name="Heading_20_2" text:outline-level="2">Network Security Services (NSS)</text:h>
      <text:p text:style-name="Standard">The following software may be included in this product: Network Security Services (NSS). Use of any of this software is governed by the terms of the license below:</text:p>
      <text:p text:style-name="Standard"><text:a xlink:type="simple" xlink:href="#10.Mozilla Public License Version 1.1|outline">Jump to MPL 1.1</text:a></text:p>
      <text:h text:style-name="P99" text:outline-level="2">OpenLDAP</text:h>
      <text:p text:style-name="P9">The following software may be included in this product: <text:span text:style-name="T10">OpenLDAP</text:span>. Use of any of this software is governed by the terms of the license below:</text:p>
      <text:h text:style-name="Heading_20_3" text:outline-level="3">The OpenLDAP Public License</text:h>
      <text:p text:style-name="Standard">Version 2.8, 17 August 2003</text:p>
      <text:p text:style-name="Standard"><text:soft-page-break/>Redistribution and use of this software and associated documentation ("Software"), with or without modification, are permitted provided that the following conditions are met:</text:p>
      <text:list xml:id="list546703680" text:style-name="L17">
        <text:list-item>
          <text:p text:style-name="P45">Redistributions in source form must retain copyright statements and notices,</text:p>
        </text:list-item>
        <text:list-item>
          <text:p text:style-name="P45">Redistributions in binary form must reproduce applicable copyright statements and notices, this list of conditions, and the following disclaimer in the documentation and/or other materials provided with the distribution, and</text:p>
        </text:list-item>
        <text:list-item>
          <text:p text:style-name="P45">Redistributions must contain a verbatim copy of this document.</text:p>
        </text:list-item>
      </text:list>
      <text:p text:style-name="Standard">The OpenLDAP Foundation may revise this license from time to time. Each revision is distinguished by a version number. <text:s/>You may use this Software under terms of this license revision or under the terms of any subsequent revision of the license.</text:p>
      <text:p text:style-name="Standard">THIS SOFTWARE IS PROVIDED BY THE OPENLDAP FOUNDATION AND ITS CONTRIBUTORS ``AS IS'' AND ANY EXPRESSED OR IMPLIED WARRANTIES, INCLUDING, BUT NOT LIMITED TO, THE IMPLIED WARRANTIES OF MERCHANTABILITY AND FITNESS FOR A PARTICULAR PURPOSE ARE DISCLAIMED. <text:s/>IN NO EVENT SHALL THE OPENLDAP FOUNDATION, ITS CONTRIBUTORS, OR THE AUTHOR(S) OR OWNER(S) OF THE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names of the authors and copyright holders must not be used in advertising or otherwise to promote the sale, use or other dealing in this Software without specific, written prior permission. <text:s/>Title to copyright in this Software shall at all times remain with copyright holders.</text:p>
      <text:p text:style-name="Standard">OpenLDAP is a registered trademark of the OpenLDAP Foundation.</text:p>
      <text:p text:style-name="Standard">Copyright 1999-2003 The OpenLDAP Foundation, Redwood City, California, USA. <text:s/>All Rights Reserved. <text:s/>Permission to copy and distribute verbatim copies of this document is granted.</text:p>
      <text:h text:style-name="Heading_20_2" text:outline-level="2">OpenSSL</text:h>
      <text:p text:style-name="Standard">The following software may be included in this product: OpenSSL. Use of any of this software is governed by the terms of the license below:</text:p>
      <text:p text:style-name="Standard"><text:soft-page-break/>The OpenSSL toolkit stays under a dual license, i.e. both the conditions of the OpenSSL License 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1398757893" text:style-name="L18">
        <text:list-item>
          <text:p text:style-name="P46">Redistribution of source code must retain the above copyright notice, this list of conditions and the following disclaimer.</text:p>
        </text:list-item>
        <text:list-item>
          <text:p text:style-name="P46">Redistribution in binary form must reproduce the above copyright notice, this list of conditions and the following disclaimer in the documentation and/or other materials provided with the distribution.</text:p>
        </text:list-item>
        <text:list-item>
          <text:p text:style-name="P46">All advertising materials mentioning features or use of this software must display the following acknowledgment: "This product includes software developed by the OpenSSL Project for use in the OpenSSL Toolkit. (<text:a xlink:type="simple" xlink:href="http://www.openssl.org/">http://www.openssl.org/</text:a>)"</text:p>
        </text:list-item>
        <text:list-item>
          <text:p text:style-name="P46">The names "OpenSSL Toolkit" and "OpenSSL Project" must not be used to endorse or promote products derived from this software without prior written permission. For written permission, please contact openssl-core@openssl.org.</text:p>
        </text:list-item>
        <text:list-item>
          <text:p text:style-name="P46">Products derived from this software may not be called "OpenSSL" nor may "OpenSSL" appear in their names without prior written permission of the OpenSSL Project.</text:p>
        </text:list-item>
        <text:list-item>
          <text:p text:style-name="P46">Redistribution of any form whatsoever must retain the following acknowledgment: "This product includes software developed by the OpenSSL Project for use in the OpenSSL Toolkit (<text:a xlink:type="simple" xlink:href="http://www.openssl.org/">http://www.openssl.org/</text:a>)"</text:p>
        </text:list-item>
      </text:list>
      <text:p text:style-name="Standard">THIS SOFTWARE IS PROVIDED BY THE OpenSSL PROJECT ``AS IS'' AND ANY EXPRESSED OR IMPLIED WARRANTIES, INCLUDING, BUT NOT LIMITED TO, THE IMPLIED WARRANTIES OF MERCHANTABILITY AND FITNESS FOR A PARTICULAR PURPOSE ARE DISCLAIMED. IN NO EVENT SHALL THE OpenSSL PROJECT OR ITS CONTRIBUTORS BE LIABLE FOR ANY DIRECT, INDIRECT, INCIDENTAL, SPECIAL, EXEMPLARY, OR CONSEQUENTIAL DAMAGES (INCLUDING, BUT NOT LIMITED TO, PROCUREMENT OF SUBSTITUTE GOODS OR SERVICES; LOSS OF USE, DATA, OR PROFITS; OR BUSINESS INTERRUPTION) HOWEVER CAUSED <text:soft-page-break/>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Original SSLeay License</text:h>
      <text:p text:style-name="Standard">Copyright (C) 1995-1998 Eric Young (eay@cryptsoft.com) All rights reserved.</text:p>
      <text:p text:style-name="Standard">This package is an SSL implementation written by Eric Young (<text:a xlink:type="simple" xlink:href="mailto:eay@cryptsoft.com">eay@cryptsoft.com</text:a>).<text:line-break/>The implementation was written so as to conform with Netscapes SSL.</text:p>
      <text:p text:style-name="Standard">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2008469515" text:style-name="L19">
        <text:list-item>
          <text:p text:style-name="P47">Redistribution of source code must retain the copyright notice, this list of conditions and the following disclaimer.</text:p>
        </text:list-item>
        <text:list-item>
          <text:p text:style-name="P47">Redistribution in binary form must reproduce the above copyright notice, this list of conditions and the following disclaimer in the documentation and/or other materials provided with the distribution.</text:p>
        </text:list-item>
        <text:list-item>
          <text:p text:style-name="P47">All advertising materials mentioning features or use of this software must display the following acknowledgment: "This product includes cryptographic software written by Eric Young (eay@cryptsoft.com)" The word 'cryptographic' can be left out if the routines from the library being used are not cryptographic related :-).</text:p>
        </text:list-item>
        <text:list-item>
          <text:p text:style-name="P47">If you include any Windows specific code (or a derivative thereof) from the apps directory (application code) you must include an acknowledgment: "This product includes software written by Tim <text:soft-page-break/>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license and distribution terms for any publicly available version or derivative of this code cannot be changed. i.e. this code cannot simply be copied and put under another distribution license [including the GNU Public License.]</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text:a xlink:type="simple" xlink:href="#5.GNU Lesser General Public License Version 2.1|outline">Jump to LGPL Version 2.1</text:a></text:p>
      <text:h text:style-name="Heading_20_2" text:outline-level="2">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Copyright holders of new code should use this license statement where possible. They may also add themselves to the list below.</text:p>
      <text:p text:style-name="Standard">Copyright 1987, 1988, 1989, 1998 <text:s/>The Open Group<text:line-break/>Copyright 1987, 1988, 1989 Digital Equipment Corporation<text:line-break/>Copyright 1999, 2004, 2008 Keith Packard<text:line-break/>Copyright 2000 SuSE, Inc.<text:line-break/>Copyright 2000 Keith Packard, member of The XFree86 Project, Inc.<text:line-break/>Copyright 2004, 2005, 2007, 2008, 2009, 2010 Red Hat, Inc.<text:line-break/>Copyright 2004 Nicholas Miell<text:line-break/>Copyright 2005 Lars Knoll &amp; Zack Rusin, Trolltech<text:line-break/>Copyright 2005 Trolltech AS<text:line-break/>Copyright 2007 Luca Barbato<text:line-break/><text:soft-page-break/>Copyright 2008 Aaron Plattner, NVIDIA Corporation<text:line-break/>Copyright 2008 Rodrigo Kumpera<text:line-break/>Copyright 2008 André Tupinambá<text:line-break/>Copyright 2008 Mozilla Corporation<text:line-break/>Copyright 2008 Frederic Plourde<text:line-break/>Copyright 2009, Oracle and/or its affiliates. All rights reserved.<text:line-break/>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PostgreSQL</text:h>
      <text:p text:style-name="Standard">The following software may be included in this product: PostgreSQL. Use of any of this software is governed by the terms of the license below:</text:p>
      <text:p text:style-name="Standard">PostgreSQL is released under the PostgreSQL License, a liberal Open Source license, similar to the BSD or MIT licenses.</text:p>
      <text:p text:style-name="Standard">PostgreSQL Database Management System<text:line-break/>(formerly known as Postgres, then as Postgres95)</text:p>
      <text:p text:style-name="Standard">Portions Copyright (c) 1996-2012, The PostgreSQL Global Development Group</text:p>
      <text:p text:style-name="Standard">Portions Copyright (c) 1994, The Regents of the University of California</text:p>
      <text:p text:style-name="Standard">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Standard">IN NO EVENT SHALL THE UNIVERSITY OF CALIFORNIA BE LIABLE TO ANY PARTY FOR DIRECT, INDIRECT, SPECIAL, INCIDENTAL, OR CONSEQUENTIAL DAMAGES, INCLUDING LOST PROFITS, ARISING OUT OF THE USE OF THIS SOFTWARE AND ITS DOCUMENTATION, EVEN IF <text:soft-page-break/>THE UNIVERSITY OF CALIFORNIA HAS BEEN ADVISED OF THE POSSIBILITY OF SUCH DAMAGE.</text:p>
      <text:p text:style-name="Standard">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h text:style-name="Heading_20_2" text:outline-level="2">Python</text:h>
      <text:p text:style-name="Standard">The following software may be included in this product: Python. Use of any of this software is governed by the terms of the license below:</text:p>
      <text:h text:style-name="Heading_20_3" text:outline-level="3">PSF LICENSE AGREEMENT FOR PYTHON 2.3</text:h>
      <text:p text:style-name="Standard">1. This LICENSE AGREEMENT is between the Python Software Foundation ("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PSF MAKES NO REPRESENTATIONS OR WARRANTIES, EXPRESS OR IMPLIED. <text:s/>BY WAY OF EXAMPLE, BUT NOT LIMITATION, PSF MAKES NO AND DISCLAIMS ANY REPRESENTATION OR WARRANTY OF MERCHANTABILITY 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text:soft-page-break/>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1. This LICENSE AGREEMENT is between BeOpen.com ("BeOpen"), having an office at 160 Saratoga Avenue, Santa Clara, CA 95051, and the Individual or 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BEOPEN MAKES NO REPRESENTATIONS OR WARRANTIES, EXPRESS OR IMPLIED. <text:s/>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Nothing in this License Agreement shall be deemed to create any relationship <text:soft-page-break/>of agency, partnership, or joint venture between BeOpen and Licensee. <text:s/>This License Agreement does not grant permission to use BeOpen trademarks or trade names in a trademark sense to endorse or promote products or services of Licensee, or any third party. <text:s/>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2. Subject to the terms and conditions of this License Agreement, CNRI 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Alternately, in lieu of CNRI's License Agreement, Licensee may substitute the following text (omitting the quotes): "Python 1.6.1 is made available subject to the terms and conditions in CNRI's License Agreement. <text:s/>This Agreement together with Python 1.6.1 may be located on the Internet using the following unique, persistent identifier (known as a handle): 1895.22/1013. <text:s/>This Agreement may also be obtained from a proxy server on the Internet using the following URL: <text:a xlink:type="simple" xlink:href="http://hdl.handle.net/1895.22/1013">http://hdl.handle.net/1895.22/1013</text:a>".</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CNRI MAKES NO REPRESENTATIONS OR WARRANTIES, EXPRESS OR IMPLIED. <text:s/>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text:soft-page-break/>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Nothing in this License Agreement shall be deemed to create any relationship of agency, partnership, or joint venture between CNRI and Licensee. <text:s/>This License Agreement does not grant permission to use CNRI 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text:s text:c="8"/>ACCEPT</text:p>
      <text:h text:style-name="Heading_20_3" text:outline-level="3">CWI LICENSE AGREEMENT FOR PYTHON 0.9.0 THROUGH 1.2</text:h>
      <text:p text:style-name="Standard">Copyright (c) 1991 - 1995, Stichting Mathematisch Centrum Amsterdam, The Netherlands. <text:s/>All rights reserved.</text:p>
      <text:p text:style-name="Standard">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soft-page-break/>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asqal RDF Query Library</text:h>
      <text:p text:style-name="Standard">The following software may be included in this product: Rasqal RDF Query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text:soft-page-break/>Remote Control Wrapper</text:h>
      <text:p text:style-name="Standard">The following software may be included in this product: Remote Control 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text:a xlink:type="simple" xlink:href="#10.Mozilla Public License Version 1.1|outline">Jump to MPL Version 1.1</text:a></text:p>
      <text:h text:style-name="Heading_20_2" text:outline-level="2">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text:soft-page-break/>WARRANTY; without even the implied warranty of MERCHANTABILITY or FITNESS FOR A PARTICULAR PURPOSE.</text:p>
      <text:p text:style-name="Standard">This file declares SANE application interface. See the SANE standard for a detailed explanation of the interface.</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License Agreement</text:h>
      <text:p text:style-name="Standard"><text:span text:style-name="T1">Boris Fomitchev</text:span> grants <text:span text:style-name="T1">Licensee</text:span> a non-exclusive, non-transferable, royalty-free license to use <text:span text:style-name="T1">STLport</text:span> and its documentation without fee.</text:p>
      <text:p text:style-name="Standard">By downloading, using, or copying <text:span text:style-name="T1">STLport</text:span> or any portion thereof, <text:span text:style-name="T1">Licensee</text:span> agrees to abide by the intellectual property laws and all other applicable laws of the United States of America, and to all of the terms and conditions of this Agreement.</text:p>
      <text:p text:style-name="Standard"><text:span text:style-name="T1">Licensee</text:span> shall maintain the following copyright and permission notices on <text:span text:style-name="T1">STLport </text:span>sources and its documentation unchanged:</text:p>
      <text:p text:style-name="P2">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1">Licensee</text:span> may distribute binaries compiled with <text:span text:style-name="T1">STLport</text:span> (whether original or modified) without any royalties or restrictions.</text:p>
      <text:p text:style-name="Standard">The <text:span text:style-name="T1">Licensee</text:span> may distribute original or modified <text:span text:style-name="T1">STLport</text:span> sources, provided that:</text:p>
      <text:list xml:id="list1395935957" text:style-name="L20">
        <text:list-item>
          <text:p text:style-name="P48">The conditions indicated in the above permission notice are met;</text:p>
        </text:list-item>
        <text:list-item>
          <text:p text:style-name="P48">The following copyright notices are retained when present, and conditions provided in accompanying permission notices are met:</text:p>
        </text:list-item>
      </text:list>
      <text:p text:style-name="Standard">Copyright 1994 Hewlett-Packard Company</text:p>
      <text:p text:style-name="Standard"><text:soft-page-break/>Copyright 1996,97 Silicon Graphics Computer Systems, Inc.</text:p>
      <text:p text:style-name="Standard">Copyright 1997 Moscow Center for SPARC Technology.</text:p>
      <text:p text:style-name="P28">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28">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5">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text:span><text:span text:style-name="T5">SPARC Technology makes no representations about the suitability of this software for any purpose. It is provided "as is" without express or implied warranty.</text:span></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text:p>
      <text:p text:style-name="Standard">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 infringement of third party rights and <text:soft-page-break/>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Unicode CLDR data repository</text:h>
      <text:p text:style-name="Standard">The following software may be included in this product: Unicode's CLDR data repository. Use of any of this software is governed by the terms of the license below:</text:p>
      <text:p text:style-name="Standard">Copyright 1991-2005 Unicode, Inc. All rights reserved. Distributed under the Terms of Use in <text:a xlink:type="simple" xlink:href="http://www.unicode.org/copyright.html">http://www.unicode.org/copyright.html</text:a>.</text:p>
      <text:p text:style-name="Standard">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text:soft-page-break/><text:a xlink:type="simple" xlink:href="#7.GNU Lesser General Public License Version 2.1|outline">Jump to LGPL Version 2.1</text:a></text:p>
      <text:h text:style-name="Heading_20_2" text:outline-level="2">vigra</text:h>
      <text:p text:style-name="Standard">The following software may be included in this product: vigra. Use of any of this software is governed by the terms of the license below:</text:p>
      <text:h text:style-name="Heading_20_3" text:outline-level="3">The VIGRA Artistic License</text:h>
      <text:p text:style-name="Standard">(modeled after the Perl Artistic License)</text:p>
      <text:h text:style-name="Heading_20_4" text:outline-level="4">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ext:soft-page-break/>this Library without restriction, provided that you duplicate all of the original 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Domain or from the Copyright Holder. A Library modified in such a way shall still be considered the Standard Version.</text:p>
      <text:p text:style-name="Standard">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text:soft-page-break/>CSS (SAC).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1">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787559451" text:style-name="L21">
        <text:list-item>
          <text:p text:style-name="P49">The full text of this NOTICE in a location viewable to users of the redistributed or derivative work.</text:p>
        </text:list-item>
        <text:list-item>
          <text:p text:style-name="P49">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text:a><text:a xlink:type="simple" xlink:href="http://www.inria.fr/">Recherche en Informatique et en Automatique</text:a>, <text:a xlink:type="simple" xlink:href="http://www.keio.ac.jp/">Keio University</text:a>). All Rights Reserved. <text:a xlink:type="simple" xlink:href="http://www.w3.org/Consortium/Legal/">http://www.w3.org/Consortium/Legal/</text:a>"</text:p>
        </text:list-item>
        <text:list-item>
          <text:p text:style-name="P49">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ext:soft-page-break/>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text:p>
      <text:p text:style-name="Standard">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Xalan</text:h>
      <text:p text:style-name="Standard">The following software may be included in this product: Xalan. Use of any of this software is governed by the terms of the license below:</text:p>
      <text:p text:style-name="Standard"><text:a xlink:type="simple" xlink:href="#11.Apache License|outline">Jump to Apache License Version 2.0</text:a></text:p>
      <text:h text:style-name="Heading_20_2" text:outline-level="2">XML Security Library (xmlsec)</text:h>
      <text:p text:style-name="Standard">The following software may be included in this product: XML Security Library (xmlsec). Use of any of this software is governed by the terms of the license <text:soft-page-break/>below:</text:p>
      <text:h text:style-name="Heading_20_3" text:outline-level="3">xmlsec, xmlsec-openssl, xmlsec-gnutls libraries</text:h>
      <text:p text:style-name="Standard">Copyright (C) 2002-2003 Aleksey Sanin.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Copyright (c) 2003 America Online, Inc.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The MPL permits such portions to be distributed with code not governed by MPL, as long as the requirements of <text:soft-page-break/>MPL are fulfilled for such portions.</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promote the sale, use or other dealings in this Software without prior written authorization from the individuals in question.</text:p>
      <text:p text:style-name="Standard">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Warranty</text:h>
      <text:p text:style-name="Standard">THE SOFTWARE IS PROVIDED "AS IS", WITHOUT WARRANTY OF ANY KIND, EXPRESS OR IMPLIED, INCLUDING BUT NOT LIMITED TO THE <text:soft-page-break/>WARRANTIES OF MERCHANTABILITY, FITNESS FOR A PARTICULAR PURPOSE AND NONINFRINGEMENT. <text:s/>IN NO EVENT SHALL NORMAN 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Xpdf</text:h>
      <text:p text:style-name="Standard">The following software may be included in this product: Xpdf. Use of any of this software is governed by the terms of the license below:</text:p>
      <text:p text:style-name="Standard">The Xpdf software and documentation are copyright 1996-2007 Glyph &amp; Cog, LLC.</text:p>
      <text:p text:style-name="Standard"><text:a xlink:type="simple" xlink:href="#7.GNU General Public License Version 2|outline">Jump to GPL Version 2</text:a></text:p>
      <text:h text:style-name="Heading_20_2" text:outline-level="2">zlib</text:h>
      <text:p text:style-name="Standard">The following software may be included in this product: zlib. Use of any of this software is governed by the terms of the license below:</text:p>
      <text:p text:style-name="Standard">(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2. Altered source versions must be plainly marked as such, and must not be misrepresented as being the original software.</text:p>
      <text:p text:style-name="Standard">3. This notice may not be removed or altered from any source distribution.</text:p>
      <text:h text:style-name="P86" text:outline-level="1"><text:bookmark-start text:name="__RefHeading__12191_1300998327"/>Extensions<text:bookmark-end text:name="__RefHeading__12191_1300998327"/></text:h>
      <text:p text:style-name="Standard">Only third party extensions are listed here whose source code is not in the LibreOffice tree.</text:p>
      <text:h text:style-name="Heading_20_2" text:outline-level="2">Barcode</text:h>
      <text:p text:style-name="Standard">The following software may be included in this product: Barcode. Use of any of this software is governed by the terms of the license below:</text:p>
      <text:p text:style-name="Standard">Copyright (C) Dániel Darabos and Kálmán Szalai</text:p>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This program is distributed in the hope that it will be useful, but WITHOUT ANY WARRANTY; without even the implied warranty of MERCHANTABILITY or FITNESS FOR A PARTICULAR PURPOSE. <text:s/>See the GNU General Public License for more details.</text:p>
      <text:p text:style-name="Standard"><text:a xlink:type="simple" xlink:href="#9.GNU General Public License Version 3|outline">Jump to GPL Version 3</text:a></text:p>
      <text:h text:style-name="Heading_20_2" text:outline-level="2">Convert Text to Number</text:h>
      <text:p text:style-name="Standard">The following software may be included in this product: Convert Text to Number. Use of any of this software is governed by the terms of the license below:</text:p>
      <text:p text:style-name="Standard">Copyright (C) 2008/2009 - Cor Nouws</text:p>
      <text:p text:style-name="Standard"><text:a xlink:type="simple" xlink:href="#7.GNU Lesser General Public License Version 3|outline">Jump to LGPL Version 3</text:a></text:p>
      <text:h text:style-name="Heading_20_2" text:outline-level="2">Diagram</text:h>
      <text:p text:style-name="Standard">The following software may be included in this product: Diagram.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OpenOffice.org2GoogleDocs - export &amp; import to Google Docs, Zoho, WebDAV</text:h>
      <text:p text:style-name="Standard">The following software may be included in this product: <text:soft-page-break/>OpenOffice.org2GoogleDocs - export &amp; import to Google Docs, Zoho, WebDAV. Use of any of this software is governed by the terms of the license below:</text:p>
      <text:p text:style-name="Standard">Copyright © Przemyslaw Rumik</text:p>
      <text:p text:style-name="Standard"><text:a xlink:type="simple" xlink:href="#7.GNU Lesser General Public License Version 3|outline">Jump to LGPL Version 3</text:a></text:p>
      <text:h text:style-name="P103" text:outline-level="2">Hungarian cross-reference toolbar</text:h>
      <text:p text:style-name="Standard">The following software may be included in this product: Hungarian cross-reference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LanguageTool Grammar Checker</text:h>
      <text:p text:style-name="Standard">The following software may be included in this product: LanguageTool Grammar Checker. Use of any of this software is governed by the terms of the license below:</text:p>
      <text:p text:style-name="Standard"><text:a xlink:type="simple" xlink:href="#7.GNU Lesser General Public License Version 3|outline">Jump to LGPL Version 3</text:a></text:p>
      <text:h text:style-name="Heading_20_2" text:outline-level="2">Lightproof Grammar Checker</text:h>
      <text:p text:style-name="Standard">The following software may be included in this product: Lightproof Grammar Checke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Numbertext</text:h>
      <text:p text:style-name="Standard">The following software may be included in this product: Numbertext. Use of any of this software is governed by the terms of the license below:</text:p>
      <text:p text:style-name="Standard">License: LGPL/BSD dual-license, 2009-2010 (C) László Németh (nemeth at openoffice dot org)</text:p>
      <text:p text:style-name="Standard">Numbertext language data (Soros programs):</text:p>
      <text:p text:style-name="Standard">LGPL/BSD dual-license, 2009-2010 (C) László Németh et al. (see AUTHORS)</text:p>
      <text:p text:style-name="Standard">Serbian modules:</text:p>
      <text:p text:style-name="Standard"><text:soft-page-break/>CC/LGPL/BSD tri-license, 2009 (C) Goran Rakić (grakic at devbase dot net)</text:p>
      <text:p text:style-name="Standard">Note: for full distribution with specifications, IDE and JavaScript implementation, see <text:a xlink:type="simple" xlink:href="http://NUMBERTEXT.org/">http://NUMBERTEXT.org</text:a></text:p>
      <text:p text:style-name="Standard">Software distributed under the License is distributed on an "AS IS" basis, WITHOUT WARRANTY OF ANY KIND, either express or implied.</text:p>
      <text:p text:style-name="Standard"><text:a xlink:type="simple" xlink:href="#7.GNU Lesser General Public License Version 3|outline">Jump to LGPL Version 3</text:a></text:p>
      <text:h text:style-name="Heading_20_2" text:outline-level="2">OpenOffice.org Blogger – Metaweblog support</text:h>
      <text:p text:style-name="Standard">The following software may be included in this product: OpenOffice.org Blogger. Use of any of this software is governed by the terms of the license below:</text:p>
      <text:p text:style-name="Standard">Copyright © Caolán McNamara (2009) <text:a xlink:type="simple" xlink:href="mailto:caolanm@redhat.com">caolanm@redhat.com</text:a></text:p>
      <text:p text:style-name="Standard">Licensed under LGPLv3 or later.</text:p>
      <text:p text:style-name="Standard"><text:a xlink:type="simple" xlink:href="#7.GNU Lesser General Public License Version 3|outline">Jump to LGPL Version 3</text:a></text:p>
      <text:h text:style-name="Heading_20_2" text:outline-level="2">Solver for Nonlinear Programming</text:h>
      <text:p text:style-name="P7">The following software may be included in this product: Solver for Nonlinear Programming. Use of any of this software is governed by the terms of the license below:</text:p>
      <text:p text:style-name="Standard">Copyright 2009 by Sun Microsystems, Inc.</text:p>
      <text:p text:style-name="Standard"><text:a xlink:type="simple" xlink:href="#7.GNU Lesser General Public License Version 3|outline">Jump to LGPL Version 3</text:a></text:p>
      <text:h text:style-name="Heading_20_2" text:outline-level="2">Typography Toolbar</text:h>
      <text:p text:style-name="Standard">The following software may be included in this product: Typography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Validator</text:h>
      <text:p text:style-name="Standard">The following software may be included in this product: Validator. Use of any of this software is governed by the terms of the license below:</text:p>
      <text:p text:style-name="Standard">Copyright © Tibor Hornyák and OxygenOffice Professional Team - <text:a xlink:type="simple" xlink:href="http://ooop.sf.net/">http://ooop.sf.net/</text:a></text:p>
      <text:p text:style-name="Standard"><text:soft-page-break/><text:a xlink:type="simple" xlink:href="#7.GNU Lesser General Public License Version 3|outline">Jump to LGPL Version 3</text:a></text:p>
      <text:h text:style-name="Heading_20_2" text:outline-level="2">WatchWindow</text:h>
      <text:p text:style-name="Standard">The following software may be included in this product: WatchWindow.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P86" text:outline-level="1"><text:bookmark-start text:name="__RefHeading__6872_404019354"/>Fonts<text:bookmark-end text:name="__RefHeading__6872_404019354"/></text:h>
      <text:h text:style-name="Heading_20_2" text:outline-level="2">Adobe PostScript® AFM files</text:h>
      <text:p text:style-name="Standard">The following software may be included in this product: PostScript® AFM Files. Use of any of this software is governed by the terms of the license below:</text:p>
      <text:p text:style-name="Standard">Adobe Core 35 AFM Files with 314 Glyph Entries</text:p>
      <text:p text:style-name="Standard">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Heading_20_2" text:outline-level="2"><text:bookmark-start text:name="__RefHeading__12193_1300998327"/>Deja Vu<text:bookmark-end text:name="__RefHeading__12193_1300998327"/></text:h>
      <text:p text:style-name="Standard">The following software may be included in this product: Deja Vu fonts. Use of any of this software is governed by the terms of the license below:</text:p>
      <text:p text:style-name="Standard">Fonts are (c) Bitstream (see below). DejaVu changes are in public domain. Glyphs imported from Arev fonts are (c) Tavmjong Bah (see below)</text:p>
      <text:h text:style-name="Heading_20_3" text:outline-level="3"><text:bookmark-start text:name="__RefHeading__12195_1300998327"/>Bitstream Vera Fonts Copyright<text:bookmark-end text:name="__RefHeading__12195_1300998327"/></text:h>
      <text:p text:style-name="Standard">Copyright (c) 2003 by Bitstream, Inc. All Rights Reserved. Bitstream Vera is a trademark of Bitstream, Inc.</text:p>
      <text:p text:style-name="Standard">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Standard">This License becomes null and void to the extent applicable to Fonts or Font Software that has been modified and is distributed under the "Bitstream Vera" names.</text:p>
      <text:p text:style-name="Standard"><text:soft-page-break/>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Heading_20_3" text:outline-level="3"><text:bookmark-start text:name="__RefHeading__12197_1300998327"/>Arev Fonts Copyright<text:bookmark-end text:name="__RefHeading__12197_1300998327"/></text:h>
      <text:p text:style-name="Standard">Copyright (c) 2006 by Tavmjong Bah. All Rights Reserved.</text:p>
      <text:p text:style-name="Standard">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Standard">This License becomes null and void to the extent applicable to Fonts or Font Software that has been modified and is distributed under the "Tavmjong Bah Arev" names.</text:p>
      <text:p text:style-name="Standard">The Font Software may be sold as part of a larger software package but no copy of one or more of the Font Software typefaces may be sold by itself.</text:p>
      <text:p text:style-name="Standard">THE FONT SOFTWARE IS PROVIDED "AS IS", WITHOUT WARRANTY OF <text:soft-page-break/>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 of Tavmjong Bah shall not be used in advertising or otherwise to promote the sale, use or other dealings in this Font Software without prior written authorization from Tavmjong Bah. For further information, contact: tavmjong @ free . fr.</text:p>
      <text:h text:style-name="Heading_20_2" text:outline-level="2"><text:bookmark-start text:name="__RefHeading__12199_1300998327"/>Gentium<text:bookmark-end text:name="__RefHeading__12199_1300998327"/></text:h>
      <text:p text:style-name="Standard">The following software may be included in this product: Gentium fonts. Use of any of this software is governed by the terms of the license below:</text:p>
      <text:p text:style-name="Standard">Copyright (c) 2003-2008 SIL International (<text:a xlink:type="simple" xlink:href="http://www.sil.org/">http://www.sil.org/</text:a>), with Reserved Font Names "Gentium" and "SIL".</text:p>
      <text:p text:style-name="Standard">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8">Jump to SIL Open Font License, Version 1.1</text:span></text:a></text:p>
      <text:h text:style-name="Heading_20_2" text:outline-level="2"><text:bookmark-start text:name="__RefHeading__12203_1300998327"/>Liberation<text:bookmark-end text:name="__RefHeading__12203_1300998327"/></text:h>
      <text:p text:style-name="Standard">The following software may be included in this product: Liberation fonts. Use of any of this software is governed by the terms of the license below:</text:p>
      <text:p text:style-name="P13">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13"><text:a xlink:type="simple" xlink:href="#13.SIL OPEN FONT LICENSE Version 1.1 - 26 February 2007|outline"><text:span text:style-name="T8">Jump to SIL Open Font License, Version 1.1</text:span></text:a></text:p>
      <text:h text:style-name="P105" text:outline-level="3"><text:bookmark-start text:name="__RefHeading__12205_1300998327"/>LICENSE AGREEMENT AND LIMITED PRODUCT WARRANTY<text:line-break/>LIBERATION FONT SOFTWARE<text:bookmark-end text:name="__RefHeading__12205_1300998327"/></text:h>
      <text:p text:style-name="Standard">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Standard"><text:soft-page-break/>1. The Software and License Exception. LIBERATION font software (the "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Standard"><text:s/>(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text:s/>(b) As a further exception, any distribution of the object code of the Software in a physical product must provide you the right to access and modify the source code for the Software and to reinstall that modified version of the Software in object code form on the same physical product on which you received it.</text:p>
      <text:p text:style-name="Standard">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Standard">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Standard">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Standard">5. General. If any provision of this agreement is held to be unenforceable, that <text:soft-page-break/>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text:p>
      <text:p text:style-name="Standard">Copyright © 2007 Red Hat, Inc. All rights reserved. LIBERATION is a trademark of Red Hat, Inc.</text:p>
      <text:h text:style-name="Heading_20_2" text:outline-level="2"><text:bookmark-start text:name="__RefHeading__12207_1300998327"/>Linux Libertine G and Linux Biolinum G<text:bookmark-end text:name="__RefHeading__12207_1300998327"/></text:h>
      <text:p text:style-name="Standard">This Font Software is Copyright (c) 2003-2006, Philipp H. Poll (<text:a xlink:type="simple" xlink:href="http://linuxlibertine.sf.net/">http://linuxlibertine.sf.net/</text:a>).<text:line-break/>All Rights Reserved.<text:line-break/><text:line-break/>"Linux Libertine" is a Reserved Font Name for this Font Software.</text:p>
      <text:p text:style-name="Standard">Graphite extension of the original Linux Libertine font was made by Laszlo Nemeth under the same license.<text:line-break/><text:line-break/>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contains the so called "font exception".</text:p>
      <text:p text:style-name="Standard"><text:a xlink:type="simple" xlink:href="#3.GNU GENERAL PUBLIC LICENSE VERSION 2|outline">Jump to GPL version 2</text:a></text:p>
      <text:p text:style-name="Standard">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Additionally our fonts are licensed under the Open Fonts License (see below).</text:p>
      <text:p text:style-name="Standard">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text:p>
      <text:h text:style-name="Heading_20_3" text:outline-level="3"><text:bookmark-start text:name="__RefHeading__12209_1300998327"/>SIL OPEN FONT LICENSE Version 1.0 - 22 November 2005<text:bookmark-end text:name="__RefHeading__12209_1300998327"/></text:h>
      <text:p text:style-name="Standard">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Standard"><text:soft-page-break/>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Standard">DEFINITIONS "Font Software" refers to any and all of the following: <text:tab/>- font files <text:tab/>- data files <text:tab/>- source code <text:tab/>- build scripts <text:tab/>- documentation</text:p>
      <text:p text:style-name="Standard">"Reserved Font Name" refers to the Font Software name as seen by users and any other names as specified after the copyright statement.</text:p>
      <text:p text:style-name="Standard">"Standard Version" refers to the collection of Font Software components as distributed by the Copyright Holder.</text:p>
      <text:p text:style-name="Standard">"Modified Version" refers to any derivative font software made by adding to, deleting, or substituting -- in part or in whole -- any of the components of the Standard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Standard or Modified Versions, may be sold by itself.</text:p>
      <text:p text:style-name="Standard">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Standard">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Standard"><text:soft-page-break/>5) The Font Software, modified or unmodified, in part or in whole, must be distributed using this license, and may not be distributed under any other licens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100" text:outline-level="2">Open Sans</text:h>
      <text:p text:style-name="P6">The following software may be included in this product: <text:span text:style-name="T8">Open Sans</text:span> fonts. Use of any of this software is governed by the terms of the license below:</text:p>
      <text:p text:style-name="P6"><text:a xlink:type="simple" xlink:href="#11.Apache License|outline">Jump to Apache License Version 2.0</text:a></text:p>
      <text:h text:style-name="P100" text:outline-level="2">PT Serif</text:h>
      <text:p text:style-name="P5">The following software may be included in this product: <text:span text:style-name="T8">PT Serif</text:span> fonts. Use of any of this software is governed by the terms of the license below:</text:p>
      <text:p text:style-name="P6"><text:span text:style-name="T8">Copyright (c) 2010, ParaType Ltd. (</text:span><text:a xlink:type="simple" xlink:href="http://www.paratype.com/public"><text:span text:style-name="T8">http://www.paratype.com/public</text:span></text:a><text:span text:style-name="T8">), with Reserved Font Names "PT Sans", "PT Serif" and "ParaType".</text:span></text:p>
      <text:p text:style-name="P5">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8">Jump to SIL Open Font License, Version 1.1</text:span></text:a></text:p>
      <text:h text:style-name="P101" text:outline-level="2">Source Code Pro</text:h>
      <text:p text:style-name="P5">The following software may be included in this product: <text:span text:style-name="T7">Source Code Pro</text:span> fonts. Use of any of this software is governed by the terms of the license below:</text:p>
      <text:p text:style-name="P6"><text:span text:style-name="T8">Copyright 2010, 2012 Adobe Systems Incorporated (</text:span><text:a xlink:type="simple" xlink:href="http://www.adobe.com/"><text:span text:style-name="T8">http://www.adobe.com/</text:span></text:a><text:span text:style-name="T8">), with Reserved Font </text:span><text:span text:style-name="T8">Name 'Source'. All Rights Reserved. Source is a trademark of Adobe Systems Incorporated in the United States and/or other countries.</text:span></text:p>
      <text:p text:style-name="P6"><text:soft-page-break/>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8">Jump to SIL Open Font License, Version 1.1</text:span></text:a></text:p>
      <text:h text:style-name="P102" text:outline-level="2"><text:span text:style-name="T7">Source </text:span><text:span text:style-name="T8">Sans</text:span><text:span text:style-name="T7"> Pro</text:span></text:h>
      <text:p text:style-name="P6">The following software may be included in this product: <text:span text:style-name="T7">Source </text:span><text:span text:style-name="T8">Sans</text:span><text:span text:style-name="T7"> Pro</text:span> fonts. Use of any of this software is governed by the terms of the license below:</text:p>
      <text:p text:style-name="P6"><text:span text:style-name="T8">Copyright 2010, 2012 Adobe Systems Incorporated (</text:span><text:a xlink:type="simple" xlink:href="http://www.adobe.com/"><text:span text:style-name="T8">http://www.adobe.com/</text:span></text:a><text:span text:style-name="T8">), with Reserved Font Name 'Source'. All Rights Reserved. Source is a trademark of Adobe Systems Incorporated in the United States and/or other countries.</text:span></text:p>
      <text:p text:style-name="P6">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8">Jump to SIL Open Font License, Version 1.1</text:span></text:a></text:p>
      <text:h text:style-name="P86" text:outline-level="1"><text:bookmark-start text:name="__RefHeading__12211_1300998327"/>Dictionaries<text:bookmark-end text:name="__RefHeading__12211_1300998327"/></text:h>
      <text:h text:style-name="Heading_20_2" text:outline-level="2"><text:bookmark-start text:name="__RefHeading__12213_1300998327"/>Afrikaans<text:bookmark-end text:name="__RefHeading__12213_1300998327"/></text:h>
      <text:h text:style-name="Heading_20_3" text:outline-level="3"><text:bookmark-start text:name="__RefHeading__12215_1300998327"/>Spelling dictionary<text:bookmark-end text:name="__RefHeading__12215_1300998327"/></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text:p>
      <text:p text:style-name="Standard">The Viljoen list is derived from the original Nieuwoudt list and is used with permission of the author and relicensed under the <text:a xlink:type="simple" xlink:href="#3.GNU Lesser General Public License Version 3|outline">LGPL</text:a>.</text:p>
      <text:p text:style-name="Standard">Copyright (C) 1998 Danie Viljoen</text:p>
      <text:h text:style-name="Heading_20_4" text:outline-level="4"><text:bookmark-start text:name="__RefHeading__12217_1300998327"/>MySpell Affix File<text:bookmark-end text:name="__RefHeading__12217_1300998327"/></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text:bookmark-start text:name="__RefHeading__12219_1300998327"/>Hyphenation patterns<text:bookmark-end text:name="__RefHeading__12219_1300998327"/></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text:soft-page-break/>Arabic</text:h>
      <text:h text:style-name="Heading_20_3" text:outline-level="3">Spelling dictionary</text:h>
      <text:p text:style-name="Standard">The following software may be included in this product: Arabic spelling dictionary. Use of any of this software is governed by the terms of the license below:</text:p>
      <text:p text:style-name="Standard">Author of Hunspell-ar, the arabic dictionary for Hunspell (spellchecker): 2006-2008, Mohamed Kebdani, med.kebdani (at) gmail.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3" text:outline-level="3">Thesaurus</text:h>
      <text:p text:style-name="Standard">The following software may be included in this product: Arabic thesaurus. Use of any of this software is governed by the terms of the license below:</text:p>
      <text:p text:style-name="Standard">2006-2009, Taha Zerrouki, taha_zerrouki at gawab.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2" text:outline-level="2">Aragonese</text:h>
      <text:h text:style-name="Heading_20_3" text:outline-level="3">Spelling dictionary</text:h>
      <text:p text:style-name="Standard">The following software may be included in this product: Aragonese spelling dictionary. Use of any of this software is governed by the terms of the license below:</text:p>
      <text:p text:style-name="Standard"><text:soft-page-break/>Copyright (c) 2011 Santiago Paricio (sparicio&lt;at&gt;gmail&lt;dot&gt;com)<text:line-break/>Copyright (c) 2011 Juan Pablo Martínez (jpmart&lt;at&gt;unizar&lt;dot&gt;es)</text:p>
      <text:p text:style-name="Standard"><text:a xlink:type="simple" xlink:href="#11.Mozilla Public License Version 1.1|outline">MPL1.1</text:a>/<text:a xlink:type="simple" xlink:href="#9.GNU General Public License Version 3|outline">GPLv3+</text:a>/<text:a xlink:type="simple" xlink:href="#7.GNU Lesser General Public License Version 3|outline">LGPLv3+</text:a> Tri-licence</text:p>
      <text:p text:style-name="Standard">Version 0.2 of the wordlist (an_ES.dic) has been built using free corpuses have been used as Wikipedia in Aragonese (<text:a xlink:type="simple" xlink:href="http://an.wikipedia.org/">http://an.wikipedia.org</text:a>) and wordlists obtained from Apertium dictionaries (<text:a xlink:type="simple" xlink:href="http://apertium.svn.sourceforge.net/viewvc/apertium/tags/apertium-es-an/release-2.0/">http://apertium.svn.sourceforge.net/viewvc/apertium/tags/apertium-es-an/release-2.0/</text:a>).</text:p>
      <text:h text:style-name="Heading_20_2" text:outline-level="2"><text:bookmark-start text:name="__RefHeading__12221_1300998327"/>Belarusian<text:bookmark-end text:name="__RefHeading__12221_1300998327"/></text:h>
      <text:h text:style-name="Heading_20_3" text:outline-level="3">Spelling dictionary</text:h>
      <text:p text:style-name="Standard">The following software may be included in this product: Belarusian spelling dictionary. Use of any of this software is governed by the terms of the license below:</text:p>
      <text:p text:style-name="Standard">Creative Commons <text:a xlink:type="simple" xlink:href="#14.Creative Commons Attribution-ShareAlike 3.0 Unported|outline">CC-BY-SA</text:a></text:p>
      <text:p text:style-name="Standard">Author: Mikalai Udodau &lt;mikalai.udodau@gmail.com&gt;<text:line-break/>Origin: Словазбор аўтарскі; арфаграфія паводле ТСБМ-2005</text:p>
      <text:h text:style-name="Heading_20_2" text:outline-level="2">Bengali</text:h>
      <text:h text:style-name="Heading_20_3" text:outline-level="3">Spelling dictionary</text:h>
      <text:p text:style-name="Standard">The following software may be included in this product: Bengali spelling dictionary. Use of any of this software is governed by the terms of the license below:</text:p>
      <text:p text:style-name="Standard"><text:a xlink:type="simple" xlink:href="#12.GNU General Public License Version 2|outline">Jump to GNU GPL version 2.0</text:a></text:p>
      <text:h text:style-name="Heading_20_2" text:outline-level="2">Breton</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An Drouizig" spelling dictionary: <text:a xlink:type="simple" xlink:href="#3.GNU Lesser General Public License Version 3|outline">LGPL</text:a></text:p>
      <text:h text:style-name="Heading_20_2" text:outline-level="2">Bulgarian</text:h>
      <text:h text:style-name="Heading_20_3" text:outline-level="3">Spelling dictionary</text:h>
      <text:p text:style-name="Standard">The following software may be included in this product: Bulgarian spelling <text:soft-page-break/>dictionary. Use of any of this software is governed by the terms of the license below:</text:p>
      <text:p text:style-name="Standard"><text:a xlink:type="simple" xlink:href="#12.GNU General Public License Version 2|outline">Jump to GNU GPL version 2.0</text:a></text:p>
      <text:h text:style-name="Heading_20_3" text:outline-level="3">Hyphenation patterns</text:h>
      <text:p text:style-name="Standard">The following software may be included in this product: Bulgarian hyphenation patterns. Use of any of this software is governed by the terms of the license below:</text:p>
      <text:p text:style-name="Standard">Copyright (C) 2001 Anton Zinoviev and Borislav Mitev<text:line-break/>Maintained by Radostin Radnev</text:p>
      <text:p text:style-name="Standard"><text:a xlink:type="simple" xlink:href="#12.GNU General Public License Version 2|outline">Jump to GNU GPL version 2.0</text:a></text:p>
      <text:h text:style-name="Heading_20_3" text:outline-level="3">Thesaurus</text:h>
      <text:p text:style-name="Standard">The following software may be included in this product: Bulgarian thesaurus. Use of any of this software is governed by the terms of the license below:</text:p>
      <text:p text:style-name="Standard">Copyright (C) 2001 Radostin Radnev</text:p>
      <text:p text:style-name="Standard"><text:a xlink:type="simple" xlink:href="#12.GNU General Public License Version 2|outline">Jump to GNU GPL version 2.0</text:a></text:p>
      <text:h text:style-name="Heading_20_2" text:outline-level="2"><text:bookmark-start text:name="__RefHeading__12223_1300998327"/>Catalan<text:bookmark-end text:name="__RefHeading__12223_1300998327"/></text:h>
      <text:h text:style-name="Heading_20_3" text:outline-level="3"><text:bookmark-start text:name="__RefHeading__12225_1300998327"/>Spelling dictionary<text:bookmark-end text:name="__RefHeading__12225_1300998327"/></text:h>
      <text:p text:style-name="Standard">The following software may be included in this product: Catalan spelling dictionary. Use of any of this software is governed by the terms of the license below:</text:p>
      <text:p text:style-name="Standard">Copyright (C) 2002-2008 Joan Moratinos &lt;<text:a xlink:type="simple" xlink:href="mailto:jmo@softcatala.org">jmo@softcatala.org</text:a>&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See the GNU General Public License for more details. You should have received a copy of the GNU General Public License along with this program; if not, write to the Free Software Foundation, Inc., 59 Temple Place - Suite 330, Boston, MA 02111-1307, USA.</text:p>
      <text:p text:style-name="Standard"><text:a xlink:type="simple" xlink:href="#4.GNU General Public License Version 3|outline">Jump to GPL version 3</text:a></text:p>
      <text:h text:style-name="Heading_20_3" text:outline-level="3"><text:soft-page-break/>Hyphenation patterns</text:h>
      <text:p text:style-name="Standard">The following software may be included in this product: Catalan hyphenation patterns. Use of any of this software is governed by the terms of the license below:</text:p>
      <text:p text:style-name="Standard"><text:a xlink:type="simple" xlink:href="#4.GNU General Public License Version 3|outline">Jump to GPL version 3</text:a></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License: GPL/LGPL</text:p>
      <text:p text:style-name="Standard"><text:a xlink:type="simple" xlink:href="#4.GNU General Public License Version 3|outline">Jump to GPL version 3</text:a></text:p>
      <text:p text:style-name="Standard"><text:a xlink:type="simple" xlink:href="#4.GNU Lesser General Public License Version 3|outline">Jump to LGPL version 3</text:a></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Copyright (c) 2002 Pavel Rychly, Pavel Smrz, {pary,smrz}@fi.muni.cz, <text:s text:c="10"/>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text:soft-page-break/>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Croatian hyphenation patterns. Use of any of this software is governed by the terms of the license 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text:p>
      <text:p text:style-name="Standard">Original version: <text:a xlink:type="simple" xlink:href="http://tug.org/svn/texhyphen/trunk/hyph-utf8/tex/generic/hyph-utf8/patterns/txt/hyph-hr.pat.txt?revision=416">http://tug.org/svn/texhyphen/trunk/hyph-utf8/tex/generic/hyph-utf8/patterns/txt/hyph-hr.pat.txt?revision=416</text:a></text:p>
      <text:p text:style-name="Standard">License: OpenOffice.org adaption of this file is licensed under the GNU LGPL license.</text:p>
      <text:p text:style-name="Standard"><text:a xlink:type="simple" xlink:href="#5.GNU Lesser General Public License Version 2.1|outline">Jump to LGPL Version 2.1</text:a></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preferably modify this file instead.</text:p>
      <text:p text:style-name="Standard">Modifications were needed in order to support native UTF-8 engines, but 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text:soft-page-break/>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text:a xlink:type="simple" xlink:href="http://tug.org/tex-hyphen">http://tug.org/tex-hyphen</text:a>) or ask 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below:</text:p>
      <text:p text:style-name="Standard">Stavekontrolden - Danish dictionary files for Hunspell</text:p>
      <text:p text:style-name="Standard">Version 1.6 - 2010-09-19</text:p>
      <text:p text:style-name="Standard">da_DK.dic, da_DK.aff: © 2010 Foreningen for frit tilgængelige sprogværktøjer</text:p>
      <text:p text:style-name="Standard"><text:a xlink:type="simple" xlink:href="http://www.stavekontrolden.dk/">http://www.stavekontrolden.dk</text:a></text:p>
      <text:p text:style-name="Standard">These files are published under the following open source licenses:</text:p>
      <text:list xml:id="list547496005" text:style-name="L22">
        <text:list-item>
          <text:p text:style-name="P50"><text:soft-page-break/><text:a xlink:type="simple" xlink:href="#12.GNU General Public License Version 2|outline">GNU GPL version 2.0</text:a></text:p>
        </text:list-item>
        <text:list-item>
          <text:p text:style-name="P50"><text:a xlink:type="simple" xlink:href="#10.GNU Lesser General Public License Version 2.1|outline">GNU LGPL version 2.1</text:a></text:p>
        </text:list-item>
        <text:list-item>
          <text:p text:style-name="P50"><text:a xlink:type="simple" xlink:href="#13.Mozilla Public License Version 1.1|outline">Mozilla MPL version 1.1</text:a></text:p>
        </text:list-item>
      </text:list>
      <text:p text:style-name="Standard">This dictionary is based on data from Det Danske Sprog- og Litteraturselskab</text:p>
      <text:p text:style-name="Standard">(The Danish Society for Language and Literature), <text:a xlink:type="simple" xlink:href="http://www.dsl.dk/">http://www.dsl.dk</text:a>.</text:p>
      <text:h text:style-name="Heading_20_3" text:outline-level="3">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532280252" text:continue-numbering="true" text:style-name="L22">
        <text:list-item>
          <text:p text:style-name="P50"><text:a xlink:type="simple" xlink:href="#12.GNU General Public License Version 2|outline">GNU GPL version 2.0</text:a></text:p>
        </text:list-item>
        <text:list-item>
          <text:p text:style-name="P50"><text:a xlink:type="simple" xlink:href="#10.GNU Lesser General Public License Version 2.1|outline">GNU LGPL version 2.1</text:a></text:p>
        </text:list-item>
        <text:list-item>
          <text:p text:style-name="P50"><text:a xlink:type="simple" xlink:href="#13.Mozilla Public License Version 1.1|outline">Mozilla MPL version 1.1</text:a></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1. Name: Dutch word list for spell checking - OpenTaal</text:p>
      <text:p text:style-name="Standard">2. Version of words list: 2.00G; version of spell checking: 2.00G.</text:p>
      <text:p text:style-name="Standard"><text:soft-page-break/>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text:p>
      <text:p text:style-name="Standard">5. Copyrights: © 2006-2010 OpenTaal, © 2001-2005 Simon Brouwer e.a., © 1996 Nederlandstalige Tex Gebruikersgroep</text:p>
      <text:p text:style-name="Standard">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text:s text:c="3"/>A. BSD (revised version):</text:p>
      <text:p text:style-name="Standard"><text:s text:c="3"/>- Full license text: <text:a xlink:type="simple" xlink:href="http://creativecommons.org/licenses/BSD/legalcode">http://creativecommons.org/licenses/BSD/legalcode</text:a></text:p>
      <text:p text:style-name="Standard"><text:s text:c="3"/>- Summary: <text:a xlink:type="simple" xlink:href="http://creativecommons.org/licenses/BSD/deed.en">http://creativecommons.org/licenses/BSD/deed.en</text:a></text:p>
      <text:p text:style-name="Standard"><text:s text:c="3"/>B. Creative Commons, Attribution 3.0 (unported)</text:p>
      <text:p text:style-name="Standard"><text:s text:c="3"/>- Full license text: <text:a xlink:type="simple" xlink:href="http://creativecommons.org/licenses/by/3.0/legalcode">http://creativecommons.org/licenses/by/3.0/legalcode</text:a></text:p>
      <text:p text:style-name="Standard"><text:s text:c="3"/>- Summary: <text:a xlink:type="simple" xlink:href="http://creativecommons.org/licenses/by/3.0/deed.en">http://creativecommons.org/licenses/by/3.0/deed.en</text:a></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instelling or ANBI). Please see: <text:a xlink:type="simple" xlink:href="http://belastingdienst.nl/anbi/">http://belastingdienst.nl/anbi/</text:a></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text:soft-page-break/>10.Contact: OpenTaal Foundation, <text:a xlink:type="simple" xlink:href="http://www.opentaal.org/">http://www.opentaal.org</text:a>, bestuur@opentaal.org</text:p>
      <text:h text:style-name="Heading_20_2" text:outline-level="2">German</text:h>
      <text:h text:style-name="Heading_20_3" text:outline-level="3">Spelling dictionary</text:h>
      <text:p text:style-name="Standard">The following software may be included in this product: German spelling 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If you have questions or don't get along with this, send me your comments/questions/ideas to Bjoern Jacke &lt;bjoern@j3e.de&gt;</text:p>
      <text:p text:style-name="Standard"><text:a xlink:type="simple" xlink:href="#4.GNU General Public License Version 3|outline">Jump to GPL version 3</text:a></text:p>
      <text:p text:style-name="Standard"><text:a xlink:type="simple" xlink:href="#12.GNU General Public License Version 2|outline">Jump to GPL version 2</text:a></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text:soft-page-break/>Version: 2011-05-05 (author and license information in source file added)</text:p>
      <text:p text:style-name="Standard">License: GNU LGPL</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text:a xlink:type="simple" xlink:href="#5.GNU Lesser General Public License Version 2.1|outline">Jump to LGPL Version 2.1</text:a></text:p>
      <text:h text:style-name="Heading_20_2" text:outline-level="2">Greek</text:h>
      <text:h text:style-name="Heading_20_3" text:outline-level="3">Spelling dictionary</text:h>
      <text:p text:style-name="Standard">The following software may be included in this product: Greek spelling dictionary. Use of any of this software is governed by the terms of the license below:</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h text:style-name="Heading_20_3" text:outline-level="3">Hyphenation patterns</text:h>
      <text:p text:style-name="Standard">The following software may be included in this product: Greek hyphenation patterns.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Cameron Roy</text:p>
      <text:p text:style-name="Standard">This program is free software; you can redistribute it and/or modify it under <text:soft-page-break/>the terms of the GNU General Public License as published by the Free Software Foundation; either version 2 of the License, or (at your option) any later version.</text:p>
      <text:p text:style-name="Standard"><text:a xlink:type="simple" xlink:href="#12.GNU General Public License Version 2|outline">Jump to GPL version 2</text:a></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text:p>
      <text:p text:style-name="Preformatted_20_Text">Bug reports should go to the Issue Tracker found on the previously</text:p>
      <text:p text:style-name="Preformatted_20_Text">mentioned web site. <text:s/>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Part of SCOWL is also based on Ispell thus the</text:p>
      <text:p text:style-name="Preformatted_20_Text">Ispell copyright is included with the SCOWL copyright.</text:p>
      <text:p text:style-name="Preformatted_20_Text"><text:soft-page-break/></text:p>
      <text:p text:style-name="Preformatted_20_Text">The collective work is Copyright 2000-2007 by Kevin Atkinson as well</text:p>
      <text:p text:style-name="Preformatted_20_Text">as any of the copyrights mentioned below:</text:p>
      <text:p text:style-name="Preformatted_20_Text"/>
      <text:p text:style-name="Preformatted_20_Text"><text:s text:c="2"/>Copyright 2000-2007 by Kevin Atkinson</text:p>
      <text:p text:style-name="Preformatted_20_Text"/>
      <text:p text:style-name="Preformatted_20_Text"><text:s text:c="2"/>Permission to use, copy, modify, distribute and sell these word</text:p>
      <text:p text:style-name="Preformatted_20_Text"><text:s text:c="2"/>lists, the associated scripts, the output created from the scripts,</text:p>
      <text:p text:style-name="Preformatted_20_Text"><text:s text:c="2"/>and its documentation for any purpose is hereby granted without fee,</text:p>
      <text:p text:style-name="Preformatted_20_Text"><text:s text:c="2"/>provided that the above copyright notice appears in all copies and</text:p>
      <text:p text:style-name="Preformatted_20_Text"><text:s text:c="2"/>that both that copyright notice and this permission notice appear in</text:p>
      <text:p text:style-name="Preformatted_20_Text"><text:s text:c="2"/>supporting documentation. Kevin Atkinson makes no representations</text:p>
      <text:p text:style-name="Preformatted_20_Text"><text:s text:c="2"/>about the suitability of this array for any purpose. It is provided</text:p>
      <text:p text:style-name="Preformatted_20_Text"><text:s text:c="2"/>"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text:s text:c="4"/>The Moby lexicon project is complete and has</text:p>
      <text:p text:style-name="Preformatted_20_Text"><text:s text:c="4"/>been place into the public domain. Use, sell,</text:p>
      <text:p text:style-name="Preformatted_20_Text"><text:s text:c="4"/>rework, excerpt and use in any way on any platform.</text:p>
      <text:p text:style-name="Preformatted_20_Text"/>
      <text:p text:style-name="Preformatted_20_Text"><text:s text:c="4"/>Placing this material on internal or public servers is</text:p>
      <text:p text:style-name="Preformatted_20_Text"><text:s text:c="4"/>also encouraged. The compiler is not aware of any</text:p>
      <text:p text:style-name="Preformatted_20_Text"><text:s text:c="4"/>export restrictions so freely distribute world-wide.</text:p>
      <text:p text:style-name="Preformatted_20_Text"/>
      <text:p text:style-name="Preformatted_20_Text"><text:s text:c="4"/>You can verify the public domain status by contacting</text:p>
      <text:p text:style-name="Preformatted_20_Text"/>
      <text:p text:style-name="Preformatted_20_Text"><text:s text:c="4"/>Grady Ward</text:p>
      <text:p text:style-name="Preformatted_20_Text"><text:s text:c="4"/>3449 Martha Ct.</text:p>
      <text:p text:style-name="Preformatted_20_Text"><text:s text:c="4"/>Arcata, CA <text:s/>95521-4884</text:p>
      <text:p text:style-name="Preformatted_20_Text"/>
      <text:p text:style-name="Preformatted_20_Text"><text:s text:c="4"/>grady@netcom.com</text:p>
      <text:p text:style-name="Preformatted_20_Text"><text:s text:c="4"/>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text:s text:c="2"/>Date: Sat, 08 Jul 2000 20:27:21 +0100</text:p>
      <text:p text:style-name="Preformatted_20_Text"><text:s text:c="2"/>From: Brian Kelk &lt;Brian.Kelk@cl.cam.ac.uk&gt;</text:p>
      <text:p text:style-name="Preformatted_20_Text"/>
      <text:p text:style-name="Preformatted_20_Text"><text:s text:c="2"/>&gt; I was wondering what the copyright status of your "UK English</text:p>
      <text:p text:style-name="Preformatted_20_Text"><text:s text:c="2"/>&gt; Wordlist With Frequency Classification" word list as it seems to</text:p>
      <text:p text:style-name="Preformatted_20_Text"><text:s text:c="2"/>&gt; be lacking any copyright notice.</text:p>
      <text:p text:style-name="Preformatted_20_Text"/>
      <text:p text:style-name="Preformatted_20_Text"><text:s text:c="2"/>There were many many sources in total, but any text marked</text:p>
      <text:p text:style-name="Preformatted_20_Text"><text:s text:c="2"/>"copyright" was avoided. Locally-written documentation was one</text:p>
      <text:p text:style-name="Preformatted_20_Text"><text:s text:c="2"/>source. An earlier version of the list resided in a filespace called</text:p>
      <text:p text:style-name="Preformatted_20_Text"><text:s text:c="2"/>PUBLIC on the University mainframe, because it was considered public</text:p>
      <text:p text:style-name="Preformatted_20_Text"><text:s text:c="2"/>domain.</text:p>
      <text:p text:style-name="Preformatted_20_Text"/>
      <text:p text:style-name="Preformatted_20_Text"><text:soft-page-break/><text:s text:c="2"/>Date: Tue, 11 Jul 2000 19:31:34 +0100</text:p>
      <text:p text:style-name="Preformatted_20_Text"/>
      <text:p text:style-name="Preformatted_20_Text"><text:s text:c="2"/>&gt; So are you saying your word list is also in the public domain?</text:p>
      <text:p text:style-name="Preformatted_20_Text"/>
      <text:p text:style-name="Preformatted_20_Text"><text:s text:c="2"/>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text:s text:c="2"/>This software and database is being provided to you, the LICENSEE,</text:p>
      <text:p text:style-name="Preformatted_20_Text"><text:s text:c="2"/>by Princeton University under the following license. <text:s/>By obtaining,</text:p>
      <text:p text:style-name="Preformatted_20_Text"><text:s text:c="2"/>using and/or copying this software and database, you agree that you</text:p>
      <text:p text:style-name="Preformatted_20_Text"><text:s text:c="2"/>have read, understood, and will comply with these terms and</text:p>
      <text:p text:style-name="Preformatted_20_Text"><text:s text:c="2"/>conditions.:</text:p>
      <text:p text:style-name="Preformatted_20_Text"/>
      <text:p text:style-name="Preformatted_20_Text"><text:s text:c="2"/>Permission to use, copy, modify and distribute this software and</text:p>
      <text:p text:style-name="Preformatted_20_Text"><text:s text:c="2"/>database and its documentation for any purpose and without fee or</text:p>
      <text:p text:style-name="Preformatted_20_Text"><text:s text:c="2"/>royalty is hereby granted, provided that you agree to comply with</text:p>
      <text:p text:style-name="Preformatted_20_Text"><text:s text:c="2"/>the following copyright notice and statements, including the</text:p>
      <text:p text:style-name="Preformatted_20_Text"><text:s text:c="2"/>disclaimer, and that the same appear on ALL copies of the software,</text:p>
      <text:p text:style-name="Preformatted_20_Text"><text:s text:c="2"/>database and documentation, including modifications that you make</text:p>
      <text:p text:style-name="Preformatted_20_Text"><text:s text:c="2"/>for internal use or for distribution.</text:p>
      <text:p text:style-name="Preformatted_20_Text"/>
      <text:p text:style-name="Preformatted_20_Text"><text:s text:c="2"/>WordNet 1.6 Copyright 1997 by Princeton University. <text:s/>All rights</text:p>
      <text:p text:style-name="Preformatted_20_Text"><text:s text:c="2"/>reserved.</text:p>
      <text:p text:style-name="Preformatted_20_Text"/>
      <text:p text:style-name="Preformatted_20_Text"><text:s text:c="2"/>THIS SOFTWARE AND DATABASE IS PROVIDED "AS IS" AND PRINCETON</text:p>
      <text:p text:style-name="Preformatted_20_Text"><text:s text:c="2"/>UNIVERSITY MAKES NO REPRESENTATIONS OR WARRANTIES, EXPRESS OR</text:p>
      <text:p text:style-name="Preformatted_20_Text"><text:s text:c="2"/>IMPLIED. <text:s/>BY WAY OF EXAMPLE, BUT NOT LIMITATION, PRINCETON</text:p>
      <text:p text:style-name="Preformatted_20_Text"><text:s text:c="2"/>UNIVERSITY MAKES NO REPRESENTATIONS OR WARRANTIES OF MERCHANT-</text:p>
      <text:p text:style-name="Preformatted_20_Text"><text:s text:c="2"/>ABILITY OR FITNESS FOR ANY PARTICULAR PURPOSE OR THAT THE USE OF THE</text:p>
      <text:p text:style-name="Preformatted_20_Text"><text:s text:c="2"/>LICENSED SOFTWARE, DATABASE OR DOCUMENTATION WILL NOT INFRINGE ANY</text:p>
      <text:p text:style-name="Preformatted_20_Text"><text:s text:c="2"/>THIRD PARTY PATENTS, COPYRIGHTS, TRADEMARKS OR OTHER RIGHTS.</text:p>
      <text:p text:style-name="Preformatted_20_Text"/>
      <text:p text:style-name="Preformatted_20_Text"><text:s text:c="2"/>The name of Princeton University or Princeton may not be used in</text:p>
      <text:p text:style-name="Preformatted_20_Text"><text:s text:c="2"/>advertising or publicity pertaining to distribution of the software</text:p>
      <text:p text:style-name="Preformatted_20_Text"><text:s text:c="2"/>and/or database. <text:s/>Title to copyright in this software, database and</text:p>
      <text:p text:style-name="Preformatted_20_Text"><text:s text:c="2"/>any associated documentation shall at all times remain with</text:p>
      <text:p text:style-name="Preformatted_20_Text"><text:s text:c="2"/>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Finally a small list of abbreviations not commonly found in</text:p>
      <text:p text:style-name="Preformatted_20_Text">other word lists is included.</text:p>
      <text:p text:style-name="Preformatted_20_Text"/>
      <text:p text:style-name="Preformatted_20_Text"><text:soft-page-break/>The name files form the Census report is a government document which I</text:p>
      <text:p text:style-name="Preformatted_20_Text">don't think can be copyrighted.</text:p>
      <text:p text:style-name="Preformatted_20_Text"/>
      <text:p text:style-name="Preformatted_20_Text">The file special-jargon.50 uses common.lst and word.lst from the</text:p>
      <text:p text:style-name="Preformatted_20_Text">"Unofficial Jargon File Word Lists" which is derived from "The Jargon</text:p>
      <text:p text:style-name="Preformatted_20_Text">File". <text:s/>All of which is in the Public Domain. <text:s/>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The 70 level also included the 5desk list from version 4.0 of</text:p>
      <text:p text:style-name="Preformatted_20_Text">the 12Dics package which is the public domain</text:p>
      <text:p text:style-name="Preformatted_20_Text"/>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is in the Public Domain:</text:p>
      <text:p text:style-name="Preformatted_20_Text"/>
      <text:p text:style-name="Preformatted_20_Text"><text:s text:c="2"/>The ENABLE master word list, WORD.LST, is herewith formally released</text:p>
      <text:p text:style-name="Preformatted_20_Text"><text:s text:c="2"/>into the Public Domain. Anyone is free to use it or distribute it in</text:p>
      <text:p text:style-name="Preformatted_20_Text"><text:s text:c="2"/>any manner they see fit. No fee or registration is required for its</text:p>
      <text:p text:style-name="Preformatted_20_Text"><text:s text:c="2"/>use nor are "contributions" solicited (if you feel you absolutely</text:p>
      <text:p text:style-name="Preformatted_20_Text"><text:s text:c="2"/>must contribute something for your own peace of mind, the authors of</text:p>
      <text:p text:style-name="Preformatted_20_Text"><text:s text:c="2"/>the ENABLE list ask that you make a donation on their behalf to your</text:p>
      <text:p text:style-name="Preformatted_20_Text"><text:s text:c="2"/>favorite charity). This word list is our gift to the Scrabble</text:p>
      <text:p text:style-name="Preformatted_20_Text"><text:s text:c="2"/>community, as an alternate to "official" word lists. Game designers</text:p>
      <text:p text:style-name="Preformatted_20_Text"><text:s text:c="2"/>may feel free to incorporate the WORD.LST into their games. Please</text:p>
      <text:p text:style-name="Preformatted_20_Text"><text:s text:c="2"/>mention the source and credit us as originators of the list. Note</text:p>
      <text:p text:style-name="Preformatted_20_Text"><text:s text:c="2"/>that if you, as a game designer, use the WORD.LST in your product,</text:p>
      <text:p text:style-name="Preformatted_20_Text"><text:s text:c="2"/>you may still copyright and protect your product, but you may *not*</text:p>
      <text:p text:style-name="Preformatted_20_Text"><text:s text:c="2"/>legally copyright or in any way restrict redistribution of the</text:p>
      <text:p text:style-name="Preformatted_20_Text"><text:s text:c="2"/>WORD.LST portion of your product. This *may* under law restrict your</text:p>
      <text:p text:style-name="Preformatted_20_Text"><text:s text:c="2"/>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text:s text:c="2"/>Copyright (c) J Ross Beresford 1993-1999. All Rights Reserved.</text:p>
      <text:p text:style-name="Preformatted_20_Text"/>
      <text:p text:style-name="Preformatted_20_Text"><text:s text:c="2"/>The following restriction is placed on the use of this publication:</text:p>
      <text:p text:style-name="Preformatted_20_Text"><text:s text:c="2"/>if The UK Advanced Cryptics Dictionary is used in a software package</text:p>
      <text:p text:style-name="Preformatted_20_Text"><text:s text:c="2"/>or redistributed in any form, the copyright notice must be</text:p>
      <text:p text:style-name="Preformatted_20_Text"><text:s text:c="2"/>prominently displayed and the text of this document must be included</text:p>
      <text:p text:style-name="Preformatted_20_Text"><text:s text:c="2"/>verbatim.</text:p>
      <text:p text:style-name="Preformatted_20_Text"/>
      <text:p text:style-name="Preformatted_20_Text"><text:s text:c="2"/>There are no other restrictions: I would like to see the list</text:p>
      <text:p text:style-name="Preformatted_20_Text"><text:s text:c="2"/>distributed as widely as possible.</text:p>
      <text:p text:style-name="Preformatted_20_Text"/>
      <text:p text:style-name="Preformatted_20_Text"><text:soft-page-break/>The 95 level includes the 354,984 single words and 256,772 compound</text:p>
      <text:p text:style-name="Preformatted_20_Text">words from the MWords package, ABLE.LST from the ENABLE Supplement,</text:p>
      <text:p text:style-name="Preformatted_20_Text">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text:s text:c="2"/>Copyright 1993, Geoff Kuenning, Granada Hills, CA</text:p>
      <text:p text:style-name="Preformatted_20_Text"><text:s text:c="2"/>All rights reserved.</text:p>
      <text:p text:style-name="Preformatted_20_Text"/>
      <text:p text:style-name="Preformatted_20_Text"><text:s text:c="2"/>Redistribution and use in source and binary forms, with or without</text:p>
      <text:p text:style-name="Preformatted_20_Text"><text:s text:c="2"/>modification, are permitted provided that the following conditions</text:p>
      <text:p text:style-name="Preformatted_20_Text"><text:s text:c="2"/>are met:</text:p>
      <text:p text:style-name="Preformatted_20_Text"/>
      <text:p text:style-name="Preformatted_20_Text"><text:s text:c="2"/>1. Redistribution of source code must retain the above copyright</text:p>
      <text:p text:style-name="Preformatted_20_Text"><text:s text:c="5"/>notice, this list of conditions and the following disclaimer.</text:p>
      <text:p text:style-name="Preformatted_20_Text"><text:s text:c="2"/>2. Redistribution in binary form must reproduce the above copyright</text:p>
      <text:p text:style-name="Preformatted_20_Text"><text:s text:c="5"/>notice, this list of conditions and the following disclaimer in the</text:p>
      <text:p text:style-name="Preformatted_20_Text"><text:s text:c="5"/>documentation and/or other materials provided with the distribution.</text:p>
      <text:p text:style-name="Preformatted_20_Text"><text:s text:c="2"/>3. All modifications to the source code must be clearly marked as</text:p>
      <text:p text:style-name="Preformatted_20_Text"><text:s text:c="5"/>such. <text:s/>Binary redistribution based on modified source code</text:p>
      <text:p text:style-name="Preformatted_20_Text"><text:s text:c="5"/>must be clearly marked as modified versions in the documentation</text:p>
      <text:p text:style-name="Preformatted_20_Text"><text:s text:c="5"/>and/or other materials provided with the distribution.</text:p>
      <text:p text:style-name="Preformatted_20_Text"><text:s text:c="2"/>(clause 4 removed with permission from Geoff Kuenning)</text:p>
      <text:p text:style-name="Preformatted_20_Text"><text:s text:c="2"/>5. The name of Geoff Kuenning may not be used to endorse or promote</text:p>
      <text:p text:style-name="Preformatted_20_Text"><text:s text:c="5"/>products derived from this software without specific prior</text:p>
      <text:p text:style-name="Preformatted_20_Text"><text:s text:c="5"/>written permission.</text:p>
      <text:p text:style-name="Preformatted_20_Text"/>
      <text:p text:style-name="Preformatted_20_Text"><text:s text:c="2"/>THIS SOFTWARE IS PROVIDED BY GEOFF KUENNING AND CONTRIBUTORS ``AS</text:p>
      <text:p text:style-name="Preformatted_20_Text"><text:s text:c="2"/>IS'' AND ANY EXPRESS OR IMPLIED WARRANTIES, INCLUDING, BUT NOT</text:p>
      <text:p text:style-name="Preformatted_20_Text"><text:s text:c="2"/>LIMITED TO, THE IMPLIED WARRANTIES OF MERCHANTABILITY AND FITNESS</text:p>
      <text:p text:style-name="Preformatted_20_Text"><text:s text:c="2"/>FOR A PARTICULAR PURPOSE ARE DISCLAIMED. <text:s/>IN NO EVENT SHALL GEOFF</text:p>
      <text:p text:style-name="Preformatted_20_Text"><text:s text:c="2"/>KUENNING OR CONTRIBUTORS BE LIABLE FOR ANY DIRECT, INDIRECT,</text:p>
      <text:p text:style-name="Preformatted_20_Text"><text:s text:c="2"/>INCIDENTAL, SPECIAL, EXEMPLARY, OR CONSEQUENTIAL DAMAGES (INCLUDING,</text:p>
      <text:p text:style-name="Preformatted_20_Text"><text:s text:c="2"/>BUT NOT LIMITED TO, PROCUREMENT OF SUBSTITUTE GOODS OR SERVICES;</text:p>
      <text:p text:style-name="Preformatted_20_Text"><text:s text:c="2"/>LOSS OF USE, DATA, OR PROFITS; OR BUSINESS INTERRUPTION) HOWEVER</text:p>
      <text:p text:style-name="Preformatted_20_Text"><text:s text:c="2"/>CAUSED AND ON ANY THEORY OF LIABILITY, WHETHER IN CONTRACT, STRICT</text:p>
      <text:p text:style-name="Preformatted_20_Text"><text:s text:c="2"/>LIABILITY, OR TORT (INCLUDING NEGLIGENCE OR OTHERWISE) ARISING IN</text:p>
      <text:p text:style-name="Preformatted_20_Text"><text:s text:c="2"/>ANY WAY OUT OF THE USE OF THIS SOFTWARE, EVEN IF ADVISED OF THE</text:p>
      <text:p text:style-name="Preformatted_20_Text"><text:s text:c="2"/>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English (United Kingdom)</text:h>
      <text:h text:style-name="Heading_20_3" text:outline-level="3">Spelling dictionary</text:h>
      <text:p text:style-name="Standard">The following software may be included in this product: English (United Kingdom)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spelling dictionary. Use of any of this software is governed by the terms of the license below:</text:p>
      <text:p text:style-name="Standard"><text:a xlink:type="simple" xlink:href="#4.10.1.Spelling dictionary|outline">See English (Canada)</text:a>.</text:p>
      <text:h text:style-name="Heading_20_3" text:outline-level="3">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text:line-break/>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text:soft-page-break/>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text:p>
      <text:h text:style-name="Heading_20_2" text:outline-level="2">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a xlink:type="simple" xlink:href="http://www.eki.ee/eki/licence.html">http://www.eki.ee/eki/licence.html</text:a>.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text:soft-page-break/>E-mail: tarkvara@eki.ee</text:p>
      <text:p text:style-name="Standard">URL: <text:a xlink:type="simple" xlink:href="http://www.eki.ee/tarkvara/">http://www.eki.ee/tarkvara/</text:a></text:p>
      <text:p text:style-name="Standard">The present License Agreement gives the user of this Software Product (hereinafter: Product) the right to use the Product for whatever purpose (incl. distribution, copying, altering, inclusion in other software, and selling) on the 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Whenever you use the Product, we request that you inform us by writing to the e-mail address tarkvara@eki.ee or to street address listed below.</text:p>
      <text:p text:style-name="Standard">Institute of the Estonian Language</text:p>
      <text:p text:style-name="Standard">Roosikrantsi 6<text:line-break/>EE-10119 Tallinn<text:line-break/>ESTONIA</text:p>
      <text:p text:style-name="Standard">E-mail: eki@eki.ee<text:line-break/>Phone &amp; Fax: +372-6411443</text:p>
      <text:p text:style-name="Standard"><text:a xlink:type="simple" xlink:href="#7.GNU Lesser General Public License Version 2.1|outline">Jump to LGPL Version 2.1</text:a></text:p>
      <text:h text:style-name="Heading_20_3" text:outline-level="3">Hyphenation patterns</text:h>
      <text:p text:style-name="Standard">The following software may be included in this product: Estonian hyphenation patterns. Use of any of this software is governed by the terms of the license below:</text:p>
      <text:p text:style-name="Standard">Hyphenation file is adapted to OpenOffice.org by Jaak Pruulmann (jjpp@meso.ee, <text:a xlink:type="simple" xlink:href="http://www.meso.ee/~jjpp/speller/">http://www.meso.ee/~jjpp/speller/</text:a>)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text:soft-page-break/>in the heading of the file it is written that this file is licensed under LPPL. The work of Jaak Pruulmann is licensed under LGPL (GNU Lesser General Public License).</text:p>
      <text:p text:style-name="Standard"><text:a xlink:type="simple" xlink:href="#15.The LaTeX Project Public License|outline">Jump to LPPL</text:a></text:p>
      <text:p text:style-name="Standard"><text:a xlink:type="simple" xlink:href="#7.GNU Lesser General Public License Version 2.1|outline">Jump to LGPL Version 2.1</text:a></text:p>
      <text:h text:style-name="Heading_20_2" text:outline-level="2">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text:p>
      <text:p text:style-name="Standard">Licenses:</text:p>
      <text:list xml:id="list1054223200" text:style-name="L23">
        <text:list-item>
          <text:p text:style-name="P51">MPL: <text:a xlink:type="simple" xlink:href="#13.Mozilla Public License Version 1.1|outline">Mozilla Public License version 1.1</text:a> or higher</text:p>
        </text:list-item>
        <text:list-item>
          <text:p text:style-name="P51">GPL: <text:a xlink:type="simple" xlink:href="#12.GNU General Public License Version 2|outline">GNU General Public License version 2.0</text:a> or higher</text:p>
        </text:list-item>
        <text:list-item>
          <text:p text:style-name="P51">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a xlink:type="simple" xlink:href="http://mirror.ctan.org/language/hyphenation/frhyph.tex">http://mirror.ctan.org/language/hyphenation/frhyph.tex</text:a></text:p>
      <text:p text:style-name="Standard">The TeX hyphenation tables are released under the LaTeX Project Public License (LPPL)</text:p>
      <text:p text:style-name="Standard"><text:a xlink:type="simple" xlink:href="#15.The LaTeX Project Public License|outline">Jump to LPPL</text:a></text:p>
      <text:p text:style-name="Standard">License: OpenOffice.org adaptions of this package are licensed under the GNU Lesser General Public License (LGPL) version 2.1 or higher.</text:p>
      <text:p text:style-name="Standard"><text:a xlink:type="simple" xlink:href="#7.GNU Lesser General Public License Version 2.1|outline">Jump to LGPL Version 2.1</text:a></text:p>
      <text:p text:style-name="Standard">Author: Conversion author is Paul Pichaureau <text:soft-page-break/>&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Use of any of this software is governed by the terms of the license below:</text:p>
      <text:p text:style-name="Standard">Licence: LGPL: GNU Lesser General Public License version 2.1 or higher.</text:p>
      <text:p text:style-name="Standard"><text:a xlink:type="simple" xlink:href="#7.GNU Lesser General Public License Version 2.1|outline">Jump to LGPL Version 2.1</text:a></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Spellchecker files (gl_ES.aff, gl_ES.dic) from Mar Castro Pereiro also developed for Mancomún.</text:p>
      <text:p text:style-name="Standard">Distributed under the GPL License.</text:p>
      <text:p text:style-name="Standard"><text:a xlink:type="simple" xlink:href="#11.GNU General Public License Version 3|outline">Jump to GPL Version 3</text:a></text:p>
      <text:h text:style-name="Heading_20_2" text:outline-level="2">Gujarati</text:h>
      <text:h text:style-name="Heading_20_3" text:outline-level="3">Spelling dictionary</text:h>
      <text:p text:style-name="Standard">The following software may be included in this product: Gujarati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ext:soft-page-break/>This dictionary is Copyright (C) 2000-2009, Nadav Har'El (nyh@math.technion.ac.il) and Dan Kenigsberg (<text:a xlink:type="simple" xlink:href="mailto:danken@cs.technion.ac.il">danken@cs.technion.ac.il</text:a>).</text:p>
      <text:p text:style-name="Standard">It is licensed under the GNU General Public License (GPL).</text:p>
      <text:p text:style-name="Standard"><text:a xlink:type="simple" xlink:href="#11.GNU General Public License Version 3|outline">Jump to GPL Version 3</text:a></text:p>
      <text:h text:style-name="Heading_20_2" text:outline-level="2">Hindi</text:h>
      <text:p text:style-name="Standard">The following software may be included in this product: Hindi spelling dictionary. Use of any of this software is governed by the terms of the license below:</text:p>
      <text:p text:style-name="Standard">GNU Aspell Hindi Word List Package<text:line-break/>Copyright © 2005 Swapnil {Hajare, Sant} &lt;<text:a xlink:type="simple" xlink:href="mailto:janabhaaratii@ncst.ernet.in">janabhaaratii@ncst.ernet.in</text:a>&g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Conversion made by Laszlo Nemeth, for demonstration of Hunspell Unicode support.</text:p>
      <text:p text:style-name="Standard"><text:a xlink:type="simple" xlink:href="#7.GNU General Public License Version 2|outline">Jump to GPL Version 2</text:a></text:p>
      <text:h text:style-name="Heading_20_2" text:outline-level="2">Hungarian</text:h>
      <text:h text:style-name="Heading_20_3" text:outline-level="3">Spelling dictionary</text:h>
      <text:p text:style-name="Standard">The following software may be included in this product: Hungarian spelling 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text:soft-page-break/><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Original license: GPL v2</text:p>
      <text:p text:style-name="Standard">Patch author: László Németh &lt;nemeth (at) OOo&gt;</text:p>
      <text:p text:style-name="Standard">Patch license: MPL/GPL/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Hungarian thesaurus. Use of any of this software is governed by the terms of the license below:</text:p>
      <text:p text:style-name="Standard">Copyright (C) 2009, László Németh</text:p>
      <text:p text:style-name="Standard"><text:a xlink:type="simple" xlink:href="#7.GNU General Public License Version 2|outline">Jump to GPL Version 2</text:a></text:p>
      <text:h text:style-name="Heading_20_2" text:outline-level="2">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text:line-break/>Copyright (C) 2002, 2003, 2004 Gianluca Turconi and Davide Prina<text:line-break/>Copyright (C) 2004, 2005, 2006, 2007 <text:s/>Davide Prina<text:line-break/>Copyright (C) 2010 <text:s/>Andrea Pescetti</text:p>
      <text:p text:style-name="Standard"><text:soft-page-break/><text:a xlink:type="simple" xlink:href="#11.GNU General Public License Version 3|outline">Jump to GPL Version 3</text:a></text:p>
      <text:h text:style-name="Heading_20_3" text:outline-level="3">Hyphenation patterns</text:h>
      <text:p text:style-name="Standard">The following software may be included in this product: Italian hyphenation patterns. Use of any of this software is governed by the terms of the license below:</text:p>
      <text:p text:style-name="Standard">Origin: <text:s text:c="2"/>Based on the TeX hyphenation tables by Claudio Beccari</text:p>
      <text:p text:style-name="Standard">Author: <text:s text:c="2"/>conversion author is Giuseppe Bilotta &lt;<text:a xlink:type="simple" xlink:href="mailto:giuseppe.bilotta@gmail.com">giuseppe.bilotta@gmail.com</text:a>&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Italian thesaurus. Use of any of this software is governed by the terms of the license below:</text:p>
      <text:p text:style-name="Standard">Copyright (C) 2004,2005,2006,2007,2008 Daniela Volta<text:line-break/>Copyright (C) 2008 Giovanni Zuliani<text:line-break/>Copyright (C) 2006,2007,2008 Davide Prina<text:line-break/>Copyright (C) 2010 <text:s/>Andrea Pescetti</text:p>
      <text:p text:style-name="Standard"><text:a xlink:type="simple" xlink:href="#11.GNU General Public License Version 3|outline">Jump to GPL Version 3</text:a></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text:a xlink:type="simple" xlink:href="#11.GNU General Public License Version 3|outline">Jump to GPL Version 3</text:a></text:p>
      <text:p text:style-name="Standard"><text:soft-page-break/><text:a xlink:type="simple" xlink:href="#9.GNU Lesser General Public License Version 3|outline">Jump to LGPL Version 3</text:a></text:p>
      <text:p text:style-name="Standard"><text:a xlink:type="simple" xlink:href="#8.Mozilla Public License Version 1.1|outline">Jump to MPL Version 1.1</text:a></text:p>
      <text:h text:style-name="Heading_20_2" text:outline-level="2">Latvian</text:h>
      <text:h text:style-name="Heading_20_3" text:outline-level="3">Spelling dictionary</text:h>
      <text:p text:style-name="Standard">The following software may be included in this product: Latvian spelling dictionary.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Latvian hyphenation patterns. Use of any of this software is governed by the terms of the license below:</text:p>
      <text:p text:style-name="Standard">Copyright (C) 2004-2005 Jânis Vilims, jvilims@apollo.lv </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Latvian thesaurus.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2" text:outline-level="2">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224168000" text:style-name="L24">
        <text:list-item>
          <text:p text:style-name="P52"><text:soft-page-break/>Redistribution of source code must retain the above copyright notice, this list of conditions and the following disclaimer.</text:p>
        </text:list-item>
        <text:list-item>
          <text:p text:style-name="P52">Redistribution in binary form must reproduce the above copyright notice, this list of conditions and the following disclaimer in the documentation and/or other materials provided with the distribution.</text:p>
        </text:list-item>
        <text:list-item>
          <text:p text:style-name="P52">Neither the name of the Albertas Agejevas nor the names of its contributors may be used to endorse or promote products derived from this software 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as lthyphen.tex.</text:p>
      <text:p text:style-name="Standard">Author: Converted to OOo format by Albertas Agejevas &lt;alga@akl.lt&gt;</text:p>
      <text:p text:style-name="Standard">License: LaTeX Project Public Licence</text:p>
      <text:p text:style-name="Standard"><text:a xlink:type="simple" xlink:href="#15.The LaTeX Project Public License|outline">Jump to LPPL</text:a></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text:soft-page-break/>Compiled by Madan Puraskar Pustakalay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2" text:outline-level="2">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Norwegian thesaurus. Use of any of this software is governed by the terms of the license below:</text:p>
      <text:p text:style-name="Standard"><text:a xlink:type="simple" xlink:href="#7.GNU General Public License Version 2|outline">Jump to GPL Version 2</text:a></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ext:soft-page-break/>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2" text:outline-level="2">Polish</text:h>
      <text:h text:style-name="Heading_20_3" text:outline-level="3">Spelling dictionary</text:h>
      <text:p text:style-name="Standard">The following software may be included in this product: Polish spelling 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Based on the TeX hyphenation patterns plhyph.tex, version 3.0a, Wednesday, May 17th, 1995. The original file is in CTAN archives, for example here:<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GNU LGPL license.</text:p>
      <text:p text:style-name="Standard">Author: conversion and corrects author is Artur Polaczyński &lt;artiip@gmail.com&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Polish thesaurus. Use of any of this software is governed by the terms of the license below:</text:p>
      <text:p text:style-name="Standard">Copyright (C) 2004-2008 Marcin Miłkowski &lt;<text:a xlink:type="simple" xlink:href="mailto:milek_pl@users.sourceforge.net">milek_pl@users.sourceforge.net</text:a>&gt;</text:p>
      <text:p text:style-name="Standard">This product is made available subject to the terms of GNU Lesser General Public License Version 2.1.</text:p>
      <text:p text:style-name="Standard"><text:soft-page-break/><text:a xlink:type="simple" xlink:href="#5.GNU Lesser General Public License Version 2.1|outline">Jump to LGPL Version 2.1</text:a></text:p>
      <text:h text:style-name="Heading_20_2" text:outline-level="2">Portoguise</text:h>
      <text:h text:style-name="Heading_20_3" text:outline-level="3">Spelling dictionary</text:h>
      <text:p text:style-name="Standard">The following software may be included in this product: Portoguise spelling dictionary. Use of any of this software is governed by the terms of the license below:</text:p>
      <text:p text:style-name="Standard">Copyright (C) 2006 <text:s/>Jose Joao de Almeida, Rui Vilela, Alberto Simões</text:p>
      <text:p text:style-name="Standard">Dep. Informatica, Universidade do Minho, Portugal</text:p>
      <text:p text:style-name="Standard">All dictionary files and associated programs are currently covered by the GPL and BSD license.</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p text:style-name="Standard">Redistribution and use in source and binary forms, with or without modification, are permitted provided that the following conditions are met:</text:p>
      <text:list xml:id="list647467355" text:style-name="L25">
        <text:list-item>
          <text:p text:style-name="P53">Redistributions of source code must retain the above copyright notice, this list of conditions and the following disclaimer.</text:p>
        </text:list-item>
        <text:list-item>
          <text:p text:style-name="P53">Redistributions in binary form must reproduce the above copyright notice, this list of conditions and the following disclaimer in the documentation and/or other materials provided with the distribution.</text:p>
        </text:list-item>
        <text:list-item>
          <text:p text:style-name="P53">All advertising materials mentioning features or use of this software must display the following acknowledgement: This product includes software developed by the University of California, Berkeley and its contributors.</text:p>
        </text:list-item>
        <text:list-item>
          <text:p text:style-name="P53">Neither the name of the name of the authors mentioned above,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text:soft-page-break/>DAMAGES (INCLUDING, BUT NOT LIMITED TO, PROCUREMENT OF SUBSTITUTE GOODS OR SERVICES;</text:p>
      <text:p text:style-name="Standard">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Portoguise hyphenation patterns. Use of any of this software is governed by the terms of the license below:</text:p>
      <text:p text:style-name="Standard">Based on the TeX hyphenation tables by Pedro J. de Rezende (Brazilian) and tuned up by J.Joao Dias Almeida</text:p>
      <text:p text:style-name="Standard">Author: conversion author is Paulo Morgado</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Portoguise thesaurus. Use of any of this software is governed by the terms of the license below:</text:p>
      <text:p text:style-name="Standard"><text:a xlink:type="simple" xlink:href="#7.GNU General Public License Version 2|outline">Jump to GPL Version 2</text:a></text:p>
      <text:h text:style-name="Heading_20_2" text:outline-level="2">Portoguise (Brazilian)</text:h>
      <text:h text:style-name="Heading_20_3" text:outline-level="3">Spelling dictionary</text:h>
      <text:p text:style-name="Standard">The following software may be included in this product: Portoguise (Brazilian) spelling dictionary. Use of any of this software is governed by the terms of the 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6 - 2008 by Raimundo Santos Moura &lt;raimundomoura@openoffice.org&gt;</text:p>
      <text:p text:style-name="Standard"><text:a xlink:type="simple" xlink:href="#5.GNU Lesser General Public License Version 2.1|outline">Jump to LGPL Version 2.1</text:a></text:p>
      <text:h text:style-name="Heading_20_3" text:outline-level="3"><text:soft-page-break/>Hyphenation patterns</text:h>
      <text:p text:style-name="Standard">The following software may be included in this product: Portoguise (Brazilian) hyphenation patterns. Use of any of this software is governed by the terms of the license below:</text:p>
      <text:p text:style-name="Standard">These hyphenation patterns are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8 - 2009 by Raimundo Santos Moura &lt;raimundomoura@openoffice.org&gt;</text:p>
      <text:p text:style-name="Standard"><text:a xlink:type="simple" xlink:href="#5.GNU Lesser General Public License Version 2.1|outline">Jump to LGPL Version 2.1</text:a></text:p>
      <text:h text:style-name="Heading_20_2" text:outline-level="2">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Romanian thesaurus. Use of any of this software is governed by the terms of the license below:</text:p>
      <text:p text:style-name="Standard"><text:soft-page-break/>GNU General Public License Version 2 or later</text:p>
      <text:p text:style-name="Standard"><text:a xlink:type="simple" xlink:href="#7.GNU General Public License Version 2|outline">Jump to GPL Version 2</text:a></text:p>
      <text:h text:style-name="Heading_20_2" text:outline-level="2">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Copyright (c) 1997-2008, Alexander I. Lebedev</text:p>
      <text:p text:style-name="Standard">All rights reserved.</text:p>
      <text:p text:style-name="Standard">Redistribution and use in source and binary forms, with or without modification, are permitted provided that the following conditions are met:</text:p>
      <text:list xml:id="list1634927285" text:style-name="L26">
        <text:list-item>
          <text:p text:style-name="P54">Redistribution of source code must retain the above copyright notice, this list of conditions and the following disclaimer.</text:p>
        </text:list-item>
        <text:list-item>
          <text:p text:style-name="P54">Redistribution in binary form must reproduce the above copyright notice, this list of conditions and the following disclaimer in the documentation and/or other materials provided with the distribution.</text:p>
        </text:list-item>
        <text:list-item>
          <text:p text:style-name="P54">Modified versions must be clearly marked as such.</text:p>
        </text:list-item>
        <text:list-item>
          <text:p text:style-name="P54">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text:soft-page-break/>Hyphenation patterns</text:h>
      <text:p text:style-name="Standard">The following software may be included in this product: Russian hyphenation patterns. Use of any of this software is governed by the terms of the license below:</text:p>
      <text:p text:style-name="Standard">unknown</text:p>
      <text:h text:style-name="Heading_20_3" text:outline-level="3">Thesaurus</text:h>
      <text:p text:style-name="Standard">The following software may be included in this product: Russian thesaurus. Use of any of this software is governed by the terms of the license below:</text:p>
      <text:p text:style-name="Standard">License: GNU LGPL</text:p>
      <text:p text:style-name="Standard">Author: Mikhail Korolyov &lt;mkorolyov@yandex.ru&gt;</text:p>
      <text:p text:style-name="Standard">Origin: Абрамовъ, Н. Словарь русскихъ синонимовъ и сходныхъ по смыслу выраженiй. Изд. 3-е, доп., Пг., 1911</text:p>
      <text:h text:style-name="Heading_20_2" text:outline-level="2">Scottish Gaelic</text:h>
      <text:h text:style-name="Heading_20_3" text:outline-level="3">Spelling dictionary</text:h>
      <text:p text:style-name="Standard">The following software may be included in this product: Scottish Gaelic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text:soft-page-break/>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text:a xlink:type="simple" xlink:href="#5.GNU Lesser General Public License Version 2.1|outline">Jump to LGPL Version 2.1</text:a></text:p>
      <text:h text:style-name="Heading_20_2" text:outline-level="2">Sinhala</text:h>
      <text:h text:style-name="Heading_20_3" text:outline-level="3">Spelling dictionary</text:h>
      <text:p text:style-name="Standard">The following software may be included in this product: Sinhala spelling dictionary. Use of any of this software is governed by the terms of the license below:</text:p>
      <text:p text:style-name="Standard">Copyright (C) &lt;2010&gt; <text:s/>Laknath Semage &lt;blaknath [at] gmail [dot] com&gt; </text:p>
      <text:p text:style-name="Standard"><text:a xlink:type="simple" xlink:href="#9.GNU General Public License Version 3|outline">Jump to GPL Version 3</text:a></text:p>
      <text:h text:style-name="Heading_20_2" text:outline-level="2">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36106200" text:style-name="L27">
        <text:list-item>
          <text:p text:style-name="P55">The GNU General Public License (GPL) Version 2, June 1991</text:p>
        </text:list-item>
        <text:list-item>
          <text:p text:style-name="P55">GNU Lesser General Public License Version 2.1, February 1999</text:p>
        </text:list-item>
        <text:list-item>
          <text:p text:style-name="P55">Mozilla Public License 1.1 (MPL 1.1)</text:p>
        </text:list-item>
      </text:list>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text:soft-page-break/>Dictionary is created by converting TeX hyphenation patterns for Slovak (Author: Jana Chlebíková) with lingucomponent-tools (<text:a xlink:type="simple" xlink:href="http://cvs.sourceforge.net/cgi-bin/viewcvs.cgi/oo-cs/lingucomponent-tools/">http://cvs.sourceforge.net/cgi-bin/viewcvs.cgi/oo-cs/lingucomponent-tools/</text:a>).</text:p>
      <text:p text:style-name="Standard">Original license: LPPL</text:p>
      <text:p text:style-name="Standard"><text:a xlink:type="simple" xlink:href="#15.The LaTeX Project Public License|outline">Jump to LPPL</text:a></text:p>
      <text:h text:style-name="Heading_20_3" text:outline-level="3">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Slovenian <text:soft-page-break/>hyphenation patterns.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Slovenian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panish</text:h>
      <text:h text:style-name="Heading_20_3" text:outline-level="3">Spelling dictionary</text:h>
      <text:p text:style-name="Standard">The following software may be included in this product: Spanish spelling dictionary.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panish hyphenation patterns.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Spanish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Copyright (C) 2004 Jason M Githeko</text:p>
      <text:p text:style-name="Standard"><text:a xlink:type="simple" xlink:href="#5.GNU Lesser General Public License Version 2.1|outline">Jump to LGPL Version 2.1</text:a></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12 Göran Andersson &lt;<text:a xlink:type="simple" xlink:href="mailto:goran@init.se">goran@init.se</text:a>&gt;.</text:p>
      <text:p text:style-name="Standard">This dictionary is made available subject to the terms of GNU Lesser General Public License Version 3.</text:p>
      <text:p text:style-name="Standard"><text:a xlink:type="simple" xlink:href="#7.GNU Lesser General Public License Version 3|outline">Jump to LGPL Version 3</text:a></text:p>
      <text:h text:style-name="Heading_20_3" text:outline-level="3">Thesaurus</text:h>
      <text:p text:style-name="Standard">The following software may be included in this product: Swedish thesaurus. Use of any of this software is governed by the terms of the license below:</text:p>
      <text:p text:style-name="Standard">This thesaurus was directly converted from Synlex. The synonyms will be displayed sorted by their voted synonym level.</text:p>
      <text:p text:style-name="Standard">The synlex file &lt;synpairs.xml&gt; license, You are free to use this file with the same license</text:p>
      <text:p text:style-name="Standard">Copyright (c) Viggo Kann KTH 2009</text:p>
      <text:p text:style-name="Standard">THIS MATERIAL IS PROVIDED AS IS, WITH ABSOLUTELY NO WARRANTY EXPRESSED OR IMPLIED. <text:s/>ANY USE IS AT YOUR OWN RISK.</text:p>
      <text:p text:style-name="Standard">Permission is hereby granted to use or copy this program for any purpose, provided the above notices are retained on all copies. Permission to modify the code and to distribute modified code is granted, provided the above notices are retained, and a notice that the code was modified is included with the above copyright notice.</text:p>
      <text:h text:style-name="Heading_20_2" text:outline-level="2"><text:soft-page-break/>Telugu</text:h>
      <text:h text:style-name="Heading_20_3" text:outline-level="3">Spelling dictionary</text:h>
      <text:p text:style-name="Standard">The following software may be included in this product: Telugu spelling dictionary. Use of any of this software is governed by the terms of the license below:</text:p>
      <text:p text:style-name="Standard">GNU Hunspell Telugu <text:s/>Word List Package adaptation</text:p>
      <text:p text:style-name="Standard">Copyright © 2010 adaptation to Hunspell, Arjuna Rao Chavala<text:line-break/>Copyright © 2005 Aspell Telugu word list released by IndLinux, Khadir</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Telugu hyphenation patterns. Use of any of this software is governed by the terms of the license below:</text:p>
      <text:p text:style-name="Standard">Copyright © 2009 Santhosh Thottingal</text:p>
      <text:p text:style-name="Standard">The Telugu Hyphenation Dictionary may be used under the terms of either the GNU General Public License Version 3 or later (the "GPL"), or the GNU Lesser General Public License Version 3 or later (the "LGPL")</text:p>
      <text:p text:style-name="Standard"><text:a xlink:type="simple" xlink:href="#9.GNU General Public License Version 3|outline">Jump to GPL Version 3</text:a></text:p>
      <text:p text:style-name="Standard"><text:a xlink:type="simple" xlink:href="#1.GNU Lesser General Public License Version 3|outline">Jump to LGPL Version 3</text:a></text:p>
      <text:h text:style-name="Heading_20_2" text:outline-level="2">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text:line-break/>Copyright (C) 2001 Dmytro Kovalyov, Maksym Polyakov, Andriy Rysin<text:line-break/>Copyright (C) 2002 Valentyn Solomko, Volodymyr M. Lisivka<text:line-break/>Copyright (C) 2005 Andriy Rysin, Eugeniy Meshcheryakov, Dmytro Kovalyov<text:line-break/>Copyright (C) 2006-2009 Andriy Rysin</text:p>
      <text:p text:style-name="Standard">This dictionary is licensed under GPL 2.0 or above, LGPL 2.1 or above and MPL (Mozilla Public License) 1.1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Ukrainian hyphenation patterns. Use of any of this software is governed by the terms of the license below:</text:p>
      <text:p text:style-name="Standard">Copyright 1998-2002 Maksym Polyakov.</text:p>
      <text:p text:style-name="Standard">License: GNU General Public License version 2 or any later version</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Copyright (C) 2009 Andriy Rysin</text:p>
      <text:p text:style-name="Standard">This thesaurus is licensed under GPL, LGPL and MPL (Mozilla Public License) licenses.</text:p>
      <text:p text:style-name="Standard"><text:soft-page-break/><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Authors:<text:line-break/>Ivan Garcia &lt;capiscuas@gmail.com&gt;<text:line-break/>Nguyễn Xuân Minh &lt;<text:a xlink:type="simple" xlink:href="mailto:mxn@zoomtown.com">mxn@zoomtown.com</text:a>&gt;</text:p>
      <text:p text:style-name="Standard">This spellchecker for OpenOffice was based on the Vietnamese Dictionary list from Proffessor Hồ Ngọc Đức</text:p>
      <text:p text:style-name="Standard">This spellchecker is released with GPLv2 license.</text:p>
      <text:p text:style-name="Standard"><text:a xlink:type="simple" xlink:href="#7.GNU General Public License Version 2|outline">Jump to GPL Version 2</text:a></text:p>
      <text:h text:style-name="Heading_20_2" text:outline-level="2">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text:a xlink:type="simple" xlink:href="#5.GNU Lesser General Public License Version 2.1|outline">Jump to LGPL Version 2.1</text:a></text:p>
      <text:h text:style-name="P86" text:outline-level="1"><text:bookmark-start text:name="__RefHeading__6874_404019354"/>Artwork<text:bookmark-end text:name="__RefHeading__6874_404019354"/></text:h>
      <text:h text:style-name="Heading_20_2" text:outline-level="2">KDE Crystal theme icons</text:h>
      <text:p text:style-name="Standard">The following software may be included in this product: KDE Crystal theme icons. Use of any of this software is governed by the terms of the license below:</text:p>
      <text:p text:style-name="Standard">KDE Crystal theme icons.<text:line-break/>Copyright (C) 2002 and following years KDE Artists This library is free software; you can redistribute it and/or modify it under the terms of the GNU Lesser General Public License as published by the Free Software Foundation, version 2.1 of the License.</text:p>
      <text:p text:style-name="Standard"><text:a xlink:type="simple" xlink:href="#7.GNU Lesser General Public License Version 2.1|outline">Jump to LGPL Version 2.1</text:a></text:p>
      <text:h text:style-name="Heading_20_2" text:outline-level="2">Tango theme</text:h>
      <text:p text:style-name="Standard">Portions of the Tango theme contain work licenced under the Creative Commons Attribution-Share Alike 3.0 United States License. To view a <text:s/>copy of this licence, visit <text:a xlink:type="simple" xlink:href="http://creativecommons.org/licenses/by-sa/3.0/">http://creativecommons.org/licenses/by-sa/3.0/</text:a> or send a letter to Creative Commons, 171 Second Street, Suite 300, San Francisco, California 94105, USA.</text:p>
      <text:p text:style-name="Standard">This artwork is attributed to the "GNOME Project": <text:a xlink:type="simple" xlink:href="http://www.gnome.org/">http://www.gnome.org</text:a></text:p>
      <text:p text:style-name="Standard"><text:a xlink:type="simple" xlink:href="#15.Creative Commons Attribution-ShareAlike 3.0 Unported|outline">Jump to CC-BY-SA 3.0</text:a></text:p>
      <text:h text:style-name="P86" text:outline-level="1"><text:bookmark-start text:name="__RefHeading__6876_404019354"/>Miscellaneous<text:bookmark-end text:name="__RefHeading__6876_404019354"/></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P86" text:outline-level="1"><text:bookmark-start text:name="__RefHeading__12227_1300998327"/>GNU Lesser General Public License Version 3<text:bookmark-end text:name="__RefHeading__12227_1300998327"/></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Heading_20_2" text:outline-level="2"><text:bookmark-start text:name="__RefHeading__12229_1300998327"/><text:bookmark text:name="section0"/>0. Additional Definitions.<text:bookmark-end text:name="__RefHeading__12229_1300998327"/></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2" text:outline-level="2"><text:bookmark-start text:name="__RefHeading__12231_1300998327"/><text:bookmark text:name="section1"/>1. Exception to Section 3 of the GNU GPL.<text:bookmark-end text:name="__RefHeading__12231_1300998327"/></text:h>
      <text:p text:style-name="Standard">You may convey a covered work under sections 3 and 4 of this License without being bound by section 3 of the GNU GPL.</text:p>
      <text:h text:style-name="Heading_20_2" text:outline-level="2"><text:bookmark-start text:name="__RefHeading__12233_1300998327"/><text:bookmark text:name="section2"/>2. Conveying Modified Versions.<text:bookmark-end text:name="__RefHeading__12233_1300998327"/></text:h>
      <text:p text:style-name="Standard">If you modify a copy of the Library, and, in your modifications, a facility refers to a function or data to be supplied by an Application that uses the facility (other than as an argument passed when the facility is invoked), then you may <text:soft-page-break/>convey a copy of the modified version:</text:p>
      <text:list xml:id="list1285359595" text:style-name="L29">
        <text:list-item>
          <text:p text:style-name="P57">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57">b) under the GNU GPL, with none of the additional permissions of this License applicable to that copy.</text:p>
        </text:list-item>
      </text:list>
      <text:h text:style-name="Heading_20_2" text:outline-level="2" text:is-list-header="true"><text:bookmark-start text:name="__RefHeading__12235_1300998327"/><text:bookmark text:name="section3"/>3. Object Code Incorporating Material from Library Header Files.<text:bookmark-end text:name="__RefHeading__12235_1300998327"/></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836359863" text:style-name="L30">
        <text:list-item>
          <text:p text:style-name="P58">a) Give prominent notice with each copy of the object code that the Library is used in it and that the Library and its use are covered by this License.</text:p>
        </text:list-item>
        <text:list-item>
          <text:p text:style-name="P58">b) Accompany the object code with a copy of the GNU GPL and this license document.</text:p>
        </text:list-item>
      </text:list>
      <text:h text:style-name="Heading_20_2" text:outline-level="2" text:is-list-header="true"><text:bookmark-start text:name="__RefHeading__12237_1300998327"/><text:bookmark text:name="section4"/>4. Combined Works.<text:bookmark-end text:name="__RefHeading__12237_1300998327"/></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1808246382" text:style-name="L31">
        <text:list-item>
          <text:p text:style-name="P59">a) Give prominent notice with each copy of the Combined Work that the Library is used in it and that the Library and its use are covered by this License.</text:p>
        </text:list-item>
        <text:list-item>
          <text:p text:style-name="P59">b) Accompany the Combined Work with a copy of the GNU GPL and this license document.</text:p>
        </text:list-item>
        <text:list-item>
          <text:p text:style-name="P59">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59">d) Do one of the following:</text:p>
          <text:list>
            <text:list-item>
              <text:p text:style-name="P59">0) Convey the Minimal Corresponding Source under the terms of <text:soft-page-break/>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59">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59">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103" text:outline-level="2" text:is-list-header="true"><text:bookmark-start text:name="__RefHeading__12239_1300998327"/><text:bookmark text:name="section5"/>5. Combined Libraries.<text:bookmark-end text:name="__RefHeading__12239_1300998327"/></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2155383647" text:style-name="L32">
        <text:list-item>
          <text:p text:style-name="P60">a) Accompany the combined library with a copy of the same work based on the Library, uncombined with any other library facilities, conveyed under the terms of this License.</text:p>
        </text:list-item>
        <text:list-item>
          <text:p text:style-name="P60">b) Give prominent notice with the combined library that part of it is a work based on the Library, and explaining where to find the accompanying uncombined form of the same work.</text:p>
        </text:list-item>
      </text:list>
      <text:h text:style-name="P103" text:outline-level="2" text:is-list-header="true"><text:bookmark-start text:name="__RefHeading__12241_1300998327"/><text:bookmark text:name="section6"/>6. Revised Versions of the GNU Lesser General Public License.<text:bookmark-end text:name="__RefHeading__12241_1300998327"/></text:h>
      <text:p text:style-name="Standard">The Free Software Foundation may publish revised and/or new versions of the GNU Lesser General Public License from time to time. Such new versions will be similar in spirit to the present version, but may differ in detail to address 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text:soft-page-break/>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86" text:outline-level="1"><text:bookmark-start text:name="__RefHeading__6878_404019354"/>GNU Lesser General Public License Version 2.1<text:bookmark-end text:name="__RefHeading__6878_404019354"/></text:h>
      <text:p text:style-name="Preformatted_20_Text">Copyright (C) 1991, 1999 Free Software Foundation, Inc.</text:p>
      <text:p text:style-name="Preformatted_20_Text">51 Franklin Street, Fifth Floor, Boston, MA <text:s/>02110-1301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and passed on, the recipients should know that what they have is not the <text:soft-page-break/>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follow. Pay close attention to the difference between a "work based on the <text:soft-page-break/>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text:soft-page-break/>also meet all of these conditions:</text:p>
      <text:list xml:id="list1992892968" text:style-name="L33">
        <text:list-item>
          <text:p text:style-name="P61"><text:span text:style-name="Strong_20_Emphasis">a)</text:span> The modified work must itself be a software library.</text:p>
        </text:list-item>
        <text:list-item>
          <text:p text:style-name="P61"><text:span text:style-name="Strong_20_Emphasis">b)</text:span> You must cause the files modified to carry prominent notices stating that you changed the files and the date of any change.</text:p>
        </text:list-item>
        <text:list-item>
          <text:p text:style-name="P61"><text:span text:style-name="Strong_20_Emphasis">c)</text:span> You must cause the whole of the work to be licensed at no charge to all third parties under the terms of this License.</text:p>
        </text:list-item>
        <text:list-item>
          <text:p text:style-name="P61"><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61">(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Standard"><text:soft-page-break/>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Standard"><text:soft-page-break/><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1935871732" text:style-name="L34">
        <text:list-item>
          <text:p text:style-name="P62"><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62"><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62"><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62"><text:span text:style-name="Strong_20_Emphasis">d)</text:span> If distribution of the work is made by offering access to copy from a designated place, offer equivalent access to copy the above specified materials from the same place.</text:p>
        </text:list-item>
        <text:list-item>
          <text:p text:style-name="P62"><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text:soft-page-break/>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1539052616" text:style-name="L35">
        <text:list-item>
          <text:p text:style-name="P63"><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63"><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text:soft-page-break/>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soft-page-break/><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text:soft-page-break/>You should have received a copy of the GNU Lesser General Public</text:p>
      <text:p text:style-name="Preformatted_20_Text">License along with this library; if not, write to the Free Software</text:p>
      <text:p text:style-name="P22">Foundation, Inc., 51 Franklin Street, Fifth Floor, Boston, MA <text:s/>02110-1301 <text:s/>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22">Ty Coon, President of Vice</text:p>
      <text:p text:style-name="Standard">That's all there is to it!</text:p>
      <text:h text:style-name="P86" text:outline-level="1"><text:bookmark-start text:name="__RefHeading__6755_841587373"/>GNU Library General Public License Version 2<text:bookmark-end text:name="__RefHeading__6755_841587373"/></text:h>
      <text:p text:style-name="Standard">Version 2, June 1991 </text:p>
      <text:p text:style-name="Preformatted_20_Text">Copyright (C) 1991 Free Software Foundation, Inc.</text:p>
      <text:p text:style-name="Preformatted_20_Text">51 Franklin St, Fifth Floor, Boston, MA <text:s/>02110-1301, 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ibrary GPL. <text:s/>It is</text:p>
      <text:p text:style-name="P22">numbered 2 because it goes with version 2 of the ordinary GPL.]</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Standard">This license, the Library General Public License, applies to some specially designated Free Software Foundation software, and to any other libraries whose authors decide to use it. You can use it for your libraries, too. </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Standard">To protect your rights, we need to make restrictions that forbid anyone to deny you these rights or to ask you to surrender the rights. These restrictions translate to certain responsibilities for you if you distribute copies of the library, or if you modify it. </text:p>
      <text:p text:style-name="Standard">For example, if you distribute copies of the library, whether gratis or for a fee, you must give the recipients all the rights that we gave you. You must make sure that they, too, receive or can get the source code. If you link a program with the library, you must provide complete object files to the recipients so that they can relink them with the library, after making changes to the library and recompiling it. And you must show them these terms so they know their rights. </text:p>
      <text:p text:style-name="Standard">Our method of protecting your rights has two steps: (1) copyright the library, and (2) offer you this license which gives you legal permission to copy, distribute and/or modify the library. </text:p>
      <text:p text:style-name="Standard">Also, for each distributor's protection, we want to make certain that everyone understands that there is no warranty for this free library. If the library is modified by someone else and passed on, we want its recipients to know that <text:soft-page-break/>what they have is not the original version, so that any problems introduced by others will not reflect on the original authors' reputations. </text:p>
      <text:p text:style-name="Standard">Finally, any free program is threatened constantly by software patents. We wish to avoid the danger that companies distributing free software will individually obtain patent licenses, thus in effect transforming the program into proprietary software. To prevent this, we have made it clear that any patent must be licensed for everyone's free use or not licensed at all. </text:p>
      <text:p text:style-name="Standard">Most GNU software, including some libraries, is covered by the ordinary GNU General Public License, which was designed for utility programs. This license, the GNU Library General Public License, applies to certain designated libraries. This license is quite different from the ordinary one; be sure to read it in full, and don't assume that anything in it is the same as in the ordinary license. </text:p>
      <text:p text:style-name="Standard">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 a textual and legal sense, the linked executable is a combined work, a derivative of the original library, and the ordinary General Public License treats it as such. </text:p>
      <text:p text:style-name="Standard">Because of this blurred distinction, using the ordinary General Public License for libraries did not effectively promote software sharing, because most developers did not use the libraries. We concluded that weaker conditions might promote sharing better. </text:p>
      <text:p text:style-name="Standard">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 </text:p>
      <text:p text:style-name="Standard">The precise terms and conditions for copying, distribution and modification follow. Pay close attention to the difference between a "work based on the library" and a "work that uses the library". The former contains code derived from the library, while the latter only works together with the library. </text:p>
      <text:p text:style-name="Standard">Note that it is possible for a library to be covered by the ordinary General Public License rather than by this special one. </text:p>
      <text:h text:style-name="Heading_20_2" text:outline-level="2"><text:soft-page-break/>TERMS AND CONDITIONS FOR COPYING, DISTRIBUTION AND MODIFICATION</text:h>
      <text:p text:style-name="Standard"><text:span text:style-name="Strong_20_Emphasis">0.</text:span> This License Agreement applies to any software library which contains a notice placed by the copyright holder or other authorized party saying it may be distributed under the terms of this Library General Public License (also called "this License"). Each licensee is addressed as "you". </text:p>
      <text:p text:style-name="Standard">A "library" means a collection of software functions and/or data prepared so as to be conveniently linked with application programs (which use some of those functions and data) to form executables. </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p>
      <text:p text:style-name="Standard">You may charge a fee for the physical act of transferring a copy, and you may at your option offer warranty protection in exchange for a fee. </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 </text:p>
      <text:list xml:id="list1406988362" text:style-name="L36">
        <text:list-item>
          <text:p text:style-name="P64"><text:span text:style-name="Strong_20_Emphasis">a)</text:span> The modified work must itself be a software library. </text:p>
        </text:list-item>
        <text:list-item>
          <text:p text:style-name="P64"><text:soft-page-break/><text:span text:style-name="Strong_20_Emphasis">b)</text:span> You must cause the files modified to carry prominent notices stating that you changed the files and the date of any change. </text:p>
        </text:list-item>
        <text:list-item>
          <text:p text:style-name="P64"><text:span text:style-name="Strong_20_Emphasis">c)</text:span> You must cause the whole of the work to be licensed at no charge to all third parties under the terms of this License. </text:p>
        </text:list-item>
        <text:list-item>
          <text:p text:style-name="P64"><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p>
          <text:p text:style-name="P64">(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Standard">Thus, it is not the intent of this section to claim rights or contest your rights to work written entirely by you; rather, the intent is to exercise the right to control the distribution of derivative or collective works based on the Library. </text:p>
      <text:p text:style-name="Standard">In addition, mere aggregation of another work not based on the Library with the Library (or with a work based on the Library) on a volume of a storage or distribution medium does not bring the other work under the scope of this License. </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p>
      <text:p text:style-name="Standard">Once this change is made in a given copy, it is irreversible for that copy, so the ordinary GNU General Public License applies to all subsequent copies and derivative works made from that copy. </text:p>
      <text:p text:style-name="Standard"><text:soft-page-break/>This option is useful when you wish to copy part of the code of the Library into a program that is not a library. </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Standard"><text:span text:style-name="Strong_20_Emphasis">6.</text:span>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text:soft-page-break/>reverse engineering for debugging such modifications. </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p>
      <text:list xml:id="list1879405214" text:style-name="L37">
        <text:list-item>
          <text:p text:style-name="P65"><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p>
        </text:list-item>
        <text:list-item>
          <text:p text:style-name="P65"><text:span text:style-name="Strong_20_Emphasis">b)</text:span> Accompany the work with a written offer, valid for at least three years, to give the same user the materials specified in Subsection 6a, above, for a charge no more than the cost of performing this distribution. </text:p>
        </text:list-item>
        <text:list-item>
          <text:p text:style-name="P65"><text:span text:style-name="Strong_20_Emphasis">c)</text:span> If distribution of the work is made by offering access to copy from a designated place, offer equivalent access to copy the above specified materials from the same place. </text:p>
        </text:list-item>
        <text:list-item>
          <text:p text:style-name="P65"><text:span text:style-name="Strong_20_Emphasis">d)</text:span> Verify that the user has already received a copy of these materials or that you have already sent this user a copy. </text:p>
        </text:list-item>
      </text:list>
      <text:p text:style-name="Standard">For an executable, the required form of the "work that uses the Library" must include any data and utility programs needed for reproducing the executable from it.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text:soft-page-break/>facilities is otherwise permitted, and provided that you do these two things: </text:p>
      <text:list xml:id="list522898660" text:style-name="L38">
        <text:list-item>
          <text:p text:style-name="P66"><text:span text:style-name="Strong_20_Emphasis">a)</text:span> Accompany the combined library with a copy of the same work based on the Library, uncombined with any other library facilities. This must be distributed under the terms of the Sections above. </text:p>
        </text:list-item>
        <text:list-item>
          <text:p text:style-name="P66"><text:span text:style-name="Strong_20_Emphasis">b)</text:span> Give prominent notice with the combined library of the fact that part of it is a work based on the Library, and explaining where to find the accompanying uncombined form of the same work. </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to this License. </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Standard">If any portion of this section is held invalid or unenforceable under any particular circumstance, the balance of the section is intended to apply, and the section as a whole is intended to apply in other circumstances. </text:p>
      <text:p text:style-name="Standard">It is not the purpose of this section to induce you to infringe any patents or other property right claims or to contest validity of any such claims; this <text:soft-page-break/>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Standard">This section is intended to make thoroughly clear what is believed to be a consequence of the rest of this License. </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Standard"><text:span text:style-name="Strong_20_Emphasis">13.</text:span> The Free Software Foundation may publish revised and/or new versions of the Library General Public License from time to time. Such new versions will be similar in spirit to the present version, but may differ in detail to address new problems or concerns. </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ext:soft-page-break/>THE COST OF ALL NECESSARY SERVICING, REPAIR OR CORRECTION. </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p>
      <text:p text:style-name="P3">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 </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ibrary General Public</text:p>
      <text:p text:style-name="Preformatted_20_Text">License as published by the Free Software Foundation; either</text:p>
      <text:p text:style-name="Preformatted_20_Text">version 2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ibrary General Public License for more details.</text:p>
      <text:p text:style-name="Preformatted_20_Text"/>
      <text:p text:style-name="Preformatted_20_Text">You should have received a copy of the GNU Library General Public</text:p>
      <text:p text:style-name="Preformatted_20_Text">License along with this library; if not, write to the</text:p>
      <text:p text:style-name="Preformatted_20_Text">Free Software Foundation, Inc., 51 Franklin St, Fifth Floor,</text:p>
      <text:p text:style-name="P22">Boston, MA <text:s/>02110-1301, USA.</text:p>
      <text:p text:style-name="Standard">Also add information on how to contact you by electronic and paper mail. </text:p>
      <text:p text:style-name="Standard">You should also get your employer (if you work as a programmer) or your school, if any, to sign a "copyright disclaimer" for the library, if necessary. Here is a sample; alter the names: </text:p>
      <text:p text:style-name="Preformatted_20_Text">Yoyodyne, Inc., hereby disclaims all copyright interest in</text:p>
      <text:p text:style-name="Preformatted_20_Text"><text:soft-page-break/>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22">Ty Coon, President of Vice</text:p>
      <text:p text:style-name="Standard">That's all there is to it!</text:p>
      <text:h text:style-name="Heading_20_1" text:outline-level="1"><text:bookmark-start text:name="__RefHeading__6880_404019354"/>GNU General Public License Version 3<text:bookmark-end text:name="__RefHeading__6880_404019354"/></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h text:style-name="Heading_20_2" text:outline-level="2"><text:bookmark text:name="preamble1"/>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text:bookmark text:name="terms1"/>TERMS AND CONDITIONS</text:h>
      <text:h text:style-name="Heading_20_3" text:outline-level="3"><text:bookmark text:name="section02"/>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text:soft-page-break/>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text:bookmark text:name="section13"/>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Standard">The Corresponding Source need not include anything that users can regenerate automatically from other parts of the Corresponding Source.</text:p>
      <text:p text:style-name="Standard"><text:soft-page-break/>The Corresponding Source for a work in source code form is that same work.</text:p>
      <text:h text:style-name="Heading_20_3" text:outline-level="3"><text:bookmark text:name="section22"/>2. Basic Permissions.</text:h>
      <text:p text:style-name="Standard">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text:bookmark text:name="section32"/>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text:bookmark text:name="section42"/>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Standard"><text:soft-page-break/>You may charge any price or no price for each copy that you convey, and you may offer support or warranty protection for a fee.</text:p>
      <text:h text:style-name="Heading_20_3" text:outline-level="3"><text:bookmark text:name="section52"/>5. Conveying Modified Source Versions.</text:h>
      <text:p text:style-name="Standard">You may convey a work based on the Program, or the modifications to produce it from the Program, in the form of source code under the terms of section 4, provided that you also meet all of these conditions:</text:p>
      <text:list xml:id="list1218254586" text:style-name="L39">
        <text:list-item>
          <text:p text:style-name="P67">a) The work must carry prominent notices stating that you modified it, and giving a relevant date.</text:p>
        </text:list-item>
        <text:list-item>
          <text:p text:style-name="P67">b) The work must carry prominent notices stating that it is released under this License and any conditions added under section 7. This requirement modifies the requirement in section 4 to “keep intact all notices”.</text:p>
        </text:list-item>
        <text:list-item>
          <text:p text:style-name="P67">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67">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text:bookmark text:name="section62"/>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1599138352" text:style-name="L40">
        <text:list-item>
          <text:p text:style-name="P68">a) Convey the object code in, or embodied in, a physical product (including a physical distribution medium), accompanied by the Corresponding Source fixed on a durable physical medium customarily used for software interchange.</text:p>
        </text:list-item>
        <text:list-item>
          <text:p text:style-name="P68"><text:soft-page-break/>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68">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68">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68">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Standard"><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Standard">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text:bookmark text:name="section71"/>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Notwithstanding any other provision of this License, for material you add to a covered work, you may (if authorized by the copyright holders of that <text:soft-page-break/>material) supplement the terms of this License with terms:</text:p>
      <text:list xml:id="list1266541843" text:style-name="L41">
        <text:list-item>
          <text:p text:style-name="P69">a) Disclaiming warranty or limiting liability differently from the terms of sections 15 and 16 of this License; or</text:p>
        </text:list-item>
        <text:list-item>
          <text:p text:style-name="P69">b) Requiring preservation of specified reasonable legal notices or author attributions in that material or in the Appropriate Legal Notices displayed by works containing it; or</text:p>
        </text:list-item>
        <text:list-item>
          <text:p text:style-name="P69">c) Prohibiting misrepresentation of the origin of that material, or requiring that modified versions of such material be marked in reasonable ways as different from the original version; or</text:p>
        </text:list-item>
        <text:list-item>
          <text:p text:style-name="P69">d) Limiting the use for publicity purposes of names of licensors or authors of the material; or</text:p>
        </text:list-item>
        <text:list-item>
          <text:p text:style-name="P69">e) Declining to grant rights under trademark law for use of some trade names, trademarks, or service marks; or</text:p>
        </text:list-item>
        <text:list-item>
          <text:p text:style-name="P69">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text:bookmark text:name="section81"/>8. Termination.</text:h>
      <text:p text:style-name="Standard">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Standard"><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Standard">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text:bookmark text:name="section91"/>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text:bookmark text:name="section101"/>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text:soft-page-break/>portion of it.</text:p>
      <text:h text:style-name="Heading_20_3" text:outline-level="3"><text:bookmark text:name="section112"/>11. Patents.</text:h>
      <text:p text:style-name="Standard">A “contributor” is a copyright holder who authorizes use under this License of the Program or a work on which the Program is based. The work thus licensed 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A patent license is “discriminatory” if it does not include within the scope of its coverage, prohibits the exercise of, or is conditioned on the non-exercise of <text:soft-page-break/>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text:bookmark text:name="section121"/>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text:bookmark text:name="section131"/>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text:bookmark text:name="section14"/>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text:soft-page-break/>version number of the GNU General Public License, you may choose any version ever published by the Free Software Foundation.</text:p>
      <text:p text:style-name="Standard">If the Program specifies that a proxy can decide which future versions of the GNU General Public License can be used, that proxy's public statement of acceptance of a version permanently authorizes you to choose that version for the Program.</text:p>
      <text:p text:style-name="Standard">Later license versions may give you additional or different permissions. However, no additional obligations are imposed on any author or copyright holder as a result of your choosing to follow a later version.</text:p>
      <text:h text:style-name="Heading_20_3" text:outline-level="3"><text:bookmark text:name="section15"/>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text:bookmark text:name="section16"/>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text:bookmark text:name="section17"/>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h text:style-name="Heading_20_2" text:outline-level="2"><text:bookmark text:name="howto1"/><text:soft-page-break/>How to Apply These Terms to Your New Programs</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21"><text:s/>&lt;one line to give the program's name and a brief idea of what it does.&gt;</text:p>
      <text:p text:style-name="P21"><text:s/>Copyright (C) &lt;year&gt; &lt;name of author&gt;</text:p>
      <text:p text:style-name="P21"/>
      <text:p text:style-name="P21"><text:s/>This program is free software: you can redistribute it and/or modify</text:p>
      <text:p text:style-name="P21"><text:s/>it under the terms of the GNU General Public License as published by</text:p>
      <text:p text:style-name="P21"><text:s/>the Free Software Foundation, either version 3 of the License, or</text:p>
      <text:p text:style-name="P21"><text:s/>(at your option) any later version.</text:p>
      <text:p text:style-name="P21"/>
      <text:p text:style-name="P21"><text:s/>This program is distributed in the hope that it will be useful,</text:p>
      <text:p text:style-name="P21"><text:s/>but WITHOUT ANY WARRANTY; without even the implied warranty of</text:p>
      <text:p text:style-name="P21"><text:s/>MERCHANTABILITY or FITNESS FOR A PARTICULAR PURPOSE. See the</text:p>
      <text:p text:style-name="P21"><text:s/>GNU General Public License for more details.</text:p>
      <text:p text:style-name="P21"/>
      <text:p text:style-name="P21"><text:s/>You should have received a copy of the GNU General Public License</text:p>
      <text:p text:style-name="P19"><text:s/>along with this program. If not, see &lt;<text:a xlink:type="simple" xlink:href="http://www.gnu.org/licenses/">http://www.gnu.org/licenses/</text:a>&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21"><text:s/>&lt;program&gt; Copyright (C) &lt;year&gt; &lt;name of author&gt;</text:p>
      <text:p text:style-name="P21"><text:s/>This program comes with ABSOLUTELY NO WARRANTY; for details type `show w'.</text:p>
      <text:p text:style-name="P21"><text:s/>This is free software, and you are welcome to redistribute it</text:p>
      <text:p text:style-name="P19"><text:s/>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Standard">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text:soft-page-break/>&lt;<text:a xlink:type="simple" xlink:href="http://www.gnu.org/philosophy/why-not-lgpl.html">http://www.gnu.org/philosophy/why-not-lgpl.html</text:a>&gt;.</text:p>
      <text:p text:style-name="Standard"/>
      <text:h text:style-name="P86" text:outline-level="1"><text:bookmark-start text:name="__RefHeading__12243_1300998327"/>GNU General Public License Version 2<text:bookmark-end text:name="__RefHeading__12243_1300998327"/></text:h>
      <text:p text:style-name="Preformatted_20_Text">Copyright (C) 1989, 1991 Free Software Foundation, Inc.</text:p>
      <text:p text:style-name="Preformatted_20_Text">51 Franklin Street, Fifth Floor, Boston, MA 02110-1301, USA</text:p>
      <text:p text:style-name="Preformatted_20_Text">Everyone is permitted to copy and distribute verbatim copies</text:p>
      <text:p text:style-name="P20">of this license document, but changing it is not allowed.</text:p>
      <text:h text:style-name="Heading_20_2" text:outline-level="2"><text:bookmark-start text:name="__RefHeading__12245_1300998327"/><text:bookmark text:name="preamble"/>Preamble<text:bookmark-end text:name="__RefHeading__12245_1300998327"/></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text:soft-page-break/>free use or not licensed at all.</text:p>
      <text:p text:style-name="Standard">The precise terms and conditions for copying, distribution and modification follow.</text:p>
      <text:h text:style-name="Heading_20_2" text:outline-level="2"><text:bookmark-start text:name="__RefHeading__12247_1300998327"/><text:bookmark text:name="terms"/>TERMS AND CONDITIONS FOR COPYING, DISTRIBUTION AND MODIFICATION<text:bookmark-end text:name="__RefHeading__12247_1300998327"/></text:h>
      <text:p text:style-name="Standard"><text:bookmark text:name="section01"/><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text:bookmark text:name="section11"/><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Standard">You may charge a fee for the physical act of transferring a copy, and you may at your option offer warranty protection in exchange for a fee.</text:p>
      <text:p text:style-name="Standard"><text:bookmark text:name="section21"/><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List_20_Contents"><text:span text:style-name="Strong_20_Emphasis">a)</text:span> You must cause the modified files to carry prominent notices stating that you changed the files and the date of any change.</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text:p>
      <text:p text:style-name="List_20_Contents"><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text:soft-page-break/>copy of this License. (Exception: if the Program itself is interactive but does not normally print such an announcement, your work based on the Program is not required to print an announcement.)</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text:bookmark text:name="section31"/><text:span text:style-name="Strong_20_Emphasis">3.</text:span> You may copy and distribute the Program (or a work based on it, under Section 2) in object code or executable form under the terms of Sections 1 and 2 above provided that you also do one of the following:</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List_20_Contents"><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Standard">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Standard"><text:bookmark text:name="section41"/><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Standard"><text:bookmark text:name="section51"/><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Standard"><text:bookmark text:name="section61"/><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Standard"><text:bookmark text:name="section7"/><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text:soft-page-break/>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bookmark text:name="section8"/><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bookmark text:name="section9"/><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text:bookmark text:name="section10"/><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bookmark text:name="section111"/><text:span text:style-name="Strong_20_Emphasis">NO WARRANTY</text:span></text:p>
      <text:p text:style-name="Standard"><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tandard"><text:bookmark text:name="section12"/><text:span text:style-name="Strong_20_Emphasis">12.</text:span> IN NO EVENT UNLESS REQUIRED BY APPLICABLE LAW OR AGREED TO IN WRITING WILL ANY COPYRIGHT HOLDER, OR ANY OTHER PARTY <text:soft-page-break/>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tandard"><text:bookmark-start text:name="__RefHeading__12249_1300998327"/>END OF TERMS AND CONDITIONS<text:bookmark-end text:name="__RefHeading__12249_1300998327"/></text:p>
      <text:h text:style-name="Heading_20_2" text:outline-level="2"><text:bookmark-start text:name="__RefHeading__12251_1300998327"/><text:bookmark text:name="howto"/>How to Apply These Terms to Your New Programs<text:bookmark-end text:name="__RefHeading__12251_1300998327"/></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program's name and an idea of what it does.</text:span></text:p>
      <text:p text:style-name="Preformatted_20_Text">Copyright (C) <text:span text:style-name="Variable">yyyy</text:span> <text:span text:style-name="Variable">name of author</text:span></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20">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starts in an interactive mode:</text:p>
      <text:p text:style-name="Preformatted_20_Text">Gnomovision version 69, Copyright (C) <text:span text:style-name="Variable">year</text:span> <text:span text:style-name="Variable">name of author</text:span></text:p>
      <text:p text:style-name="Preformatted_20_Text">Gnomovision comes with ABSOLUTELY NO WARRANTY; for details</text:p>
      <text:p text:style-name="Preformatted_20_Text">type `show w'. This is free software, and you are welcome</text:p>
      <text:p text:style-name="Preformatted_20_Text">to redistribute it under certain conditions; type `show c'</text:p>
      <text:p text:style-name="P20">for details.</text:p>
      <text:p text:style-name="Standard">The hypothetical commands <text:span text:style-name="Example">`show w'</text:span> and <text:span text:style-name="Example">`show c'</text:span> should show the appropriate parts of the General Public License. Of course, the commands you <text:soft-page-break/>use may be called something other than <text:span text:style-name="Example">`show w'</text:span> and <text:span text:style-name="Example">`show c'</text:span>; they could even be mouse-clicks or menu items--whatever suits your program.</text:p>
      <text:p text:style-name="Standard">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text:p>
      <text:p text:style-name="Preformatted_20_Text">by James Hacker.</text:p>
      <text:p text:style-name="Preformatted_20_Text"/>
      <text:p text:style-name="Preformatted_20_Text"><text:span text:style-name="Variable">signature of Ty Coon</text:span>, 1 April 1989</text:p>
      <text:p text:style-name="P20">Ty Coon, President of Vice</text:p>
      <text:p text:style-name="Standard">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2.GNU Lesser General Public License Version 3|outline">GNU Lesser General Public License</text:a> instead of this License.</text:p>
      <text:h text:style-name="P86" text:outline-level="1"><text:bookmark-start text:name="__RefHeading__6882_404019354"/>Mozilla Public License Version 1.1<text:bookmark-end text:name="__RefHeading__6882_404019354"/></text:h>
      <text:h text:style-name="Heading_20_2" text:outline-level="2"><text:bookmark text:name="section-1"/>1. Definitions.</text:h>
      <text:p text:style-name="List_20_Heading"><text:bookmark text:name="section-1.0.1"/>1.0.1. "Commercial Use"</text:p>
      <text:p text:style-name="List_20_Contents">means distribution or otherwise making the Covered Code available to a third party.</text:p>
      <text:p text:style-name="List_20_Heading"><text:bookmark text:name="section-1.1"/>1.1. "Contributor"</text:p>
      <text:p text:style-name="List_20_Contents">means each entity that creates or contributes to the creation of Modifications.</text:p>
      <text:p text:style-name="List_20_Heading"><text:bookmark text:name="section-1.2"/>1.2. "Contributor Version"</text:p>
      <text:p text:style-name="List_20_Contents">means the combination of the Original Code, prior Modifications used by a Contributor, and the Modifications made by that particular Contributor.</text:p>
      <text:p text:style-name="List_20_Heading"><text:bookmark text:name="section-1.3"/>1.3. "Covered Code"</text:p>
      <text:p text:style-name="List_20_Contents">means the Original Code or Modifications or the combination of the Original Code and Modifications, in each case including portions thereof.</text:p>
      <text:p text:style-name="List_20_Heading"><text:bookmark text:name="section-1.4"/>1.4. "Electronic Distribution Mechanism"</text:p>
      <text:p text:style-name="List_20_Contents">means a mechanism generally accepted in the software development community for the electronic transfer of data.</text:p>
      <text:p text:style-name="List_20_Heading"><text:bookmark text:name="section-1.5"/>1.5. "Executable"</text:p>
      <text:p text:style-name="List_20_Contents">means Covered Code in any form other than Source Code.</text:p>
      <text:p text:style-name="List_20_Heading"><text:bookmark text:name="section-1.6"/>1.6. "Initial Developer"</text:p>
      <text:p text:style-name="List_20_Contents">means the individual or entity identified as the Initial Developer in the Source Code notice required by Exhibit A.</text:p>
      <text:p text:style-name="List_20_Heading"><text:bookmark text:name="section-1.7"/>1.7. "Larger Work"</text:p>
      <text:p text:style-name="List_20_Contents">means a work which combines Covered Code or portions thereof with code not governed by the terms of this License.</text:p>
      <text:p text:style-name="List_20_Heading"><text:bookmark text:name="section-1.8"/>1.8. "License"</text:p>
      <text:p text:style-name="List_20_Contents">means this document.</text:p>
      <text:p text:style-name="List_20_Heading"><text:bookmark text:name="section-1.8.1"/>1.8.1. "Licensable"</text:p>
      <text:p text:style-name="List_20_Contents">means having the right to grant, to the maximum extent possible, whether at the time of the initial grant or subsequently acquired, any and all of the rights conveyed herein.</text:p>
      <text:p text:style-name="List_20_Heading"><text:bookmark text:name="section-1.9"/>1.9. "Modifications"</text:p>
      <text:p text:style-name="List_20_Contents">means any addition to or deletion from the substance or structure of either the Original Code or any previous Modifications. When Covered Code is released as a series of files, a Modification is:</text:p>
      <text:list xml:id="list121269632" text:style-name="L42">
        <text:list-item>
          <text:p text:style-name="P106"><text:bookmark text:name="section-1.9-a"/>Any addition to or deletion from the contents of a file containing Original Code or previous Modifications.</text:p>
        </text:list-item>
        <text:list-item>
          <text:p text:style-name="P106"><text:bookmark text:name="section-1.9-b"/>Any new file that contains any part of the Original Code or previous Modifications.</text:p>
        </text:list-item>
      </text:list>
      <text:p text:style-name="List_20_Heading"><text:bookmark text:name="section-1.10"/>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text:bookmark text:name="section-1.10.1"/>1.10.1. "Patent Claims"</text:p>
      <text:p text:style-name="List_20_Contents">means any patent claim(s), now owned or hereafter acquired, including without limitation, method, process, and apparatus claims, in any patent Licensable by grantor.</text:p>
      <text:p text:style-name="List_20_Heading"><text:bookmark text:name="section-1.11"/><text:soft-page-break/>1.11. "Source Code"</text:p>
      <text:p text:style-name="List_20_Contents">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text:bookmark text:name="section-1.12"/>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Heading_20_2" text:outline-level="2"><text:bookmark text:name="section-2"/>2. Source Code License.</text:h>
      <text:h text:style-name="Heading_20_3" text:outline-level="3"><text:bookmark text:name="section-2.1"/>2.1. The Initial Developer Grant.</text:h>
      <text:p text:style-name="Standard">The Initial Developer hereby grants You a world-wide, royalty-free, non-exclusive license, subject to third party intellectual property claims:</text:p>
      <text:list xml:id="list1376595973" text:style-name="L43">
        <text:list-item>
          <text:p text:style-name="P70"><text:bookmark text:name="section-2.1-a"/>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70"><text:bookmark text:name="section-2.1-b"/>under Patents Claims infringed by the making, using or selling of Original Code, to make, have made, use, practice, sell, and offer for sale, and/or otherwise dispose of the Original Code (or portions thereof).</text:p>
        </text:list-item>
        <text:list-item>
          <text:p text:style-name="P70"><text:bookmark text:name="section-2.1-c"/>the licenses granted in this Section 2.1 (a) and (b) are effective on the date Initial Developer first distributes Original Code under the terms of this License.</text:p>
        </text:list-item>
        <text:list-item>
          <text:p text:style-name="P70"><text:bookmark text:name="section-2.1-d"/>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text:bookmark text:name="section-2.2"/>2.2. Contributor Grant.</text:h>
      <text:p text:style-name="Standard">Subject to third party intellectual property claims, each Contributor hereby grants You a world-wide, royalty-free, non-exclusive license</text:p>
      <text:list xml:id="list1332985004" text:style-name="L44">
        <text:list-item>
          <text:p text:style-name="P71"><text:bookmark text:name="section-2.2-a"/><text:soft-page-break/>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71"><text:bookmark text:name="section-2.2-b"/>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71"><text:bookmark text:name="section-2.2-c"/>the licenses granted in Sections 2.2 (a) and 2.2 (b) are effective on the date Contributor first makes Commercial Use of the Covered Code.</text:p>
        </text:list-item>
        <text:list-item>
          <text:p text:style-name="P71"><text:bookmark text:name="section-2.2-d"/>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text:bookmark text:name="section-3"/>3. Distribution Obligations.</text:h>
      <text:h text:style-name="Heading_20_3" text:outline-level="3"><text:bookmark text:name="section-3.1"/>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text:bookmark text:name="section-3.2"/>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text:soft-page-break/>particular Modification has been made available to such recipients. You are responsible for ensuring that the Source Code version remains available even if the Electronic Distribution Mechanism is maintained by a third party.</text:p>
      <text:h text:style-name="Heading_20_3" text:outline-level="3"><text:bookmark text:name="section-3.3"/>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text:bookmark text:name="section-3.4"/>3.4. Intellectual Property Matters</text:h>
      <text:h text:style-name="Heading_20_4" text:outline-level="4"><text:bookmark text:name="section-3.4-a"/>(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text:bookmark text:name="section-3.4-b"/>(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text:bookmark text:name="section-3.4-c"/>(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text:bookmark text:name="section-3.5"/>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text:soft-page-break/>directory) where a user would be likely to look for such a notice. If You created one or more Modification(s) You may add your name as a Contributor 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text:bookmark text:name="section-3.6"/>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text:bookmark text:name="section-3.7"/>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text:bookmark text:name="section-4"/>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ext:soft-page-break/>the extent prohibited by statute or regulation, such description must be sufficiently detailed for a recipient of ordinary skill to be able to understand it.</text:p>
      <text:h text:style-name="Heading_20_2" text:outline-level="2"><text:bookmark text:name="section-5"/>5. Application of this License.</text:h>
      <text:p text:style-name="Standard">This License applies to code to which the Initial Developer has attached the notice in Exhibit A and to related Covered Code.</text:p>
      <text:h text:style-name="Heading_20_2" text:outline-level="2"><text:bookmark text:name="section-6"/>6. Versions of the License.</text:h>
      <text:h text:style-name="Heading_20_3" text:outline-level="3"><text:bookmark text:name="section-6.1"/>6.1. New Versions</text:h>
      <text:p text:style-name="Standard">Netscape Communications Corporation ("Netscape") may publish revised and/or new versions of the License from time to time. Each version will be given a distinguishing version number.</text:p>
      <text:h text:style-name="Heading_20_3" text:outline-level="3"><text:bookmark text:name="section-6.2"/>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text:bookmark text:name="section-6.3"/>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text:bookmark text:name="section-7"/>7. <text:span text:style-name="Strong_20_Emphasis">Disclaimer of warranty</text:span></text:h>
      <text:p text:style-name="Standard"><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ext:span><text:span text:style-name="Strong_20_Emphasis">the cost of any necessary servicing, repair or correction. This disclaimer of warranty constitutes an essential part of this license. No use of any covered code is authorized hereunder except under this disclaimer.</text:span></text:p>
      <text:h text:style-name="Heading_20_2" text:outline-level="2"><text:bookmark text:name="section-8"/><text:soft-page-break/>8. Termination</text:h>
      <text:p text:style-name="Standard"><text:bookmark text:name="section-8.1"/>8.1. 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text:p>
      <text:p text:style-name="Standard"><text:bookmark text:name="section-8.2"/>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1599168557" text:style-name="L45">
        <text:list-item>
          <text:p text:style-name="P72"><text:bookmark text:name="section-8.2-a"/>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72"><text:bookmark text:name="section-8.2-b"/>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text:bookmark text:name="section-8.3"/>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text:bookmark text:name="section-8.4"/>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text:bookmark text:name="section-9"/>9. <text:span text:style-name="Strong_20_Emphasis">Limitation of liability</text:span></text:h>
      <text:p text:style-name="Standard"><text:span text:style-name="Strong_20_Emphasis">Under no circumstances and under no legal theory, whether tort (including negligence), contract, or otherwise, shall you, the initial </text:span><text:soft-page-break/><text:span text:style-name="Strong_20_Emphasis">developer, any other contributor, or any distributor of covered code, or any supplier of any of such parties, be liable to any person for any indirect, special, incidental, or consequential damages of any character including, without limitation, damages for loss of goodwill, </text:span><text:span text:style-name="Strong_20_Emphasis">work stoppage, computer failure or malfunction, or any and all other </text:span><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text:span><text:span text:style-name="Strong_20_Emphasis">prohibits such limitation. Some jurisdictions do not allow the exclusion or limitation of incidental or consequential damages, so this exclusion and limitation may not apply to you.</text:span></text:p>
      <text:h text:style-name="Heading_20_2" text:outline-level="2"><text:bookmark text:name="section-10"/>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text:bookmark text:name="section-11"/>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text:bookmark text:name="section-12"/>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text:bookmark text:name="section-13"/>13. Multiple-licensed code</text:h>
      <text:p text:style-name="Standard">Initial Developer may designate portions of the Covered Code as "Multiple-Licensed". "Multiple-Licensed" means that the Initial Developer permits you to <text:soft-page-break/>utilize portions of the Covered Code under Your choice of the MPL or the alternative licenses, if any, specified by the Initial Developer in the file described in Exhibit A.</text:p>
      <text:h text:style-name="Heading_20_2" text:outline-level="2"><text:bookmark text:name="exhibit-a"/>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compliance with the License. You may obtain a copy of the License at</text:p>
      <text:p text:style-name="Preformatted_20_Text"><text:a xlink:type="simple" xlink:href="http://www.mozilla.org/MPL/">http://www.mozilla.org/MPL/</text:a></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Contributor(s): ______________________________________.</text:p>
      <text:p text:style-name="Preformatted_20_Text"/>
      <text:p text:style-name="Preformatted_20_Text">Alternatively, the contents of this file may be used under the terms</text:p>
      <text:p text:style-name="Preformatted_20_Text">of the _____ license (the <text:s/>"[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22">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87" text:outline-level="1"><text:bookmark-start text:name="__RefHeading__7292_391374094"/><text:bookmark text:name="mozilla-public-license-version-2.0"/>Mozilla Public License Version 2.0<text:bookmark-end text:name="__RefHeading__7292_391374094"/></text:h>
      <text:h text:style-name="P104" text:outline-level="2"><text:bookmark text:name="definitions1"/>1. Definitions</text:h>
      <text:p text:style-name="P23">1.1. “Contributor” </text:p>
      <text:p text:style-name="P24">means each individual or legal entity that creates, contributes to the creation of, or owns Covered Software.</text:p>
      <text:p text:style-name="P23">1.2. “Contributor Version” </text:p>
      <text:p text:style-name="P24">means the combination of the Contributions of others (if any) used by a Contributor and that particular Contributor’s Contribution.</text:p>
      <text:p text:style-name="P23">1.3. “Contribution” </text:p>
      <text:p text:style-name="P24">means Covered Software of a particular Contributor.</text:p>
      <text:p text:style-name="P23">1.4. “Covered Software” </text:p>
      <text:p text:style-name="P24">means Source Code Form to which the initial Contributor has attached the notice in Exhibit A, the Executable Form of such Source Code Form, and Modifications of such Source Code Form, in each case including portions thereof.</text:p>
      <text:p text:style-name="P23">1.5. “Incompatible With Secondary Licenses” </text:p>
      <text:p text:style-name="P24">means</text:p>
      <text:list xml:id="list1240954824" text:style-name="L46">
        <text:list-item>
          <text:p text:style-name="P107">that the initial Contributor has attached the notice described in Exhibit B to the Covered Software; or</text:p>
        </text:list-item>
        <text:list-item>
          <text:p text:style-name="P107">that the Covered Software was made available under the terms of version 1.1 or earlier of the License, but not also under the terms of a Secondary License.</text:p>
        </text:list-item>
      </text:list>
      <text:p text:style-name="P23">1.6. “Executable Form” </text:p>
      <text:p text:style-name="P24">means any form of the work other than Source Code Form.</text:p>
      <text:p text:style-name="P23">1.7. “Larger Work” </text:p>
      <text:p text:style-name="P24">means a work that combines Covered Software with other material, in a separate file or files, that is not Covered Software.</text:p>
      <text:p text:style-name="P23">1.8. “License” </text:p>
      <text:p text:style-name="P24">means this document.</text:p>
      <text:p text:style-name="P23">1.9. “Licensable” </text:p>
      <text:p text:style-name="P24"><text:soft-page-break/>means having the right to grant, to the maximum extent possible, whether at the time of the initial grant or subsequently, any and all of the rights conveyed by this License.</text:p>
      <text:p text:style-name="P23">1.10. “Modifications” </text:p>
      <text:p text:style-name="P24">means any of the following:</text:p>
      <text:list xml:id="list1428573673" text:style-name="L47">
        <text:list-item>
          <text:p text:style-name="P108">any file in Source Code Form that results from an addition to, deletion from, or modification of the contents of Covered Software; or</text:p>
        </text:list-item>
        <text:list-item>
          <text:p text:style-name="P108">any new file in Source Code Form that contains any Covered Software.</text:p>
        </text:list-item>
      </text:list>
      <text:p text:style-name="P23">1.11. “Patent Claims” of a Contributor </text:p>
      <text:p text:style-name="P24">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23">1.12. “Secondary License” </text:p>
      <text:p text:style-name="P24">means either the GNU General Public License, Version 2.0, the GNU Lesser General Public License, Version 2.1, the GNU Affero General Public License, Version 3.0, or any later versions of those licenses.</text:p>
      <text:p text:style-name="P23">1.13. “Source Code Form” </text:p>
      <text:p text:style-name="P24">means the form of the work preferred for making modifications.</text:p>
      <text:p text:style-name="P23">1.14. “You” (or “Your”) </text:p>
      <text:p text:style-name="P24">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P104" text:outline-level="2"><text:bookmark text:name="license-grants-and-conditions"/>2. License Grants and Conditions</text:h>
      <text:h text:style-name="Heading_20_3" text:outline-level="3"><text:bookmark text:name="grants"/>2.1. Grants</text:h>
      <text:p text:style-name="Text_20_body">Each Contributor hereby grants You a world-wide, royalty-free, non-exclusive license:</text:p>
      <text:list xml:id="list2113515933" text:style-name="L48">
        <text:list-item>
          <text:p text:style-name="P83">under intellectual property rights (other than patent or trademark) <text:soft-page-break/>Licensable by such Contributor to use, reproduce, make available, modify, display, perform, distribute, and otherwise exploit its Contributions, either on an unmodified basis, with Modifications, or as part of a Larger Work; and</text:p>
        </text:list-item>
        <text:list-item>
          <text:p text:style-name="P83">under Patent Claims of such Contributor to make, use, sell, offer for sale, have made, import, and otherwise transfer either its Contributions or its Contributor Version.</text:p>
        </text:list-item>
      </text:list>
      <text:h text:style-name="Heading_20_3" text:outline-level="3" text:is-list-header="true"><text:bookmark text:name="effective-date"/>2.2. Effective Date</text:h>
      <text:p text:style-name="Text_20_body">The licenses granted in Section 2.1 with respect to any Contribution become effective for each Contribution on the date the Contributor first distributes such Contribution.</text:p>
      <text:h text:style-name="Heading_20_3" text:outline-level="3"><text:bookmark text:name="limitations-on-grant-scope"/>2.3. Limitations on Grant Scope</text:h>
      <text:p text:style-name="Text_20_body">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p>
      <text:list xml:id="list459872766" text:style-name="L49">
        <text:list-item>
          <text:p text:style-name="P84">for any code that a Contributor has removed from Covered Software; or</text:p>
        </text:list-item>
        <text:list-item>
          <text:p text:style-name="P84">for infringements caused by: (i) Your and any other third party’s modifications of Covered Software, or (ii) the combination of its Contributions with other software (except as part of its Contributor Version); or</text:p>
        </text:list-item>
        <text:list-item>
          <text:p text:style-name="P84">under Patent Claims infringed by Covered Software in the absence of its Contributions.</text:p>
        </text:list-item>
      </text:list>
      <text:p text:style-name="Text_20_body">This License does not grant any rights in the trademarks, service marks, or logos of any Contributor (except as may be necessary to comply with the notice requirements in Section 3.4).</text:p>
      <text:h text:style-name="Heading_20_3" text:outline-level="3"><text:bookmark text:name="subsequent-licenses"/>2.4. Subsequent Licenses</text:h>
      <text:p text:style-name="Text_20_body">No Contributor makes additional grants as a result of Your choice to distribute the Covered Software under a subsequent version of this License (see Section 10.2) or under the terms of a Secondary License (if permitted under the terms of Section 3.3).</text:p>
      <text:h text:style-name="Heading_20_3" text:outline-level="3"><text:bookmark text:name="representation"/>2.5. Representation</text:h>
      <text:p text:style-name="Text_20_body">Each Contributor represents that the Contributor believes its Contributions are its original creation(s) or it has sufficient rights to grant the rights to its Contributions conveyed by this License.</text:p>
      <text:h text:style-name="Heading_20_3" text:outline-level="3"><text:bookmark text:name="fair-use"/>2.6. Fair Use</text:h>
      <text:p text:style-name="Text_20_body">This License is not intended to limit any rights You have under applicable copyright doctrines of fair use, fair dealing, or other equivalents.</text:p>
      <text:h text:style-name="Heading_20_3" text:outline-level="3"><text:bookmark text:name="conditions"/><text:soft-page-break/>2.7. Conditions</text:h>
      <text:p text:style-name="Text_20_body">Sections 3.1, 3.2, 3.3, and 3.4 are conditions of the licenses granted in Section 2.1.</text:p>
      <text:h text:style-name="P104" text:outline-level="2"><text:bookmark text:name="responsibilities"/>3. Responsibilities</text:h>
      <text:h text:style-name="Heading_20_3" text:outline-level="3"><text:bookmark text:name="distribution-of-source-form"/>3.1. Distribution of Source Form</text:h>
      <text:p text:style-name="Text_20_body">All distribution of Covered Software in Source Code Form,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p>
      <text:h text:style-name="Heading_20_3" text:outline-level="3"><text:bookmark text:name="distribution-of-executable-form"/>3.2. Distribution of Executable Form</text:h>
      <text:p text:style-name="Text_20_body">If You distribute Covered Software in Executable Form then:</text:p>
      <text:list xml:id="list1257203236" text:style-name="L50">
        <text:list-item>
          <text:p text:style-name="P85">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p>
        </text:list-item>
        <text:list-item>
          <text:p text:style-name="P85">You may distribute such Executable Form under the terms of this License, or sublicense it under different terms, provided that the license for the Executable Form does not attempt to limit or alter the recipients’ rights in the Source Code Form under this License.</text:p>
        </text:list-item>
      </text:list>
      <text:h text:style-name="Heading_20_3" text:outline-level="3" text:is-list-header="true"><text:bookmark text:name="distribution-of-a-larger-work"/>3.3. Distribution of a Larger Work</text:h>
      <text:p text:style-name="Text_20_body">You may create and distribute a Larger Work under terms of Your choice, provided that You also comply with the requirements of this License for the Covered Software. 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p>
      <text:h text:style-name="Heading_20_3" text:outline-level="3"><text:bookmark text:name="notices"/>3.4. Notices</text:h>
      <text:p text:style-name="Text_20_body">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p>
      <text:h text:style-name="Heading_20_3" text:outline-level="3"><text:bookmark text:name="application-of-additional-terms"/>3.5. Application of Additional Terms</text:h>
      <text:p text:style-name="Text_20_body">You may choose to offer, and to charge a fee for, warranty, support, indemnity <text:soft-page-break/>or liability obligations to one or more recipients of Covered Software. However, You may do so only on Your own behalf, and not on behalf of any Contributor. You must make it absolutely clear that any such warranty, 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p>
      <text:h text:style-name="P104" text:outline-level="2"><text:bookmark text:name="inability-to-comply-due-to-statute-or-regulation"/>4. Inability to Comply Due to Statute or Regulation</text:h>
      <text:p text:style-name="Text_20_body">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h text:style-name="P104" text:outline-level="2"><text:bookmark text:name="termination"/>5. Termination</text:h>
      <text:p text:style-name="Text_20_body">5.1. The rights granted under this License will terminate automatically if You fail to comply with any of its terms. However, if You become compliant, then the rights granted under this License from a particular Contributor are reinstated (a) provisionally, unless and until such Contributor explicitly and finally terminates Your grants, and (b) on an ongoing basis, if such Contributor fails to notify 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Text_20_body">5.2. If You initiate litigation against any entity by asserting a patent infringement claim (excluding declaratory judgment actions, counter-claims, and cross-claims) alleging that a Contributor Version directly or indirectly infringes any patent, then the rights granted to You by any and all Contributors for the Covered Software under Section 2.1 of this License shall terminate.</text:p>
      <text:p text:style-name="Text_20_body">5.3. In the event of termination under Sections 5.1 or 5.2 above, all end user license agreements (excluding distributors and resellers) which have been validly granted by You or Your distributors under this License prior to termination shall survive termination.</text:p>
      <text:h text:style-name="P104" text:outline-level="2"><text:bookmark text:name="disclaimer-of-warranty"/>6. Disclaimer of Warranty</text:h>
      <text:p text:style-name="Text_20_body"><text:span text:style-name="Emphasis">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text:span><text:soft-page-break/><text:span text:style-name="Emphasis">any Covered Software prove defective in any respect, You (not any Contributor) assume the cost of any necessary servicing, repair, or correction. This disclaimer of warranty constitutes an essential part of this License. No </text:span><text:span text:style-name="Emphasis">use of any Covered Software is authorized under this License except under this disclaimer.</text:span></text:p>
      <text:h text:style-name="P104" text:outline-level="2"><text:bookmark text:name="limitation-of-liability"/>7. Limitation of Liability</text:h>
      <text:p text:style-name="Text_20_body"><text:span text:style-name="Emphasis">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P104" text:outline-level="2"><text:bookmark text:name="litigation"/>8. Litigation</text:h>
      <text:p text:style-name="Text_20_body">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h text:style-name="P104" text:outline-level="2"><text:bookmark text:name="miscellaneous"/>9. Miscellaneous</text:h>
      <text:p text:style-name="Text_20_body">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p>
      <text:h text:style-name="P104" text:outline-level="2"><text:bookmark text:name="versions-of-the-license"/>10. Versions of the License</text:h>
      <text:h text:style-name="Heading_20_3" text:outline-level="3"><text:bookmark text:name="new-versions"/>10.1. New Versions</text:h>
      <text:p text:style-name="Text_20_body">Mozilla Foundation is the license steward. Except as provided in Section 10.3, no one other than the license steward has the right to modify or publish new versions of this License. Each version will be given a distinguishing version number.</text:p>
      <text:h text:style-name="Heading_20_3" text:outline-level="3"><text:bookmark text:name="effect-of-new-versions"/>10.2. Effect of New Versions</text:h>
      <text:p text:style-name="Text_20_body">You may distribute the Covered Software under the terms of the version of the License under which You originally received the Covered Software, or under the terms of any subsequent version published by the license steward.</text:p>
      <text:h text:style-name="Heading_20_3" text:outline-level="3"><text:bookmark text:name="modified-versions"/><text:soft-page-break/>10.3. Modified Versions</text:h>
      <text:p text:style-name="Text_20_body">If you create software not governed by this License, and you want to create a new license for such software, you may create and use a modified version of this License if you rename the license and remove any references to the name of the license steward (except to note that such modified license differs from this License).</text:p>
      <text:h text:style-name="Heading_20_3" text:outline-level="3"><text:bookmark text:name="distributing-source-code-form-that-is-incompatible-with-secondary-licenses"/>10.4. Distributing Source Code Form that is Incompatible With Secondary Licenses</text:h>
      <text:p text:style-name="Text_20_body">If You choose to distribute Source Code Form that is Incompatible With Secondary Licenses under the terms of this version of the License, the notice described in Exhibit B of this License must be attached.</text:p>
      <text:h text:style-name="P104" text:outline-level="2"><text:bookmark text:name="exhibit-a---source-code-form-license-notice"/>Exhibit A - Source Code Form License Notice</text:h>
      <text:p text:style-name="Quotations">This Source Code Form is subject to the terms of the Mozilla Public License, v. 2.0. If a copy of the MPL was not distributed with this file, You can obtain one at http://mozilla.org/MPL/2.0/.</text:p>
      <text:p text:style-name="Text_20_body">If it is not possible or desirable to put the notice in a particular file, then You may include the notice in a location (such as a LICENSE file in a relevant directory) where a recipient would be likely to look for such a notice.</text:p>
      <text:p text:style-name="Text_20_body">You may add additional accurate notices of copyright ownership.</text:p>
      <text:h text:style-name="P104" text:outline-level="2"><text:bookmark text:name="exhibit-b---incompatible-with-secondary-licenses-notice"/>Exhibit B - “Incompatible With Secondary Licenses” Notice</text:h>
      <text:p text:style-name="Quotations">This Source Code Form is “Incompatible With Secondary Licenses”, as defined by the Mozilla Public License, v. 2.0.</text:p>
      <text:h text:style-name="Heading_20_1" text:outline-level="1"><text:bookmark-start text:name="__RefHeading__12201_1300998327"/>SIL O<text:span text:style-name="T8">pen</text:span> F<text:span text:style-name="T8">ont</text:span> L<text:span text:style-name="T8">icense</text:span> Version 1.1<text:span text:style-name="T7"> – 26</text:span> February 2007<text:bookmark-end text:name="__RefHeading__12201_1300998327"/></text:h>
      <text:p text:style-name="Standard">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Standard">DEFINITIONS "Font Software" refers to the set of files released by the Copyright Holder(s) under this license and clearly marked as such. This may <text:soft-page-break/>include source files, build scripts and documentation.</text:p>
      <text:p text:style-name="Standard">"Reserved Font Name" refers to any names specified as such after the copyright statement(s).</text:p>
      <text:p text:style-name="Standard">"Original Version" refers to the collection of Font Software components as distributed by the Copyright Holder(s).</text:p>
      <text:p text:style-name="Standard">"Modified Version" refers to any derivative made by adding to, deleting, or substituting<text:span text:style-name="T7"> – </text:span>in part or in whole -- any of the components of the Original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Original or Modified Versions, may be sold by itself.</text:p>
      <text:p text:style-name="Standard">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unless explicit written permission is granted by the corresponding Copyright Holder. This restriction only applies to the primary font name as presented to the users.</text:p>
      <text:p text:style-name="Standard">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Standard">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Standard">TERMINATION This license becomes null and void if any of the above conditions are not met.</text:p>
      <text:p text:style-name="Standard"><text:soft-page-break/>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86" text:outline-level="1"><text:bookmark-start text:name="__RefHeading__6884_404019354"/>Apache License<text:bookmark-end text:name="__RefHeading__6884_404019354"/></text:h>
      <text:p text:style-name="Standard">Version 2.0, January 2004</text:p>
      <text:p text:style-name="Standard">TERMS AND CONDITIONS FOR USE, REPRODUCTION, AND DISTRIBUTION</text:p>
      <text:p text:style-name="Standard"><text:bookmark text:name="definitions"/><text:span text:style-name="Strong_20_Emphasis">1. Definitions</text:span>.</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text:soft-page-break/>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text:bookmark text:name="copyright"/><text:span text:style-name="Strong_20_Emphasis">2. Grant of Copyright License</text:span>.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text:bookmark text:name="patent"/><text:span text:style-name="Strong_20_Emphasis">3. Grant of Patent License</text:span>.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text:bookmark text:name="redistribution"/><text:span text:style-name="Strong_20_Emphasis">4. Redistribution</text:span>. You may reproduce and distribute copies of the Work or Derivative Works thereof in any medium, with or without modifications, and in Source or Object form, provided that You meet the following conditions:</text:p>
      <text:list xml:id="list1329611938" text:style-name="L51">
        <text:list-item>
          <text:p text:style-name="P73">You must give any other recipients of the Work or Derivative Works a copy of this License; and</text:p>
        </text:list-item>
        <text:list-item>
          <text:p text:style-name="P73">You must cause any modified files to carry prominent notices stating that You changed the files; and</text:p>
        </text:list-item>
        <text:list-item>
          <text:p text:style-name="P73">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73">If the Work includes a "NOTICE" text file as part of its distribution, then <text:soft-page-break/>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p text:style-name="Standard"><text:bookmark text:name="contributions"/><text:span text:style-name="Strong_20_Emphasis">5. Submission of Contributions</text:span>.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text:bookmark text:name="trademarks"/><text:span text:style-name="Strong_20_Emphasis">6. Trademarks</text:span>.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text:bookmark text:name="no-warranty"/><text:span text:style-name="Strong_20_Emphasis">7. Disclaimer of Warranty</text:span>.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text:bookmark text:name="no-liability"/><text:span text:style-name="Strong_20_Emphasis">8. Limitation of Liability</text:span>.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text:bookmark text:name="additional"/><text:soft-page-break/><text:span text:style-name="Strong_20_Emphasis">9. Accepting Warranty or Additional Liability</text:span>.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text:bookmark text:name="apply"/>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text:a xlink:type="simple" xlink:href="http://www.apache.org/licenses/LICENSE-2.0">http://www.apache.org/licenses/LICENSE-2.0</text:a></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22"><text:s text:c="3"/>limitations under the License.</text:p>
      <text:h text:style-name="P86" text:outline-level="1"><text:bookmark-start text:name="__RefHeading__6886_404019354"/>The LaTeX Project Public License<text:bookmark-end text:name="__RefHeading__6886_404019354"/></text:h>
      <text:p text:style-name="Preformatted_20_Text"/>
      <text:p text:style-name="Preformatted_20_Text">LPPL Version 1.3c <text:s/>2008-05-04</text:p>
      <text:p text:style-name="Preformatted_20_Text"/>
      <text:p text:style-name="Preformatted_20_Text">Copyright 1999 2002-2008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oft-page-break/><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text:soft-page-break/>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oft-page-break/><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text:soft-page-break/>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text:soft-page-break/></text:p>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text:soft-page-break/>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h text:style-name="P86" text:outline-level="1"><text:bookmark-start text:name="__RefHeading__6757_841587373"/>Creative Commons Attribution-ShareAlike 3.0 Unported<text:bookmark-end text:name="__RefHeading__6757_841587373"/></text:h>
      <text:p text:style-name="Standard">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 </text:p>
      <text:h text:style-name="Heading_20_2" text:outline-level="2"><text:span text:style-name="Emphasis">License</text:span></text:h>
      <text:p text:style-name="Standard">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Standard">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Standard"><text:span text:style-name="Strong_20_Emphasis">1. Definitions</text:span></text:p>
      <text:list xml:id="list1215075913" text:style-name="L52">
        <text:list-item>
          <text:p text:style-name="P74"><text:span text:style-name="Strong_20_Emphasis">"Adaptation"</text:spa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 </text:p>
        </text:list-item>
        <text:list-item>
          <text:p text:style-name="P74"><text:span text:style-name="Strong_20_Emphasis">"Collection"</text:spa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text:soft-page-break/>work that constitutes a Collection will not be considered an Adaptation (as defined below) for the purposes of this License. </text:p>
        </text:list-item>
        <text:list-item>
          <text:p text:style-name="P74"><text:span text:style-name="Strong_20_Emphasis">"Creative Commons Compatible License"</text:span> means a license that is listed at http://creativecommons.org/compatiblelicenses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license with the same License Elements as this License. </text:p>
        </text:list-item>
        <text:list-item>
          <text:p text:style-name="P74"><text:span text:style-name="Strong_20_Emphasis">"Distribute"</text:span> means to make available to the public the original and copies of the Work or Adaptation, as appropriate, through sale or other transfer of ownership. </text:p>
        </text:list-item>
        <text:list-item>
          <text:p text:style-name="P74"><text:span text:style-name="Strong_20_Emphasis">"License Elements"</text:span> means the following high-level license attributes as selected by Licensor and indicated in the title of this License: Attribution, ShareAlike. </text:p>
        </text:list-item>
        <text:list-item>
          <text:p text:style-name="P74"><text:span text:style-name="Strong_20_Emphasis">"Licensor"</text:span> means the individual, individuals, entity or entities that offer(s) the Work under the terms of this License. </text:p>
        </text:list-item>
        <text:list-item>
          <text:p text:style-name="P74"><text:span text:style-name="Strong_20_Emphasis">"Original Author"</text:span>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 </text:p>
        </text:list-item>
        <text:list-item>
          <text:p text:style-name="P74"><text:span text:style-name="Strong_20_Emphasis">"Work"</text:span>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text:soft-page-break/>copyrightable work; or a work performed by a variety or circus performer to the extent it is not otherwise considered a literary or artistic work. </text:p>
        </text:list-item>
        <text:list-item>
          <text:p text:style-name="P74"><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item>
          <text:p text:style-name="P74"><text:span text:style-name="Strong_20_Emphasis">"Publicly Perform"</text:span>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 </text:p>
        </text:list-item>
        <text:list-item>
          <text:p text:style-name="P74"><text:span text:style-name="Strong_20_Emphasis">"Reproduce"</text:span> means to make copies of the Work by any means including without limitation by sound or visual recordings and the right of fixation and reproducing fixations of the Work, including storage of a protected performance or phonogram in digital form or other electronic medium. </text:p>
        </text:list-item>
      </text:list>
      <text:p text:style-name="Standard"><text:span text:style-name="Strong_20_Emphasis">2. Fair Dealing Rights.</text:span> Nothing in this License is intended to reduce, limit, or restrict any uses free from copyright or rights arising from limitations or exceptions that are provided for in connection with the copyright protection under copyright law or other applicable laws.</text:p>
      <text:p text:style-name="Standard"><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text:p>
      <text:list xml:id="list1772342937" text:style-name="L53">
        <text:list-item>
          <text:p text:style-name="P75">to Reproduce the Work, to incorporate the Work into one or more Collections, and to Reproduce the Work as incorporated in the Collections; </text:p>
        </text:list-item>
        <text:list-item>
          <text:p text:style-name="P75">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 </text:p>
        </text:list-item>
        <text:list-item>
          <text:p text:style-name="P75">to Distribute and Publicly Perform the Work including as incorporated in Collections; and, </text:p>
        </text:list-item>
        <text:list-item>
          <text:p text:style-name="P75">to Distribute and Publicly Perform Adaptations. </text:p>
        </text:list-item>
        <text:list-item>
          <text:p text:style-name="P75"><text:soft-page-break/>For the avoidance of doubt:</text:p>
          <text:list>
            <text:list-item>
              <text:p text:style-name="P75"><text:span text:style-name="Strong_20_Emphasis">Non-waivable Compulsory License Schemes</text:span>. In those jurisdictions in which the right to collect royalties through any statutory or compulsory licensing scheme cannot be waived, the Licensor reserves the exclusive right to collect such royalties for any exercise by You of the rights granted under this License; </text:p>
            </text:list-item>
            <text:list-item>
              <text:p text:style-name="P75"><text:span text:style-name="Strong_20_Emphasis">Waivable Compulsory License Schemes</text:span>. In those jurisdictions in which the right to collect royalties through any statutory or compulsory licensing scheme can be waived, the Licensor waives the exclusive right to collect such royalties for any exercise by You of the rights granted under this License; and, </text:p>
            </text:list-item>
            <text:list-item>
              <text:p text:style-name="P75"><text:span text:style-name="Strong_20_Emphasis">Voluntary License Schemes</text:span>. The Licensor waives the right to collect royalties, whether individually or, in the event that the Licensor is a member of a collecting society that administers voluntary licensing schemes, via that society, from any exercise by You of the rights granted under this License. </text:p>
            </text:list-item>
          </text:list>
        </text:list-item>
      </text:list>
      <text:p text:style-name="Standard">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p>
      <text:p text:style-name="Standard"><text:span text:style-name="Strong_20_Emphasis">4. Restrictions.</text:span> The license granted in Section 3 above is expressly made subject to and limited by the following restrictions:</text:p>
      <text:list xml:id="list203995187" text:style-name="L54">
        <text:list-item>
          <text:p text:style-name="P76">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he extent practicable, remove from the Adaptation any credit as required by Section 4(c), as requested. </text:p>
        </text:list-item>
        <text:list-item>
          <text:p text:style-name="P76"><text:soft-page-break/>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 </text:p>
        </text:list-item>
        <text:list-item>
          <text:p text:style-name="P76">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text:soft-page-break/>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 </text:p>
        </text:list-item>
        <text:list-item>
          <text:p text:style-name="P76">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 </text:p>
        </text:list-item>
      </text:list>
      <text:p text:style-name="Standard"><text:span text:style-name="Strong_20_Emphasis">5. Representations, Warranties and Disclaimer</text:span></text:p>
      <text:p text:style-name="Standard">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Standard"><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Standard"><text:span text:style-name="Strong_20_Emphasis">7. Termination</text:span></text:p>
      <text:list xml:id="list1406887609" text:style-name="L55">
        <text:list-item>
          <text:p text:style-name="P77">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 </text:p>
        </text:list-item>
        <text:list-item>
          <text:p text:style-name="P77"><text:soft-page-break/>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Standard"><text:span text:style-name="Strong_20_Emphasis">8. Miscellaneous</text:span></text:p>
      <text:list xml:id="list239970340" text:style-name="L56">
        <text:list-item>
          <text:p text:style-name="P78">Each time You Distribute or Publicly Perform the Work or a Collection, the Licensor offers to the recipient a license to the Work on the same terms and conditions as the license granted to You under this License. </text:p>
        </text:list-item>
        <text:list-item>
          <text:p text:style-name="P78">Each time You Distribute or Publicly Perform an Adaptation, Licensor offers to the recipient a license to the original Work on the same terms and conditions as the license granted to You under this License. </text:p>
        </text:list-item>
        <text:list-item>
          <text:p text:style-name="P78">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78">No term or provision of this License shall be deemed waived and no breach consented to unless such waiver or consent shall be in writing and signed by the party to be charged with such waiver or consent. </text:p>
        </text:list-item>
        <text:list-item>
          <text:p text:style-name="P78">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item>
          <text:p text:style-name="P78">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text:soft-page-break/>is not intended to restrict the license of any rights under applicable law. </text:p>
        </text:list-item>
      </text:list>
      <text:h text:style-name="Heading_20_2" text:outline-level="2">Creative Commons Notice</text:h>
      <text:p text:style-name="Standard">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Standard">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Standard">Creative Commons may be contacted at <text:a xlink:type="simple" xlink:href="http://creativecommons.org/">http://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1181in" style:contextual-spacing="false"/>
      <style:text-properties fo:language="en" fo:country="U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181in" fo:margin-bottom="0in" style: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in" fo:margin-bottom="0in" style:contextual-spacing="false"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text-properties fo:font-weight="bold" style:font-weight-asian="bold" style:font-weight-complex="bold"/>
    </style:style>
    <style:style style:name="Definition"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1T11:39:17.79</meta:creation-date>
    <dc:date>2013-05-04T12:23:31</dc:date>
    <meta:editing-duration>P6DT14M38S</meta:editing-duration>
    <meta:editing-cycles>218</meta:editing-cycles>
    <meta:generator>LibreOffice/3.6$Linux_X86_64 LibreOffice_project/360m1$Build-2</meta:generator>
    <meta:keyword>License</meta:keyword>
    <meta:keyword>GPL</meta:keyword>
    <meta:keyword>LGPL</meta:keyword>
    <meta:keyword>MPL</meta:keyword>
    <meta:keyword>Apache</meta:keyword>
    <meta:keyword>CC</meta:keyword>
    <dc:subject>LibreOffice Licensing and Legal information</dc:subject>
    <dc:title>Licensing and Legal information</dc:title>
    <dc:creator>David Tardon</dc:creator>
    <meta:document-statistic meta:table-count="0" meta:image-count="0" meta:object-count="0" meta:page-count="190" meta:paragraph-count="2796" meta:word-count="65426" meta:character-count="405270" meta:non-whitespace-character-count="341378"/>
  </office:meta>
</office:document-meta>
</file>